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4.36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4.99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17.6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6.21mm"/>
    </style:style>
    <style:style style:name="co17" style:family="table-column">
      <style:table-column-properties fo:break-before="auto" style:column-width="97.58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4.62mm"/>
    </style:style>
    <style:style style:name="co20" style:family="table-column">
      <style:table-column-properties fo:break-before="auto" style:column-width="16.93mm"/>
    </style:style>
    <style:style style:name="co21" style:family="table-column">
      <style:table-column-properties fo:break-before="auto" style:column-width="23.9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.01mm"/>
    </style:style>
    <style:style style:name="co24" style:family="table-column">
      <style:table-column-properties fo:break-before="auto" style:column-width="52.28mm"/>
    </style:style>
    <style:style style:name="co25" style:family="table-column">
      <style:table-column-properties fo:break-before="auto" style:column-width="14.15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8.24mm"/>
    </style:style>
    <style:style style:name="co28" style:family="table-column">
      <style:table-column-properties fo:break-before="auto" style:column-width="14.43mm"/>
    </style:style>
    <style:style style:name="co29" style:family="table-column">
      <style:table-column-properties fo:break-before="auto" style:column-width="13.88mm"/>
    </style:style>
    <style:style style:name="co30" style:family="table-column">
      <style:table-column-properties fo:break-before="auto" style:column-width="19.88mm"/>
    </style:style>
    <style:style style:name="co31" style:family="table-column">
      <style:table-column-properties fo:break-before="auto" style:column-width="12.52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7.88mm"/>
    </style:style>
    <style:style style:name="co34" style:family="table-column">
      <style:table-column-properties fo:break-before="auto" style:column-width="16.88mm"/>
    </style:style>
    <style:style style:name="co35" style:family="table-column">
      <style:table-column-properties fo:break-before="auto" style:column-width="20.14mm"/>
    </style:style>
    <style:style style:name="co36" style:family="table-column">
      <style:table-column-properties fo:break-before="auto" style:column-width="15.2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9mm" fo:break-before="auto" style:use-optimal-row-height="false"/>
    </style:style>
    <style:style style:name="ro6" style:family="table-row">
      <style:table-row-properties style:row-height="4.73mm" fo:break-before="auto" style:use-optimal-row-height="fals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7.62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 tableooo:tab-color="#f7a19a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78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fff9ae" fo:border-left="0.06pt solid #000000" fo:border-right="0.06pt solid #000000" fo:border-top="0.06pt solid #000000"/>
    </style:style>
    <style:style style:name="ce83" style:family="table-cell" style:parent-style-name="Default">
      <style:table-cell-properties fo:border-bottom="none" fo:background-color="#fff9ae" fo:border-left="0.06pt solid #000000" fo:border-right="0.06pt solid #000000" fo:border-top="none"/>
    </style:style>
    <style:style style:name="ce84" style:family="table-cell" style:parent-style-name="Default">
      <style:table-cell-properties fo:border-bottom="0.06pt solid #000000" fo:background-color="#fff9ae" fo:border-left="0.06pt solid #000000" fo:border-right="0.06pt solid #000000" fo:border-top="none"/>
    </style:style>
    <style:style style:name="ce86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89c765" fo:border="0.06pt solid #000000"/>
    </style:style>
    <style:style style:name="ce88" style:family="table-cell" style:parent-style-name="Default">
      <style:table-cell-properties fo:border-bottom="none" fo:background-color="#89c765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89c765" fo:border-left="0.06pt solid #000000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68e76" style:text-align-source="fix" style:repeat-content="false" fo:wrap-option="wrap" fo:border="0.06pt solid #000000" style:vertical-align="middle"/>
      <style:paragraph-properties fo:text-align="center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d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fo:background-color="#fffbcc" style:cell-protect="none" style:print-content="true"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fo:border-bottom="0.06pt solid #000000" fo:background-color="#fffbcc" style:cell-protect="none" style:print-content="true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fo:border-bottom="none" fo:background-color="#89c76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none"/>
      <style:paragraph-properties fo:text-align="center" fo:margin-left="0mm"/>
    </style:style>
    <style:style style:name="ce101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non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e0efd4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none" fo:background-color="#e0efd4" style:cell-protect="none" style:print-content="true" style:text-align-source="fix" style:repeat-content="false" fo:border-left="0.06pt solid #000000" fo:border-right="none" fo:border-top="none"/>
      <style:paragraph-properties fo:text-align="center" fo:margin-left="0mm"/>
    </style:style>
    <style:style style:name="ce104" style:family="table-cell" style:parent-style-name="Default">
      <style:table-cell-properties fo:border-bottom="0.06pt solid #000000" fo:background-color="#e0efd4" style:cell-protect="none" style:print-content="true" style:text-align-source="fix" style:repeat-content="false" fo:border-left="0.06pt solid #000000" fo:border-right="none" fo:border-top="none"/>
      <style:paragraph-properties fo:text-align="center" fo:margin-left="0mm"/>
    </style:style>
    <style:style style:name="ce16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40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ackground-color="#fffbcc" fo:border-left="none" fo:border-right="0.06pt solid #000000" fo:border-top="none"/>
    </style:style>
    <style:style style:name="ce109" style:family="table-cell" style:parent-style-name="Default">
      <style:table-cell-properties fo:border-bottom="none" fo:background-color="#89c765" fo:border-left="none" fo:border-right="none" fo:border-top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113" style:family="table-cell" style:parent-style-name="Default">
      <style:table-cell-properties fo:background-color="#e0efd4" fo:border="none"/>
    </style:style>
    <style:style style:name="ce114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49" style:family="table-cell" style:parent-style-name="Default">
      <style:table-cell-properties fo:background-color="#ffff6d" fo:border="0.06pt solid #000000"/>
    </style:style>
    <style:style style:name="ce50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</style:style>
    <style:style style:name="ce115" style:family="table-cell" style:parent-style-name="Default">
      <style:table-cell-properties fo:border-bottom="none" fo:background-color="#89c765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</style:style>
    <style:style style:name="ce117" style:family="table-cell" style:parent-style-name="Default">
      <style:table-cell-properties fo:background-color="#e0efd4" style:text-align-source="fix" style:repeat-content="false" fo:border="none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ackground-color="#89c765" fo:border-left="none" fo:border-right="0.06pt solid #000000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0efd4" fo:border-left="none" fo:border-right="0.06pt solid #000000" fo:border-top="0.06pt solid #000000"/>
    </style:style>
    <style:style style:name="ce123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ackground-color="#e0efd4" fo:border-left="none" fo:border-right="0.06pt solid #000000" fo:border-top="none"/>
    </style:style>
    <style:style style:name="ce130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add58a" fo:border="0.06pt solid #000000"/>
    </style:style>
    <style:style style:name="ce127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add58a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>
      <style:table-cell-properties fo:background-color="#ffe5ca" style:cell-protect="none" style:print-content="true" fo:border="0.06pt solid #000000"/>
    </style:style>
    <style:style style:name="ce65" style:family="table-cell" style:parent-style-name="Default">
      <style:table-cell-properties fo:background-color="#ffffff" style:cell-protect="none" style:print-content="true" fo:border="none"/>
    </style:style>
    <style:style style:name="ce71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40">
      <style:table-cell-properties fo:background-color="#e0efd4" fo:border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109">
      <style:table-cell-properties fo:background-color="#ffe5ca" style:cell-protect="none" style:print-content="true"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 style:data-style-name="N0">
      <style:table-cell-properties fo:background-color="#fdc578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end" fo:margin-left="0mm"/>
    </style:style>
    <style:style style:name="ce112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mm"/>
    </style:style>
    <style:style style:name="ce125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ce4e5" fo:border="0.06pt solid #000000"/>
    </style:style>
    <style:style style:name="ce134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109">
      <style:table-cell-properties fo:background-color="#e0efd4" style:text-align-source="fix" style:repeat-content="false" fo:border="0.06pt solid #000000"/>
      <style:paragraph-properties fo:text-align="end" fo:margin-left="0mm"/>
    </style:style>
    <style:style style:name="ce106" style:family="table-cell" style:parent-style-name="Default" style:data-style-name="N109">
      <style:table-cell-properties fo:background-color="#add58a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96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e5ca" fo:border="0.06pt solid #000000"/>
    </style:style>
    <style:style style:name="ce119" style:family="table-cell" style:parent-style-name="Default" style:data-style-name="N1">
      <style:table-cell-properties fo:background-color="#ffe5ca" style:cell-protect="none" style:print-content="true" style:text-align-source="fix" style:repeat-content="false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fo:background-color="#ffdbb6" fo:border="0.06pt solid #000000"/>
    </style:style>
    <style:style style:name="ce149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96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196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end" fo:margin-left="0mm"/>
    </style:style>
    <style:style style:name="ce140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97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cccccc" style:cell-protect="none" style:print-content="fals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9" style:family="table-cell" style:parent-style-name="Default">
      <style:table-cell-properties style:glyph-orientation-vertical="0" style:cell-protect="none" style:print-content="fals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0" style:family="table-cell" style:parent-style-name="Default">
      <style:table-cell-properties style:cell-protect="none" style:print-content="fals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1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3" style:family="table-cell" style:parent-style-name="Default">
      <style:table-cell-properties fo:background-color="#ffffff"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4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>
      <style:table-cell-properties style:cell-protect="none" style:print-content="false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cccccc" style:cell-protect="none" style:print-content="fals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1" style:family="table-cell" style:parent-style-name="Default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style:cell-protect="none" style:print-content="fals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fo:background-color="#ffffff"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Default">
      <style:table-cell-properties style:cell-protect="none" style:print-content="false" style:diagonal-bl-tr="none" style:diagonal-tl-br="none" style:text-align-source="fix" style:repeat-content="false" fo:border="0.06pt solid #000000" fo:padding="0.71mm" style:rotation-align="none"/>
      <style:paragraph-properties fo:text-align="justify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>
      <style:table-cell-properties fo:background-color="#ffffff" style:cell-protect="none" style:print-content="false" style:diagonal-bl-tr="none" style:diagonal-tl-br="none" fo:border="0.74pt solid #232627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7" style:family="table-cell" style:parent-style-name="Default">
      <style:table-cell-properties style:cell-protect="none" style:print-content="false" fo:border="0.06pt solid #000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 style:data-style-name="N2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2">
      <style:table-cell-properties style:glyph-orientation-vertical="0" fo:background-color="#cccccc" style:cell-protect="none" style:print-content="fals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 style:data-style-name="N109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 style:data-style-name="N109">
      <style:table-cell-properties style:glyph-orientation-vertical="0" style:cell-protect="none" style:print-content="fals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2" style:family="table-cell" style:parent-style-name="Default" style:data-style-name="N109">
      <style:table-cell-properties style:glyph-orientation-vertical="0" fo:background-color="#ffffff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 style:data-style-name="N109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 style:data-style-name="N109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 style:data-style-name="N109">
      <style:table-cell-properties style:glyph-orientation-vertical="0" fo:background-color="#ffffff" style:cell-protect="none" style:print-content="false" style:diagonal-bl-tr="none" style:diagonal-tl-br="none" style:text-align-source="fix" style:repeat-content="false" fo:wrap-option="no-wrap" fo:border="0.74pt solid #232627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7" style:family="table-cell" style:parent-style-name="Default" style:data-style-name="N2">
      <style:table-cell-properties style:glyph-orientation-vertical="0" style:cell-protect="none" style:print-content="fals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Default">
      <style:table-cell-properties style:cell-protect="none" style:print-content="fals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cell-protect="none" style:print-content="fals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cell-protect="none" style:print-content="fals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ackground-color="transparent"/>
    </style:style>
    <style:style style:name="ce302" style:family="table-cell" style:parent-style-name="Default">
      <style:table-cell-properties style:cell-protect="none" style:print-content="false"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style:cell-protect="none" style:print-content="false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4" style:family="table-cell" style:parent-style-name="Default">
      <style:text-properties fo:font-weight="bold" style:font-weight-asian="bold" style:font-weight-complex="bold"/>
    </style:style>
    <style:style style:name="ce305" style:family="table-cell" style:parent-style-name="Default">
      <style:table-cell-properties style:cell-protect="none" style:print-content="false"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6" style:family="table-cell" style:parent-style-name="Default">
      <style:table-cell-properties style:cell-protect="none" style:print-content="fals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style:cell-protect="none" style:print-content="fals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>
      <style:table-cell-properties style:cell-protect="none" style:print-content="false"/>
    </style:style>
    <style:style style:name="ce319" style:family="table-cell" style:parent-style-name="Default">
      <style:table-cell-properties style:cell-protect="none" style:print-content="false" fo:background-color="transparent"/>
    </style:style>
    <style:style style:name="ce323" style:family="table-cell" style:parent-style-name="Default">
      <style:table-cell-properties style:cell-protect="none" style:print-content="false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ff" style:cell-protect="none" style:print-content="tru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21" style:family="table-cell" style:parent-style-name="Default" style:data-style-name="N109">
      <style:table-cell-properties style:cell-protect="none" style:print-content="true" fo:border="0.74pt solid #000000"/>
    </style:style>
    <style:style style:name="ce16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mm"/>
    </style:style>
    <style:style style:name="ce62" style:family="table-cell" style:parent-style-name="Default">
      <style:table-cell-properties fo:background-color="#ffffff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dc578" fo:border-left="none" fo:border-right="none" fo:border-top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ffffff" fo:border="0.74pt solid #000000"/>
      <style:text-properties fo:color="#ffffff"/>
    </style:style>
    <style:style style:name="ce139" style:family="table-cell" style:parent-style-name="Default">
      <style:table-cell-properties fo:background-color="#ffffff"/>
      <style:text-properties fo:color="#ffffff"/>
    </style:style>
    <style:style style:name="ce223" style:family="table-cell" style:parent-style-name="Default" style:data-style-name="N40">
      <style:table-cell-properties fo:border-bottom="0.06pt solid #000000" fo:background-color="#ffdaa2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110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fo:background-color="#ffff99" fo:border="0.74pt solid #000000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9">
      <style:table-cell-properties fo:background-color="#cccccc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3" style:family="table-cell" style:parent-style-name="Default" style:data-style-name="N109">
      <style:table-cell-properties fo:background-color="#ddddd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ff66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99ff99" fo:border="0.74pt solid #000000"/>
    </style:style>
    <style:style style:name="ce249" style:family="table-cell" style:parent-style-name="Default" style:data-style-name="N198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 style:data-style-name="N198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>
      <style:table-cell-properties fo:background-color="#00cc00" fo:border="0.74pt solid #000000"/>
      <style:text-properties fo:font-weight="bold" style:font-weight-asian="bold" style:font-weight-complex="bold"/>
    </style:style>
    <style:style style:name="ce296" style:family="table-cell" style:parent-style-name="Default" style:data-style-name="N109">
      <style:table-cell-properties fo:background-color="#e8f2a1" fo:border="0.74pt solid #000000"/>
    </style:style>
    <style:style style:name="ce1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36" style:family="table-cell" style:parent-style-name="Default" style:data-style-name="N2">
      <style:table-cell-properties fo:background-color="#99ff99" fo:border="0.74pt solid #000000"/>
    </style:style>
    <style:style style:name="ce255" style:family="table-cell" style:parent-style-name="Default" style:data-style-name="N109">
      <style:table-cell-properties fo:border="0.74pt solid #000000"/>
    </style:style>
    <style:style style:name="ce58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</style:style>
    <style:style style:name="ce272" style:family="table-cell" style:parent-style-name="Default" style:data-style-name="N40">
      <style:table-cell-properties fo:background-color="#ffe5ca" style:cell-protect="none" style:print-content="true" style:text-align-source="fix" style:repeat-content="false" fo:border="0.06pt solid #000000"/>
      <style:paragraph-properties fo:text-align="center" fo:margin-left="0mm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5mm" svg:stroke-color="#000000" draw:marker-start-width="3.55mm" draw:marker-end-width="3.55mm" draw:fill="solid" draw:fill-color="#ffffff" fo:min-height="42.66mm" fo:padding-top="0.25mm" fo:padding-bottom="0.25mm" fo:padding-left="0.25mm" fo:padding-right="0.25mm"/>
    </style:style>
    <style:style style:name="gr3" style:family="graphic">
      <style:graphic-properties draw:stroke="solid" svg:stroke-width="0.5mm" svg:stroke-color="#000000" draw:marker-start-width="4.3mm" draw:marker-end-width="4.3mm" draw:fill="solid" draw:fill-color="#ffffff" fo:min-height="9.39mm" fo:padding-top="0.25mm" fo:padding-bottom="0.25mm" fo:padding-left="0.25mm" fo:padding-right="0.25mm"/>
    </style:style>
    <style:style style:name="gr4" style:family="graphic">
      <style:graphic-properties fo:border="solid #000000"/>
    </style:style>
    <style:style style:name="gr5" style:family="graphic">
      <style:graphic-properties draw:stroke="solid" svg:stroke-width="0.5mm" svg:stroke-color="#000000" draw:marker-start-width="3.55mm" draw:marker-end-width="3.55mm" draw:fill="solid" draw:fill-color="#ffffff" fo:min-height="39.48mm" fo:padding-top="0.25mm" fo:padding-bottom="0.25mm" fo:padding-left="0.25mm" fo:padding-right="0.25mm"/>
    </style:style>
    <style:style style:name="gr6" style:family="graphic">
      <style:graphic-properties draw:stroke="solid" svg:stroke-width="0.5mm" svg:stroke-color="#000000" draw:marker-start-width="3.55mm" draw:marker-end-width="3.55mm" draw:fill="solid" draw:fill-color="#ffffff" fo:min-height="35.18mm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orgab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97.36mm" svg:height="50.73mm" svg:x="166.32mm" svg:y="69.31mm">
            <draw:object draw:notify-on-update-of-ranges="Vorgaben.I6:Vorgaben.I11 Vorgaben.J5:Vorgaben.J5 Vorgaben.J6:Vorgaben.J11 Vorgaben.R5:Vorgaben.R5 Vorgaben.R6:Vorgaben.R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.43mm" svg:height="60.81mm" svg:x="167.43mm" svg:y="122.16mm">
            <draw:object draw:notify-on-update-of-ranges="Vorgaben.H19:Vorgaben.H24 Vorgaben.I18:Vorgaben.I18 Vorgaben.I19:Vorgaben.I24 Vorgaben.J18:Vorgaben.J18 Vorgaben.J19:Vorgaben.J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3"/>
        <table:table-column table:style-name="co8" table:default-cell-style-name="Default"/>
        <table:table-column table:style-name="co9" table:default-cell-style-name="Default"/>
        <table:table-column table:style-name="co10" table:default-cell-style-name="ce3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row table:style-name="ro1">
          <table:table-cell table:style-name="ce78"/>
          <table:table-cell table:style-name="ce3" office:value-type="string" calcext:value-type="string" table:number-columns-spanned="16" table:number-rows-spanned="1">
            <text:p>Tagesplan ketogene Ernährung (MCT)</text:p>
          </table:table-cell>
          <table:covered-table-cell table:style-name="ce29"/>
          <table:covered-table-cell table:number-columns-repeated="3" table:style-name="ce78"/>
          <table:covered-table-cell table:style-name="ce29"/>
          <table:covered-table-cell table:number-columns-repeated="2" table:style-name="ce78"/>
          <table:covered-table-cell table:style-name="ce29"/>
          <table:covered-table-cell table:number-columns-repeated="7" table:style-name="ce78"/>
          <table:table-cell table:style-name="ce78"/>
          <table:table-cell table:number-columns-repeated="6"/>
        </table:table-row>
        <table:table-row table:style-name="ro2">
          <table:table-cell table:style-name="ce78" table:number-columns-repeated="2"/>
          <table:table-cell table:style-name="ce29"/>
          <table:table-cell table:style-name="ce78" table:number-columns-repeated="3"/>
          <table:table-cell table:style-name="ce29"/>
          <table:table-cell table:style-name="ce78" table:number-columns-repeated="2"/>
          <table:table-cell table:style-name="ce29"/>
          <table:table-cell table:style-name="ce78" table:number-columns-repeated="4"/>
          <table:table-cell/>
          <table:table-cell table:style-name="ce78" table:number-columns-repeated="6"/>
          <table:table-cell table:number-columns-repeated="3"/>
        </table:table-row>
        <table:table-row table:style-name="ro2">
          <table:table-cell table:style-name="ce78" table:number-columns-repeated="2"/>
          <table:table-cell table:style-name="ce29"/>
          <table:table-cell table:style-name="ce78" table:number-columns-repeated="18"/>
          <table:table-cell table:number-columns-repeated="3"/>
        </table:table-row>
        <table:table-row table:style-name="ro3">
          <table:table-cell table:style-name="ce78"/>
          <table:table-cell table:style-name="ce80" office:value-type="string" calcext:value-type="string" table:number-columns-spanned="3" table:number-rows-spanned="1">
            <text:p>Allgemein</text:p>
          </table:table-cell>
          <table:covered-table-cell table:style-name="ce93"/>
          <table:covered-table-cell table:style-name="ce105"/>
          <table:table-cell table:style-name="ce78" table:number-columns-repeated="3"/>
          <table:table-cell table:style-name="ce130" office:value-type="string" calcext:value-type="string" table:number-columns-spanned="11" table:number-rows-spanned="1">
            <text:p>Tagesbilanz</text:p>
          </table:table-cell>
          <table:covered-table-cell table:style-name="ce130"/>
          <table:covered-table-cell table:number-columns-repeated="9" table:style-name="ce69"/>
          <table:table-cell table:style-name="ce78" table:number-columns-repeated="3"/>
          <table:table-cell table:number-columns-repeated="3"/>
        </table:table-row>
        <table:table-row table:style-name="ro3">
          <table:table-cell table:style-name="ce78"/>
          <table:table-cell table:style-name="ce82" office:value-type="string" calcext:value-type="string">
            <text:p>Gewicht</text:p>
          </table:table-cell>
          <table:table-cell table:style-name="ce94" office:value-type="float" office:value="15" calcext:value-type="float">
            <text:p>15</text:p>
          </table:table-cell>
          <table:table-cell table:style-name="ce107" office:value-type="string" calcext:value-type="string">
            <text:p>kg</text:p>
          </table:table-cell>
          <table:table-cell table:style-name="ce78" table:number-columns-repeated="3"/>
          <table:table-cell table:style-name="ce126"/>
          <table:table-cell table:style-name="ce128" office:value-type="string" calcext:value-type="string">
            <text:p>Zeit</text:p>
          </table:table-cell>
          <table:table-cell table:style-name="ce134" office:value-type="string" calcext:value-type="string">
            <text:p>kcal</text:p>
          </table:table-cell>
          <table:table-cell table:style-name="ce128" office:value-type="string" calcext:value-type="string">
            <text:p>Fett</text:p>
          </table:table-cell>
          <table:table-cell table:style-name="ce128" office:value-type="string" calcext:value-type="string">
            <text:p>MCT</text:p>
          </table:table-cell>
          <table:table-cell table:style-name="ce128" office:value-type="string" calcext:value-type="string">
            <text:p>Eiweiß</text:p>
          </table:table-cell>
          <table:table-cell table:style-name="ce128" office:value-type="string" calcext:value-type="string">
            <text:p>KH</text:p>
          </table:table-cell>
          <table:table-cell table:style-name="ce134" office:value-type="string" calcext:value-type="string">
            <text:p>Fett %</text:p>
          </table:table-cell>
          <table:table-cell table:style-name="ce128" office:value-type="string" calcext:value-type="string">
            <text:p>Ew %</text:p>
          </table:table-cell>
          <table:table-cell table:style-name="ce128" office:value-type="string" calcext:value-type="string">
            <text:p>KH %</text:p>
          </table:table-cell>
          <table:table-cell table:style-name="ce128" office:value-type="string" calcext:value-type="string">
            <text:p>Verhältnis</text:p>
          </table:table-cell>
          <table:table-cell table:style-name="ce78" table:number-columns-repeated="3"/>
          <table:table-cell table:number-columns-repeated="3"/>
        </table:table-row>
        <table:table-row table:style-name="ro3">
          <table:table-cell table:style-name="ce78"/>
          <table:table-cell table:style-name="ce83" office:value-type="string" calcext:value-type="string">
            <text:p>Mahlzeiten</text:p>
          </table:table-cell>
          <table:table-cell table:style-name="ce94" office:value-type="float" office:value="5" calcext:value-type="float">
            <text:p>5</text:p>
          </table:table-cell>
          <table:table-cell table:style-name="ce107"/>
          <table:table-cell table:style-name="ce78" table:number-columns-repeated="3"/>
          <table:table-cell table:style-name="ce127" office:value-type="string" calcext:value-type="string">
            <text:p>früh</text:p>
          </table:table-cell>
          <table:table-cell table:style-name="ce72" table:formula="of:=[$früh.C6]" office:value-type="time" office:time-value="PT07H30M00S" calcext:value-type="time">
            <text:p>07:30</text:p>
          </table:table-cell>
          <table:table-cell table:style-name="ce135" table:formula="of:=[$früh.E$3]" office:value-type="float" office:value="83.007" calcext:value-type="float">
            <text:p>83,0</text:p>
          </table:table-cell>
          <table:table-cell table:style-name="ce135" table:formula="of:=[$früh.F$3]" office:value-type="float" office:value="10" calcext:value-type="float">
            <text:p>10,0</text:p>
          </table:table-cell>
          <table:table-cell table:style-name="ce135" table:formula="of:=[$früh.G$3]" office:value-type="float" office:value="9.99" calcext:value-type="float">
            <text:p>10,0</text:p>
          </table:table-cell>
          <table:table-cell table:style-name="ce135" table:formula="of:=[$früh.H$3]" office:value-type="float" office:value="0" calcext:value-type="float">
            <text:p>0,0</text:p>
          </table:table-cell>
          <table:table-cell table:style-name="ce135" table:formula="of:=[$früh.I$3]" office:value-type="float" office:value="0" calcext:value-type="float">
            <text:p>0,0</text:p>
          </table:table-cell>
          <table:table-cell table:style-name="ce135" table:formula="of:=[$früh.J$3]" office:value-type="float" office:value="100" calcext:value-type="float">
            <text:p>100,0</text:p>
          </table:table-cell>
          <table:table-cell table:style-name="ce135" table:formula="of:=[$früh.L$3]" office:value-type="float" office:value="0" calcext:value-type="float">
            <text:p>0,0</text:p>
          </table:table-cell>
          <table:table-cell table:style-name="ce135" table:formula="of:=[$früh.M$3]" office:value-type="float" office:value="0" calcext:value-type="float">
            <text:p>0,0</text:p>
          </table:table-cell>
          <table:table-cell table:style-name="ce144" table:formula="of:=[$früh.N$3]">
            <text:p/>
          </table:table-cell>
          <table:table-cell table:style-name="ce78" table:number-columns-repeated="3"/>
          <table:table-cell table:number-columns-repeated="3"/>
        </table:table-row>
        <table:table-row table:style-name="ro3">
          <table:table-cell table:style-name="ce78"/>
          <table:table-cell table:style-name="ce83"/>
          <table:table-cell table:style-name="ce94"/>
          <table:table-cell table:style-name="ce107"/>
          <table:table-cell table:style-name="ce78" table:number-columns-repeated="3"/>
          <table:table-cell table:style-name="ce127" office:value-type="string" calcext:value-type="string">
            <text:p>vormittag</text:p>
          </table:table-cell>
          <table:table-cell table:style-name="ce72" table:formula="of:=[$vormittag.C6]" office:value-type="time" office:time-value="PT10H00M00S" calcext:value-type="time">
            <text:p>10:00</text:p>
          </table:table-cell>
          <table:table-cell table:style-name="ce135" table:formula="of:=[$vormittag.E$3]" office:value-type="float" office:value="41.5035" calcext:value-type="float">
            <text:p>41,5</text:p>
          </table:table-cell>
          <table:table-cell table:style-name="ce135" table:formula="of:=[$vormittag.F$3]" office:value-type="float" office:value="5" calcext:value-type="float">
            <text:p>5,0</text:p>
          </table:table-cell>
          <table:table-cell table:style-name="ce135" table:formula="of:=[$vormittag.G$3]" office:value-type="float" office:value="4.995" calcext:value-type="float">
            <text:p>5,0</text:p>
          </table:table-cell>
          <table:table-cell table:style-name="ce135" table:formula="of:=[$vormittag.H$3]" office:value-type="float" office:value="0" calcext:value-type="float">
            <text:p>0,0</text:p>
          </table:table-cell>
          <table:table-cell table:style-name="ce135" table:formula="of:=[$vormittag.I$3]" office:value-type="float" office:value="0" calcext:value-type="float">
            <text:p>0,0</text:p>
          </table:table-cell>
          <table:table-cell table:style-name="ce135" table:formula="of:=[$vormittag.J$3]" office:value-type="float" office:value="100" calcext:value-type="float">
            <text:p>100,0</text:p>
          </table:table-cell>
          <table:table-cell table:style-name="ce135" table:formula="of:=[$vormittag.L$3]" office:value-type="float" office:value="0" calcext:value-type="float">
            <text:p>0,0</text:p>
          </table:table-cell>
          <table:table-cell table:style-name="ce135" table:formula="of:=[$vormittag.M$3]" office:value-type="float" office:value="0" calcext:value-type="float">
            <text:p>0,0</text:p>
          </table:table-cell>
          <table:table-cell table:style-name="ce144" table:formula="of:=[$vormittag.N$3]">
            <text:p/>
          </table:table-cell>
          <table:table-cell table:number-columns-repeated="6"/>
        </table:table-row>
        <table:table-row table:style-name="ro3">
          <table:table-cell table:style-name="ce78"/>
          <table:table-cell table:style-name="ce83" office:value-type="string" calcext:value-type="string">
            <text:p>Energie</text:p>
          </table:table-cell>
          <table:table-cell table:style-name="ce94" office:value-type="float" office:value="85" calcext:value-type="float">
            <text:p>85</text:p>
          </table:table-cell>
          <table:table-cell table:style-name="ce107" office:value-type="string" calcext:value-type="string">
            <text:p>kcal/kg</text:p>
          </table:table-cell>
          <table:table-cell table:style-name="ce78" table:number-columns-repeated="3"/>
          <table:table-cell table:style-name="ce127" office:value-type="string" calcext:value-type="string">
            <text:p>mittag</text:p>
          </table:table-cell>
          <table:table-cell table:style-name="ce72" table:formula="of:=[$mittag.C6]" office:value-type="time" office:time-value="PT11H30M00S" calcext:value-type="time">
            <text:p>11:30</text:p>
          </table:table-cell>
          <table:table-cell table:style-name="ce135" table:formula="of:=[$mittag.E$3]" office:value-type="float" office:value="101.38525" calcext:value-type="float">
            <text:p>101,4</text:p>
          </table:table-cell>
          <table:table-cell table:style-name="ce135" table:formula="of:=[$mittag.F$3]" office:value-type="float" office:value="12.05" calcext:value-type="float">
            <text:p>12,1</text:p>
          </table:table-cell>
          <table:table-cell table:style-name="ce135" table:formula="of:=[$mittag.G$3]" office:value-type="float" office:value="10.0925" calcext:value-type="float">
            <text:p>10,1</text:p>
          </table:table-cell>
          <table:table-cell table:style-name="ce135" table:formula="of:=[$mittag.H$3]" office:value-type="float" office:value="0" calcext:value-type="float">
            <text:p>0,0</text:p>
          </table:table-cell>
          <table:table-cell table:style-name="ce135" table:formula="of:=[$mittag.I$3]" office:value-type="float" office:value="0" calcext:value-type="float">
            <text:p>0,0</text:p>
          </table:table-cell>
          <table:table-cell table:style-name="ce135" table:formula="of:=[$mittag.J$3]" office:value-type="float" office:value="100" calcext:value-type="float">
            <text:p>100,0</text:p>
          </table:table-cell>
          <table:table-cell table:style-name="ce135" table:formula="of:=[$mittag.L$3]" office:value-type="float" office:value="0" calcext:value-type="float">
            <text:p>0,0</text:p>
          </table:table-cell>
          <table:table-cell table:style-name="ce135" table:formula="of:=[$mittag.M$3]" office:value-type="float" office:value="0" calcext:value-type="float">
            <text:p>0,0</text:p>
          </table:table-cell>
          <table:table-cell table:style-name="ce144" table:formula="of:=[$mittag.N$3]">
            <text:p/>
          </table:table-cell>
          <table:table-cell table:number-columns-repeated="6"/>
        </table:table-row>
        <table:table-row table:style-name="ro3">
          <table:table-cell table:style-name="ce78"/>
          <table:table-cell table:style-name="ce83" office:value-type="string" calcext:value-type="string">
            <text:p>Fett</text:p>
          </table:table-cell>
          <table:table-cell table:style-name="ce94" office:value-type="float" office:value="7.5" calcext:value-type="float">
            <text:p>7,5</text:p>
          </table:table-cell>
          <table:table-cell table:style-name="ce107" office:value-type="string" calcext:value-type="string">
            <text:p>g/kg</text:p>
          </table:table-cell>
          <table:table-cell table:style-name="ce78" table:number-columns-repeated="3"/>
          <table:table-cell table:style-name="ce127" office:value-type="string" calcext:value-type="string">
            <text:p>nachmittag</text:p>
          </table:table-cell>
          <table:table-cell table:style-name="ce72" table:formula="of:=[$nachmittag.C6]" office:value-type="time" office:time-value="PT14H30M00S" calcext:value-type="time">
            <text:p>14:30</text:p>
          </table:table-cell>
          <table:table-cell table:style-name="ce135" table:formula="of:=[$nachmittag.E$3]" office:value-type="float" office:value="41.5035" calcext:value-type="float">
            <text:p>41,5</text:p>
          </table:table-cell>
          <table:table-cell table:style-name="ce135" table:formula="of:=[$nachmittag.F$3]" office:value-type="float" office:value="5" calcext:value-type="float">
            <text:p>5,0</text:p>
          </table:table-cell>
          <table:table-cell table:style-name="ce135" table:formula="of:=[$nachmittag.G$3]" office:value-type="float" office:value="4.995" calcext:value-type="float">
            <text:p>5,0</text:p>
          </table:table-cell>
          <table:table-cell table:style-name="ce135" table:formula="of:=[$nachmittag.H$3]" office:value-type="float" office:value="0" calcext:value-type="float">
            <text:p>0,0</text:p>
          </table:table-cell>
          <table:table-cell table:style-name="ce135" table:formula="of:=[$nachmittag.I$3]" office:value-type="float" office:value="0" calcext:value-type="float">
            <text:p>0,0</text:p>
          </table:table-cell>
          <table:table-cell table:style-name="ce135" table:formula="of:=[$nachmittag.J$3]" office:value-type="float" office:value="100" calcext:value-type="float">
            <text:p>100,0</text:p>
          </table:table-cell>
          <table:table-cell table:style-name="ce135" table:formula="of:=[$nachmittag.L$3]" office:value-type="float" office:value="0" calcext:value-type="float">
            <text:p>0,0</text:p>
          </table:table-cell>
          <table:table-cell table:style-name="ce135" table:formula="of:=[$nachmittag.M$3]" office:value-type="float" office:value="0" calcext:value-type="float">
            <text:p>0,0</text:p>
          </table:table-cell>
          <table:table-cell table:style-name="ce144" table:formula="of:=[$nachmittag.N$3]">
            <text:p/>
          </table:table-cell>
          <table:table-cell table:number-columns-repeated="4"/>
          <table:table-cell table:style-name="ce33"/>
          <table:table-cell/>
        </table:table-row>
        <table:table-row table:style-name="ro3">
          <table:table-cell table:style-name="ce78"/>
          <table:table-cell table:style-name="ce83" office:value-type="string" calcext:value-type="string">
            <text:p>MCT-Anteil</text:p>
          </table:table-cell>
          <table:table-cell table:style-name="ce94" office:value-type="float" office:value="35" calcext:value-type="float">
            <text:p>35</text:p>
          </table:table-cell>
          <table:table-cell table:style-name="ce107" office:value-type="string" calcext:value-type="string">
            <text:p>%</text:p>
          </table:table-cell>
          <table:table-cell table:style-name="ce78" table:number-columns-repeated="3"/>
          <table:table-cell table:style-name="ce127" office:value-type="string" calcext:value-type="string">
            <text:p>abend</text:p>
          </table:table-cell>
          <table:table-cell table:style-name="ce72" table:formula="of:=[$abend.C6]" office:value-type="time" office:time-value="PT18H00M00S" calcext:value-type="time">
            <text:p>18:00</text:p>
          </table:table-cell>
          <table:table-cell table:style-name="ce135" table:formula="of:=[$abend.E$3]" office:value-type="float" office:value="41.5035" calcext:value-type="float">
            <text:p>41,5</text:p>
          </table:table-cell>
          <table:table-cell table:style-name="ce135" table:formula="of:=[$abend.F$3]" office:value-type="float" office:value="5" calcext:value-type="float">
            <text:p>5,0</text:p>
          </table:table-cell>
          <table:table-cell table:style-name="ce135" table:formula="of:=[$abend.G$3]" office:value-type="float" office:value="4.995" calcext:value-type="float">
            <text:p>5,0</text:p>
          </table:table-cell>
          <table:table-cell table:style-name="ce135" table:formula="of:=[$abend.H$3]" office:value-type="float" office:value="0" calcext:value-type="float">
            <text:p>0,0</text:p>
          </table:table-cell>
          <table:table-cell table:style-name="ce135" table:formula="of:=[$abend.I$3]" office:value-type="float" office:value="0" calcext:value-type="float">
            <text:p>0,0</text:p>
          </table:table-cell>
          <table:table-cell table:style-name="ce135" table:formula="of:=[$abend.J$3]" office:value-type="float" office:value="100" calcext:value-type="float">
            <text:p>100,0</text:p>
          </table:table-cell>
          <table:table-cell table:style-name="ce135" table:formula="of:=[$abend.L$3]" office:value-type="float" office:value="0" calcext:value-type="float">
            <text:p>0,0</text:p>
          </table:table-cell>
          <table:table-cell table:style-name="ce135" table:formula="of:=[$abend.M$3]" office:value-type="float" office:value="0" calcext:value-type="float">
            <text:p>0,0</text:p>
          </table:table-cell>
          <table:table-cell table:style-name="ce144" table:formula="of:=[$abend.N$3]">
            <text:p/>
          </table:table-cell>
          <table:table-cell table:number-columns-repeated="4"/>
          <table:table-cell table:style-name="ce33"/>
          <table:table-cell/>
        </table:table-row>
        <table:table-row table:style-name="ro3">
          <table:table-cell table:style-name="ce78"/>
          <table:table-cell table:style-name="ce83" office:value-type="string" calcext:value-type="string">
            <text:p>Eiweiß</text:p>
          </table:table-cell>
          <table:table-cell table:style-name="ce94" table:formula="of:=ROUND(28/15;2)" office:value-type="float" office:value="1.87" calcext:value-type="float">
            <text:p>1,87</text:p>
          </table:table-cell>
          <table:table-cell table:style-name="ce107" office:value-type="string" calcext:value-type="string">
            <text:p>g/kg</text:p>
          </table:table-cell>
          <table:table-cell table:style-name="ce78" table:number-columns-repeated="3"/>
          <table:table-cell table:style-name="ce127" office:value-type="string" calcext:value-type="string">
            <text:p>snack</text:p>
          </table:table-cell>
          <table:table-cell table:style-name="ce72" table:formula="of:=[$snack.C6]" office:value-type="time" office:time-value="PT22H00M00S" calcext:value-type="time">
            <text:p>22:00</text:p>
          </table:table-cell>
          <table:table-cell table:style-name="ce135" table:formula="of:=[$snack.E$3]" office:value-type="float" office:value="0" calcext:value-type="float">
            <text:p>0,0</text:p>
          </table:table-cell>
          <table:table-cell table:style-name="ce135" table:formula="of:=[$snack.F$3]" office:value-type="float" office:value="0" calcext:value-type="float">
            <text:p>0,0</text:p>
          </table:table-cell>
          <table:table-cell table:style-name="ce135" table:formula="of:=[$snack.G$3]" office:value-type="float" office:value="0" calcext:value-type="float">
            <text:p>0,0</text:p>
          </table:table-cell>
          <table:table-cell table:style-name="ce135" table:formula="of:=[$snack.H$3]" office:value-type="float" office:value="0" calcext:value-type="float">
            <text:p>0,0</text:p>
          </table:table-cell>
          <table:table-cell table:style-name="ce135" table:formula="of:=[$snack.I$3]" office:value-type="float" office:value="0" calcext:value-type="float">
            <text:p>0,0</text:p>
          </table:table-cell>
          <table:table-cell table:style-name="ce135" table:formula="of:=[$snack.J$3]" office:value-type="float" office:value="0" calcext:value-type="float">
            <text:p>0,0</text:p>
          </table:table-cell>
          <table:table-cell table:style-name="ce135" table:formula="of:=[$snack.L$3]" office:value-type="float" office:value="0" calcext:value-type="float">
            <text:p>0,0</text:p>
          </table:table-cell>
          <table:table-cell table:style-name="ce135" table:formula="of:=[$snack.M$3]" office:value-type="float" office:value="0" calcext:value-type="float">
            <text:p>0,0</text:p>
          </table:table-cell>
          <table:table-cell table:style-name="ce144" table:formula="of:=[$snack.N$3]">
            <text:p/>
          </table:table-cell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4" office:value-type="string" calcext:value-type="string">
            <text:p>Kohlenhydrate</text:p>
          </table:table-cell>
          <table:table-cell table:style-name="ce95" office:value-type="float" office:value="2" calcext:value-type="float">
            <text:p>2</text:p>
          </table:table-cell>
          <table:table-cell table:style-name="ce108" office:value-type="string" calcext:value-type="string">
            <text:p>g/kg</text:p>
          </table:table-cell>
          <table:table-cell table:style-name="ce78" table:number-columns-repeated="3"/>
          <table:table-cell table:style-name="ce128" office:value-type="string" calcext:value-type="string">
            <text:p>gesamt</text:p>
          </table:table-cell>
          <table:table-cell table:style-name="ce128"/>
          <table:table-cell table:style-name="ce106" table:formula="of:=SUM([.J6:.J11])" office:value-type="float" office:value="308.90275" calcext:value-type="float">
            <text:p>308,9</text:p>
          </table:table-cell>
          <table:table-cell table:style-name="ce106" table:formula="of:=SUM([.K6:.K11])" office:value-type="float" office:value="37.05" calcext:value-type="float">
            <text:p>37,1</text:p>
          </table:table-cell>
          <table:table-cell table:style-name="ce106" table:formula="of:=SUM([.L6:.L11])" office:value-type="float" office:value="35.0675" calcext:value-type="float">
            <text:p>35,1</text:p>
          </table:table-cell>
          <table:table-cell table:style-name="ce106" table:formula="of:=SUM([.M6:.M11])" office:value-type="float" office:value="0" calcext:value-type="float">
            <text:p>0,0</text:p>
          </table:table-cell>
          <table:table-cell table:style-name="ce106" table:formula="of:=SUM([.N6:.N11])" office:value-type="float" office:value="0" calcext:value-type="float">
            <text:p>0,0</text:p>
          </table:table-cell>
          <table:table-cell table:style-name="ce106" table:formula="of:=IF([.$J$12]=0;0;ROUND(([.K12]*9/[.$J12]*100)))" office:value-type="float" office:value="108" calcext:value-type="float">
            <text:p>108,0</text:p>
          </table:table-cell>
          <table:table-cell table:style-name="ce106" table:formula="of:=IF([.$J$12]=0;0;ROUND(([.M12]*9/[.$J12]*100)))" office:value-type="float" office:value="0" calcext:value-type="float">
            <text:p>0,0</text:p>
          </table:table-cell>
          <table:table-cell table:style-name="ce106" table:formula="of:=IF([.$J$12]=0;0;ROUND(([.N12]*9/[.$J12]*100)))" office:value-type="float" office:value="0" calcext:value-type="float">
            <text:p>0,0</text:p>
          </table:table-cell>
          <table:table-cell table:style-name="ce140" table:formula="of:=IF([.M12]+[.N12]=0;0;[.K12]/([.M12]+[.N12]))" office:value-type="float" office:value="0" calcext:value-type="float">
            <text:p>0,00</text:p>
          </table:table-cell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 table:number-columns-repeated="2"/>
          <table:table-cell table:style-name="ce29"/>
          <table:table-cell table:style-name="ce78" table:number-columns-repeated="4"/>
          <table:table-cell table:style-name="ce128" office:value-type="string" calcext:value-type="string">
            <text:p>Differenz</text:p>
          </table:table-cell>
          <table:table-cell table:style-name="ce128"/>
          <table:table-cell table:style-name="ce111" table:formula="of:=[.J12]-IF(AND(COUNT([.$C$29])&gt;0; [.$C$29]&gt;0);[.$C29];[.$C16])" office:value-type="float" office:value="-991.09725" calcext:value-type="float">
            <text:p>-991,1</text:p>
          </table:table-cell>
          <table:table-cell table:style-name="ce111" table:formula="of:=[.K12]-IF(AND(COUNT([.$C$29])&gt;0; [.$C$29]&gt;0);[.$C30];[.$C17])" office:value-type="float" office:value="-75.95" calcext:value-type="float">
            <text:p>-76,0</text:p>
          </table:table-cell>
          <table:table-cell table:style-name="ce111" table:formula="of:=[.L12]-IF(AND(COUNT([.$C$29])&gt;0; [.$C$29]&gt;0);[.$C31];[.$C18])" office:value-type="float" office:value="-4.9325" calcext:value-type="float">
            <text:p>-4,9</text:p>
          </table:table-cell>
          <table:table-cell table:style-name="ce111" table:formula="of:=[.M12]-IF(AND(COUNT([.$C$29])&gt;0; [.$C$29]&gt;0);[.$C32];[.$C19])" office:value-type="float" office:value="-28" calcext:value-type="float">
            <text:p>-28,0</text:p>
          </table:table-cell>
          <table:table-cell table:style-name="ce111" table:formula="of:=[.N12]-IF(AND(COUNT([.$C$29])&gt;0; [.$C$29]&gt;0);[.$C33];[.$C20])" office:value-type="float" office:value="-30" calcext:value-type="float">
            <text:p>-30,0</text:p>
          </table:table-cell>
          <table:table-cell table:style-name="ce129" table:number-columns-spanned="3" table:number-rows-spanned="1"/>
          <table:covered-table-cell table:number-columns-repeated="2" table:style-name="ce138"/>
          <table:table-cell table:style-name="ce141" table:formula="of:=[.R12]-IF(AND(COUNT([.$C$29])&gt;0; [.$C$29]&gt;0);[.C30]/([.C32]+[.C33]);[.C17]/([.C19]+[.C20]))" office:value-type="float" office:value="-1.94827586206897" calcext:value-type="float">
            <text:p>-1,95</text:p>
          </table:table-cell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6" office:value-type="string" calcext:value-type="string" table:number-columns-spanned="5" table:number-rows-spanned="1">
            <text:p>Berechnung aus Kennzahlen</text:p>
          </table:table-cell>
          <table:covered-table-cell table:number-columns-repeated="2"/>
          <table:covered-table-cell table:style-name="ce33"/>
          <table:covered-table-cell/>
          <table:table-cell table:style-name="ce78" table:number-columns-repeated="12"/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7"/>
          <table:table-cell table:style-name="ce98" office:value-type="string" calcext:value-type="string" table:number-columns-spanned="2" table:number-rows-spanned="1">
            <text:p>pro Tag</text:p>
          </table:table-cell>
          <table:covered-table-cell table:style-name="ce109"/>
          <table:table-cell table:style-name="ce115" office:value-type="string" calcext:value-type="string" table:number-columns-spanned="2" table:number-rows-spanned="1">
            <text:p>pro Mahlzeit</text:p>
          </table:table-cell>
          <table:covered-table-cell table:style-name="ce120"/>
          <table:table-cell table:style-name="ce78" table:number-columns-repeated="12"/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8" office:value-type="string" calcext:value-type="string">
            <text:p>Energie</text:p>
          </table:table-cell>
          <table:table-cell table:style-name="ce99" table:formula="of:=IF(([.C5]*[.C8]) &lt; ([.C17]*9+[.C19]*4+[.C20]*4);ROUND(([.C17]*9+[.C19]*4+[.C20]*4)/100)*100;ROUND(([.C5]*[.C8])/100)*100)" office:value-type="float" office:value="1300" calcext:value-type="float">
            <text:p>1300</text:p>
          </table:table-cell>
          <table:table-cell table:style-name="ce110" office:value-type="string" calcext:value-type="string">
            <text:p>kcal</text:p>
          </table:table-cell>
          <table:table-cell table:style-name="ce116" table:formula="of:=ROUND([.C16]/5)" office:value-type="float" office:value="260" calcext:value-type="float">
            <text:p>260</text:p>
          </table:table-cell>
          <table:table-cell table:style-name="ce121" office:value-type="string" calcext:value-type="string">
            <text:p>kcal</text:p>
          </table:table-cell>
          <table:table-cell table:style-name="ce78" table:number-columns-repeated="12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Fett gesamt</text:p>
          </table:table-cell>
          <table:table-cell table:style-name="ce100" table:formula="of:=ROUND([.$C$5]*[.C9])" office:value-type="float" office:value="113" calcext:value-type="float">
            <text:p>113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17]/5)" office:value-type="float" office:value="23" calcext:value-type="float">
            <text:p>23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57" office:value-type="string" calcext:value-type="string" table:number-columns-spanned="3" table:number-rows-spanned="1">
            <text:p>Blutwerte</text:p>
          </table:table-cell>
          <table:covered-table-cell table:style-name="ce67"/>
          <table:covered-table-cell table:style-name="ce74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MCT-Anteil</text:p>
          </table:table-cell>
          <table:table-cell table:style-name="ce100" table:formula="of:=ROUND(ROUND([.C10]*[.C17]/100)/[.C6])*[.C6]" office:value-type="float" office:value="40" calcext:value-type="float">
            <text:p>4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18]/[.C6])" office:value-type="float" office:value="8" calcext:value-type="float">
            <text:p>8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61" office:value-type="string" calcext:value-type="string">
            <text:p>Uhrzeit</text:p>
          </table:table-cell>
          <table:table-cell table:style-name="ce61" office:value-type="string" calcext:value-type="string">
            <text:p>Keton</text:p>
          </table:table-cell>
          <table:table-cell table:style-name="ce61" office:value-type="string" calcext:value-type="string">
            <text:p>Zucker</text:p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Eiweiß</text:p>
          </table:table-cell>
          <table:table-cell table:style-name="ce100" table:formula="of:=ROUND([.$C$5]*[.C11])" office:value-type="float" office:value="28" calcext:value-type="float">
            <text:p>28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19]/5)" office:value-type="float" office:value="6" calcext:value-type="float">
            <text:p>6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9" office:value-type="string" calcext:value-type="string">
            <text:p>Kohlenhydrate</text:p>
          </table:table-cell>
          <table:table-cell table:style-name="ce101" table:formula="of:=ROUND([.$C$5]*[.C12])" office:value-type="float" office:value="30" calcext:value-type="float">
            <text:p>30</text:p>
          </table:table-cell>
          <table:table-cell table:style-name="ce114" office:value-type="string" calcext:value-type="string">
            <text:p>g</text:p>
          </table:table-cell>
          <table:table-cell table:style-name="ce118" table:formula="of:=ROUND([.C20]/5)" office:value-type="float" office:value="6" calcext:value-type="float">
            <text:p>6</text:p>
          </table:table-cell>
          <table:table-cell table:style-name="ce124" office:value-type="string" calcext:value-type="string">
            <text:p>g</text:p>
          </table:table-cell>
          <table:table-cell table:style-name="ce78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 table:number-columns-repeated="2"/>
          <table:table-cell table:style-name="ce29"/>
          <table:table-cell table:style-name="ce78"/>
          <table:table-cell table:style-name="ce29"/>
          <table:table-cell table:style-name="ce78" table:number-columns-repeated="2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90" office:value-type="string" calcext:value-type="string" table:number-columns-spanned="5" table:number-rows-spanned="4">
            <text:p>Falls Berechnung nach Kennzahlen nicht passt, bitte die pro Tag Daten aus dem Ernährungsplan manuell unten eintragen. Wenn keine Werte eingetragen sind, wird die Berechnung aus den Kennzahlen aktiviert.</text:p>
          </table:table-cell>
          <table:covered-table-cell table:number-columns-repeated="2"/>
          <table:covered-table-cell table:style-name="ce33"/>
          <table:covered-table-cell/>
          <table:table-cell table:style-name="ce78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covered-table-cell table:style-name="ce152"/>
          <table:covered-table-cell table:style-name="Default"/>
          <table:covered-table-cell table:number-columns-repeated="3"/>
          <table:table-cell table:style-name="ce29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covered-table-cell/>
          <table:covered-table-cell table:style-name="Default"/>
          <table:covered-table-cell table:number-columns-repeated="3"/>
          <table:table-cell table:style-name="ce29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covered-table-cell/>
          <table:covered-table-cell table:style-name="Default"/>
          <table:covered-table-cell table:number-columns-repeated="3"/>
          <table:table-cell table:style-name="ce29"/>
          <table:table-cell table:style-name="ce61" office:value-type="string" calcext:value-type="string">
            <text:p>Mittelwert</text:p>
          </table:table-cell>
          <table:table-cell table:style-name="ce76" table:formula="of:=IF(COUNT([.I19:.I24])&gt;0;ROUND(AVERAGE([.I19:.I24]);1);&quot;&quot;)">
            <text:p/>
          </table:table-cell>
          <table:table-cell table:style-name="ce76" table:formula="of:=IF(COUNT([.J19:.J24])&gt;0;ROUND(AVERAGE([.J19:.J24]);1);&quot;&quot;)">
            <text:p/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 table:number-columns-repeated="6"/>
          <table:table-cell table:style-name="ce29"/>
          <table:table-cell table:style-name="ce65"/>
          <table:table-cell table:style-name="ce81"/>
          <table:table-cell table:style-name="ce65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6" office:value-type="string" calcext:value-type="string" table:number-columns-spanned="5" table:number-rows-spanned="1">
            <text:p>Manuelle Angabe</text:p>
          </table:table-cell>
          <table:covered-table-cell table:number-columns-repeated="2"/>
          <table:covered-table-cell table:style-name="ce33"/>
          <table:covered-table-cell/>
          <table:table-cell table:style-name="ce29"/>
          <table:table-cell table:style-name="ce71" office:value-type="string" calcext:value-type="string" table:number-columns-spanned="2" table:number-rows-spanned="1">
            <text:p>Anfalls-Typ</text:p>
          </table:table-cell>
          <table:covered-table-cell table:style-name="ce112" office:value-type="string" calcext:value-type="string">
            <text:p>Anzahl</text:p>
          </table:covered-table-cell>
          <table:table-cell table:style-name="ce61" office:value-type="string" calcext:value-type="string">
            <text:p>Anzahl</text:p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7"/>
          <table:table-cell table:style-name="ce98" office:value-type="string" calcext:value-type="string" table:number-columns-spanned="2" table:number-rows-spanned="1">
            <text:p>pro Tag</text:p>
          </table:table-cell>
          <table:covered-table-cell table:style-name="ce109"/>
          <table:table-cell table:style-name="ce115" office:value-type="string" calcext:value-type="string" table:number-columns-spanned="2" table:number-rows-spanned="1">
            <text:p>pro Mahlzeit</text:p>
          </table:table-cell>
          <table:covered-table-cell table:style-name="ce120"/>
          <table:table-cell table:style-name="ce78"/>
          <table:table-cell table:style-name="ce73" table:number-columns-spanned="2" table:number-rows-spanned="1"/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Energie</text:p>
          </table:table-cell>
          <table:table-cell table:style-name="ce102"/>
          <table:table-cell table:style-name="ce110" office:value-type="string" calcext:value-type="string">
            <text:p>kcal</text:p>
          </table:table-cell>
          <table:table-cell table:style-name="ce116" table:formula="of:=ROUND([.C29]/5)" office:value-type="float" office:value="0" calcext:value-type="float">
            <text:p>0</text:p>
          </table:table-cell>
          <table:table-cell table:style-name="ce121" office:value-type="string" calcext:value-type="string">
            <text:p>kcal</text:p>
          </table:table-cell>
          <table:table-cell table:style-name="ce78"/>
          <table:table-cell table:style-name="ce73" table:number-columns-spanned="2" table:number-rows-spanned="1"/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Fett gesamt</text:p>
          </table:table-cell>
          <table:table-cell table:style-name="ce103" office:value-type="float" office:value="100" calcext:value-type="float">
            <text:p>10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30]/5)" office:value-type="float" office:value="20" calcext:value-type="float">
            <text:p>20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73" table:number-columns-spanned="2" table:number-rows-spanned="1"/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MCT-Anteil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31]/5)" office:value-type="float" office:value="0" calcext:value-type="float">
            <text:p>0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73" table:number-columns-spanned="2" table:number-rows-spanned="1"/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Eiweiß</text:p>
          </table:table-cell>
          <table:table-cell table:style-name="ce103" office:value-type="float" office:value="40" calcext:value-type="float">
            <text:p>4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32]/5)" office:value-type="float" office:value="8" calcext:value-type="float">
            <text:p>8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73" table:number-columns-spanned="2" table:number-rows-spanned="1"/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9" office:value-type="string" calcext:value-type="string">
            <text:p>Kohlenhydrate</text:p>
          </table:table-cell>
          <table:table-cell table:style-name="ce104" office:value-type="float" office:value="40" calcext:value-type="float">
            <text:p>40</text:p>
          </table:table-cell>
          <table:table-cell table:style-name="ce114" office:value-type="string" calcext:value-type="string">
            <text:p>g</text:p>
          </table:table-cell>
          <table:table-cell table:style-name="ce118" table:formula="of:=ROUND([.C33]/5)" office:value-type="float" office:value="8" calcext:value-type="float">
            <text:p>8</text:p>
          </table:table-cell>
          <table:table-cell table:style-name="ce124" office:value-type="string" calcext:value-type="string">
            <text:p>g</text:p>
          </table:table-cell>
          <table:table-cell table:style-name="ce78"/>
          <table:table-cell table:style-name="ce73" table:number-columns-spanned="2" table:number-rows-spanned="1"/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 table:number-columns-repeated="7"/>
          <table:table-cell table:style-name="ce73" table:number-columns-spanned="2" table:number-rows-spanned="1"/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6" office:value-type="string" calcext:value-type="string" table:number-columns-spanned="4" table:number-rows-spanned="1">
            <text:p>Medikamenteneinnahme</text:p>
          </table:table-cell>
          <table:covered-table-cell table:style-name="ce167"/>
          <table:covered-table-cell table:number-columns-repeated="2" table:style-name="ce49"/>
          <table:table-cell table:style-name="ce78"/>
          <table:table-cell table:style-name="ce29"/>
          <table:table-cell table:style-name="ce73" table:number-columns-spanned="2" table:number-rows-spanned="1"/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/>
          <table:table-cell table:style-name="ce41" office:value-type="string" calcext:value-type="string">
            <text:p>Zeit</text:p>
          </table:table-cell>
          <table:table-cell table:style-name="ce50" office:value-type="string" calcext:value-type="string" table:number-columns-spanned="2" table:number-rows-spanned="1">
            <text:p>Notiz</text:p>
          </table:table-cell>
          <table:covered-table-cell table:style-name="ce28"/>
          <table:table-cell table:style-name="ce78"/>
          <table:table-cell table:style-name="ce29"/>
          <table:table-cell table:style-name="ce73" table:number-columns-spanned="2" table:number-rows-spanned="1"/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früh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style-name="ce75" office:value-type="string" calcext:value-type="string" table:number-columns-spanned="2" table:number-rows-spanned="1">
            <text:p>gesamt</text:p>
          </table:table-cell>
          <table:covered-table-cell table:style-name="ce125" table:formula="of:=SUM([.I28:.I36])" office:value-type="float" office:value="0" calcext:value-type="float">
            <text:p>0</text:p>
          </table:covered-table-cell>
          <table:table-cell table:style-name="ce149" table:formula="of:=SUM([.J28:.J36])" office:value-type="float" office:value="0" calcext:value-type="float">
            <text:p>0</text:p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mittags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style-name="ce78" table:number-columns-repeated="2"/>
          <table:table-cell table:style-name="ce2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abends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style-name="ce78" table:number-columns-repeated="2"/>
          <table:table-cell table:style-name="ce2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nachts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number-columns-repeated="2"/>
          <table:table-cell table:style-name="Default"/>
          <table:table-cell table:number-columns-repeated="1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7"/>
        </table:table-row>
        <table:table-row table:style-name="ro3">
          <table:table-cell table:style-name="ce78"/>
          <table:table-cell table:number-columns-repeated="23"/>
        </table:table-row>
        <table:table-row table:style-name="ro3" table:number-rows-repeated="104853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Essens-Wert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6" table:default-cell-style-name="ce277"/>
        <table:table-column table:style-name="co17" table:default-cell-style-name="ce287"/>
        <table:table-column table:style-name="co18" table:default-cell-style-name="ce297"/>
        <table:table-column table:style-name="co19" table:default-cell-style-name="ce297"/>
        <table:table-column table:style-name="co20" table:number-columns-repeated="2" table:default-cell-style-name="ce297"/>
        <table:table-column table:style-name="co21" table:number-columns-repeated="246" table:default-cell-style-name="ce298"/>
        <table:table-column table:style-name="co21" table:number-columns-repeated="767" table:default-cell-style-name="ce318"/>
        <table:table-column table:style-name="co15" table:default-cell-style-name="ce318"/>
        <table:table-column table:style-name="co15" table:number-columns-repeated="4" table:default-cell-style-name="Default"/>
        <table:table-row table:style-name="ro4">
          <table:table-cell table:style-name="ce256"/>
          <table:table-cell table:style-name="ce279"/>
          <table:table-cell table:style-name="ce288" table:number-columns-repeated="4"/>
          <table:table-cell table:number-columns-repeated="1018"/>
        </table:table-row>
        <table:table-row table:style-name="ro4">
          <table:table-cell table:style-name="ce265"/>
          <table:table-cell table:style-name="ce280" office:value-type="string" calcext:value-type="string">
            <text:p>ESSEN</text:p>
          </table:table-cell>
          <table:table-cell table:style-name="ce289" office:value-type="string" calcext:value-type="string">
            <text:p>Fett (g)</text:p>
          </table:table-cell>
          <table:table-cell table:style-name="ce289" office:value-type="string" calcext:value-type="string">
            <text:p>Eiweiß (g)</text:p>
          </table:table-cell>
          <table:table-cell table:style-name="ce289" office:value-type="string" calcext:value-type="string">
            <text:p>KH (g)</text:p>
          </table:table-cell>
          <table:table-cell table:style-name="ce289" office:value-type="string" calcext:value-type="string">
            <text:p>MCT (g)</text:p>
          </table:table-cell>
          <table:table-cell table:style-name="ce299" table:number-columns-repeated="1013"/>
          <table:table-cell table:style-name="ce323"/>
          <table:table-cell table:style-name="ce304" table:number-columns-repeated="3"/>
          <table:table-cell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1" office:value-type="string" calcext:value-type="string">
            <text:p>Aubergine, frisc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1" office:value-type="string" calcext:value-type="string">
            <text:p>Avocado</text:p>
          </table:table-cell>
          <table:table-cell table:style-name="ce290" office:value-type="float" office:value="23.5" calcext:value-type="float">
            <text:p>23,5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Bambussprossen, Aldi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Blumenkohl, gekocht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2.2" calcext:value-type="float">
            <text:p>2,2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Bohnen, grün, gekocht, fddb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5.3" calcext:value-type="float">
            <text:p>5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9" office:value-type="string" calcext:value-type="string">
            <text:p>GEMÜSE</text:p>
          </table:table-cell>
          <table:table-cell table:style-name="ce274" office:value-type="string" calcext:value-type="string">
            <text:p>Broccoli, gekocht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Buttergemüse Edeka Bio</text:p>
          </table:table-cell>
          <table:table-cell table:style-name="ce290" office:value-type="float" office:value="7.3" calcext:value-type="float">
            <text:p>7,3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8.1" calcext:value-type="float">
            <text:p>8,1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2" office:value-type="string" calcext:value-type="string">
            <text:p>Butternut Kürbis, roh</text:p>
          </table:table-cell>
          <table:table-cell table:style-name="ce291" office:value-type="float" office:value="0.1" calcext:value-type="float">
            <text:p>0,1</text:p>
          </table:table-cell>
          <table:table-cell table:style-name="ce291" office:value-type="float" office:value="1.1" calcext:value-type="float">
            <text:p>1,1</text:p>
          </table:table-cell>
          <table:table-cell table:style-name="ce291" office:value-type="float" office:value="8.3" calcext:value-type="float">
            <text:p>8,3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Champignon (Zucht-)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2.7" calcext:value-type="float">
            <text:p>2,7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2" office:value-type="string" calcext:value-type="string">
            <text:p>Chicoree</text:p>
          </table:table-cell>
          <table:table-cell table:style-name="ce291" office:value-type="float" office:value="0.2" calcext:value-type="float">
            <text:p>0,2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2" calcext:value-type="float">
            <text:p>2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Chinakohl</text:p>
          </table:table-cell>
          <table:table-cell table:style-name="ce290" office:value-type="float" office:value="0.3" calcext:value-type="float">
            <text:p>0,3</text:p>
          </table:table-cell>
          <table:table-cell table:number-columns-repeated="2" table:style-name="ce290" office:value-type="float" office:value="1.2" calcext:value-type="float">
            <text:p>1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83" office:value-type="string" calcext:value-type="string">
            <text:p>Chinakohl, gekocht</text:p>
          </table:table-cell>
          <table:table-cell table:style-name="ce292" office:value-type="float" office:value="2.6" calcext:value-type="float">
            <text:p>2,6</text:p>
          </table:table-cell>
          <table:table-cell table:style-name="ce292" office:value-type="float" office:value="2.8" calcext:value-type="float">
            <text:p>2,8</text:p>
          </table:table-cell>
          <table:table-cell table:style-name="ce292" office:value-type="float" office:value="3.9" calcext:value-type="float">
            <text:p>3,9</text:p>
          </table:table-cell>
          <table:table-cell table:style-name="ce292" office:value-type="float" office:value="0" calcext:value-type="float">
            <text:p>0,0</text:p>
          </table:table-cell>
          <table:table-cell table:style-name="ce301"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2" office:value-type="string" calcext:value-type="string">
            <text:p>Eisbergsalat, frisch</text:p>
          </table:table-cell>
          <table:table-cell table:style-name="ce291" office:value-type="float" office:value="0.2" calcext:value-type="float">
            <text:p>0,2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1.6" calcext:value-type="float">
            <text:p>1,6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82" office:value-type="string" calcext:value-type="string">
            <text:p>Erbsen</text:p>
          </table:table-cell>
          <table:table-cell table:style-name="ce291" office:value-type="float" office:value="0.5" calcext:value-type="float">
            <text:p>0,5</text:p>
          </table:table-cell>
          <table:table-cell table:style-name="ce291" office:value-type="float" office:value="6.6" calcext:value-type="float">
            <text:p>6,6</text:p>
          </table:table-cell>
          <table:table-cell table:style-name="ce291" office:value-type="float" office:value="12.3" calcext:value-type="float">
            <text:p>12,3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Essiggurke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Feldsalat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1.8" calcext:value-type="float">
            <text:p>1,8</text:p>
          </table:table-cell>
          <table:table-cell table:style-name="ce290" office:value-type="float" office:value="0.8" calcext:value-type="float">
            <text:p>0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Fenchel, roh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2.4" calcext:value-type="float">
            <text:p>2,4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Gartenkresse, roh</text:p>
          </table:table-cell>
          <table:table-cell table:style-name="ce290" office:value-type="float" office:value="0.7" calcext:value-type="float">
            <text:p>0,7</text:p>
          </table:table-cell>
          <table:table-cell table:style-name="ce290" office:value-type="float" office:value="4.2" calcext:value-type="float">
            <text:p>4,2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Gemüse Mix Italienische Küche Frosta ungewürzt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Gemüsepfanne Toskana, Frosta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Genüsemischung klassisch, Greenland Erbsen, Möhren, Mais</text:p>
          </table:table-cell>
          <table:table-cell table:style-name="ce290" office:value-type="float" office:value="4.2" calcext:value-type="float">
            <text:p>4,2</text:p>
          </table:table-cell>
          <table:table-cell table:style-name="ce290" office:value-type="float" office:value="2.7" calcext:value-type="float">
            <text:p>2,7</text:p>
          </table:table-cell>
          <table:table-cell table:style-name="ce290" office:value-type="float" office:value="12.6" calcext:value-type="float">
            <text:p>12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Gurke, ro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1.81" calcext:value-type="float">
            <text:p>1,8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Italienische Art, Pfannengemüse, Gut &amp; Günstig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4.4" calcext:value-type="float">
            <text:p>4,4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Kaisergemüse, TK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Kartoffel, gekocht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15" calcext:value-type="float">
            <text:p>15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Kidneybohnen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5.7" calcext:value-type="float">
            <text:p>5,7</text:p>
          </table:table-cell>
          <table:table-cell table:style-name="ce290" office:value-type="float" office:value="9" calcext:value-type="float">
            <text:p>9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Kirschpaprika</text:p>
          </table:table-cell>
          <table:table-cell table:style-name="ce290" office:value-type="float" office:value="29.8" calcext:value-type="float">
            <text:p>29,8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13.3" calcext:value-type="float">
            <text:p>13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Knollensellerie, gekocht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.4" calcext:value-type="float">
            <text:p>1,4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Kohlrabi, gekocht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2" office:value-type="string" calcext:value-type="string">
            <text:p>Kohlrabi, roh</text:p>
          </table:table-cell>
          <table:table-cell table:style-name="ce291" office:value-type="float" office:value="0.2" calcext:value-type="float">
            <text:p>0,2</text:p>
          </table:table-cell>
          <table:table-cell table:style-name="ce291" office:value-type="float" office:value="1.9" calcext:value-type="float">
            <text:p>1,9</text:p>
          </table:table-cell>
          <table:table-cell table:style-name="ce291" office:value-type="float" office:value="3.7" calcext:value-type="float">
            <text:p>3,7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83" office:value-type="string" calcext:value-type="string">
            <text:p>Kohlrübe/Steckrübe, gekocht (fddb)</text:p>
          </table:table-cell>
          <table:table-cell table:style-name="ce292" office:value-type="float" office:value="0.2" calcext:value-type="float">
            <text:p>0,2</text:p>
          </table:table-cell>
          <table:table-cell table:style-name="ce292" office:value-type="float" office:value="1.2" calcext:value-type="float">
            <text:p>1,2</text:p>
          </table:table-cell>
          <table:table-cell table:style-name="ce292" office:value-type="float" office:value="5.7" calcext:value-type="float">
            <text:p>5,7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Kopfsalat</text:p>
          </table:table-cell>
          <table:table-cell table:style-name="ce290" office:value-type="float" office:value="0.22" calcext:value-type="float">
            <text:p>0,2</text:p>
          </table:table-cell>
          <table:table-cell table:style-name="ce290" office:value-type="float" office:value="1.22" calcext:value-type="float">
            <text:p>1,2</text:p>
          </table:table-cell>
          <table:table-cell table:style-name="ce290" office:value-type="float" office:value="1.06" calcext:value-type="float">
            <text:p>1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Kopfsalat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1.1" calcext:value-type="float">
            <text:p>1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Kürbis, gekocht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4.5" calcext:value-type="float">
            <text:p>4,5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Lauch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2.2" calcext:value-type="float">
            <text:p>2,2</text:p>
          </table:table-cell>
          <table:table-cell table:style-name="ce290" office:value-type="float" office:value="3.2" calcext:value-type="float">
            <text:p>3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Mais, Bonduelle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Möhren ro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.98" calcext:value-type="float">
            <text:p>1,0</text:p>
          </table:table-cell>
          <table:table-cell table:style-name="ce290" office:value-type="float" office:value="4.8" calcext:value-type="float">
            <text:p>4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Möhren, gekocht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4.5" calcext:value-type="float">
            <text:p>4,5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Olive, grün Kräuter</text:p>
          </table:table-cell>
          <table:table-cell table:style-name="ce290" office:value-type="float" office:value="17.1" calcext:value-type="float">
            <text:p>17,1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1.8" calcext:value-type="float">
            <text:p>1,8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Olive, grün Kräuter Dittmann trocken eing.</text:p>
          </table:table-cell>
          <table:table-cell table:style-name="ce290" office:value-type="float" office:value="18.8" calcext:value-type="float">
            <text:p>18,8</text:p>
          </table:table-cell>
          <table:table-cell table:number-columns-repeated="2" table:style-name="ce290" office:value-type="float" office:value="1.3" calcext:value-type="float">
            <text:p>1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74" office:value-type="string" calcext:value-type="string">
            <text:p>Olive, grün, frischkäse, JA</text:p>
          </table:table-cell>
          <table:table-cell table:style-name="ce290" office:value-type="float" office:value="18.1" calcext:value-type="float">
            <text:p>18,1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0.7" calcext:value-type="float">
            <text:p>0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MÜSE</text:p>
          </table:table-cell>
          <table:table-cell table:style-name="ce274" office:value-type="string" calcext:value-type="string">
            <text:p>Olive, grün Kräuter Krini, ohne Stein</text:p>
          </table:table-cell>
          <table:table-cell table:style-name="ce290" office:value-type="float" office:value="15" calcext:value-type="float">
            <text:p>15,0</text:p>
          </table:table-cell>
          <table:table-cell table:style-name="ce290" office:value-type="float" office:value="0.8" calcext:value-type="float">
            <text:p>0,8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Olive, schwarz</text:p>
          </table:table-cell>
          <table:table-cell table:style-name="ce290" office:value-type="float" office:value="19.6" calcext:value-type="float">
            <text:p>19,6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Oliven, grün entsteint Ibero</text:p>
          </table:table-cell>
          <table:table-cell table:style-name="ce290" office:value-type="float" office:value="15" calcext:value-type="float">
            <text:p>15,0</text:p>
          </table:table-cell>
          <table:table-cell table:style-name="ce290" office:value-type="float" office:value="1.3" calcext:value-type="float">
            <text:p>1,3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Oliven, grün mit Frischkäse</text:p>
          </table:table-cell>
          <table:table-cell table:style-name="ce290" office:value-type="float" office:value="46.8" calcext:value-type="float">
            <text:p>46,8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Oliven, mit Knoblauch und Kräutern</text:p>
          </table:table-cell>
          <table:table-cell table:style-name="ce290" office:value-type="float" office:value="11.5" calcext:value-type="float">
            <text:p>11,5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4.3" calcext:value-type="float">
            <text:p>4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82" office:value-type="string" calcext:value-type="string">
            <text:p>Olivenmix m. Rosmarin und Thymian</text:p>
          </table:table-cell>
          <table:table-cell table:style-name="ce291" office:value-type="float" office:value="22" calcext:value-type="float">
            <text:p>22,0</text:p>
          </table:table-cell>
          <table:table-cell table:style-name="ce291" office:value-type="float" office:value="1.4" calcext:value-type="float">
            <text:p>1,4</text:p>
          </table:table-cell>
          <table:table-cell table:style-name="ce291" office:value-type="float" office:value="1.7" calcext:value-type="float">
            <text:p>1,7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3" office:value-type="string" calcext:value-type="string">
            <text:p>GEMÜSE</text:p>
          </table:table-cell>
          <table:table-cell table:style-name="ce283" office:value-type="string" calcext:value-type="string">
            <text:p>Oliven, zeus mit mandeln</text:p>
          </table:table-cell>
          <table:table-cell table:style-name="ce292" office:value-type="float" office:value="24.5" calcext:value-type="float">
            <text:p>24,5</text:p>
          </table:table-cell>
          <table:table-cell table:style-name="ce292" office:value-type="float" office:value="3.5" calcext:value-type="float">
            <text:p>3,5</text:p>
          </table:table-cell>
          <table:table-cell table:style-name="ce292" office:value-type="float" office:value="0.4" calcext:value-type="float">
            <text:p>0,4</text:p>
          </table:table-cell>
          <table:table-cell table:style-name="ce292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Paprika, roh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6.4" calcext:value-type="float">
            <text:p>6,4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Paprika, rot gekocht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6.7" calcext:value-type="float">
            <text:p>6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Paprika, rote Mini, mit Frischkäse/Feta</text:p>
          </table:table-cell>
          <table:table-cell table:style-name="ce290" office:value-type="float" office:value="35.7" calcext:value-type="float">
            <text:p>35,7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Passata Edeka Bio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.4" calcext:value-type="float">
            <text:p>1,4</text:p>
          </table:table-cell>
          <table:table-cell table:style-name="ce290" office:value-type="float" office:value="4.3" calcext:value-type="float">
            <text:p>4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Petersilienwurzel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6.1" calcext:value-type="float">
            <text:p>6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adieschen, roh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.1" calcext:value-type="float">
            <text:p>1,1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ettich, ro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inderfond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4.3" calcext:value-type="float">
            <text:p>4,3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osenkohl, gekocht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2.4" calcext:value-type="float">
            <text:p>2,4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ote Beete, frisch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8.4" calcext:value-type="float">
            <text:p>8,4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ote Beete, gekocht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.1" calcext:value-type="float">
            <text:p>1,1</text:p>
          </table:table-cell>
          <table:table-cell table:style-name="ce290" office:value-type="float" office:value="5" calcext:value-type="float">
            <text:p>5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ote Linsen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26.7" calcext:value-type="float">
            <text:p>26,7</text:p>
          </table:table-cell>
          <table:table-cell table:style-name="ce290" office:value-type="float" office:value="57.8" calcext:value-type="float">
            <text:p>57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Rotkohl, ro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3.2" calcext:value-type="float">
            <text:p>3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Rucola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Salz-Dill-Gurke, Spreewaldrabe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.8" calcext:value-type="float">
            <text:p>0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74" office:value-type="string" calcext:value-type="string">
            <text:p>Sauerkraut, abgetropft roh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0.8" calcext:value-type="float">
            <text:p>0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83" office:value-type="string" calcext:value-type="string">
            <text:p>Schwarzwurzel</text:p>
          </table:table-cell>
          <table:table-cell table:style-name="ce292" office:value-type="float" office:value="0.4" calcext:value-type="float">
            <text:p>0,4</text:p>
          </table:table-cell>
          <table:table-cell table:style-name="ce292" office:value-type="float" office:value="1.4" calcext:value-type="float">
            <text:p>1,4</text:p>
          </table:table-cell>
          <table:table-cell table:style-name="ce292" office:value-type="float" office:value="2.1" calcext:value-type="float">
            <text:p>2,1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Sellerie, gekocht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1.6" calcext:value-type="float">
            <text:p>1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Spinat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2.3" calcext:value-type="float">
            <text:p>2,3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4">
          <table:table-cell table:style-name="ce273" office:value-type="string" calcext:value-type="string">
            <text:p>GEMÜSE</text:p>
          </table:table-cell>
          <table:table-cell table:style-name="ce283" office:value-type="string" calcext:value-type="string">
            <text:p>Spinat, mit alpro, vegan, Iglo</text:p>
          </table:table-cell>
          <table:table-cell table:style-name="ce292" office:value-type="float" office:value="3.3" calcext:value-type="float">
            <text:p>3,3</text:p>
          </table:table-cell>
          <table:table-cell table:style-name="ce292" office:value-type="float" office:value="3.1" calcext:value-type="float">
            <text:p>3,1</text:p>
          </table:table-cell>
          <table:table-cell table:style-name="ce292" office:value-type="float" office:value="1.5" calcext:value-type="float">
            <text:p>1,5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Spinat, Rahm Alnatura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2.3" calcext:value-type="float">
            <text:p>2,3</text:p>
          </table:table-cell>
          <table:table-cell table:style-name="ce290" office:value-type="float" office:value="1.8" calcext:value-type="float">
            <text:p>1,8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1" office:value-type="string" calcext:value-type="string">
            <text:p>GEMÜSE</text:p>
          </table:table-cell>
          <table:table-cell table:style-name="ce283" office:value-type="string" calcext:value-type="string">
            <text:p>Spinat, Rahm dennree</text:p>
          </table:table-cell>
          <table:table-cell table:style-name="ce292" office:value-type="float" office:value="3.4" calcext:value-type="float">
            <text:p>3,4</text:p>
          </table:table-cell>
          <table:table-cell table:style-name="ce292" office:value-type="float" office:value="3" calcext:value-type="float">
            <text:p>3,0</text:p>
          </table:table-cell>
          <table:table-cell table:style-name="ce292" office:value-type="float" office:value="3.4" calcext:value-type="float">
            <text:p>3,4</text:p>
          </table:table-cell>
          <table:table-cell table:style-name="ce292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Spinat, Rahm iglo/All Seasons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Staudensellerie, ro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2.18" calcext:value-type="float">
            <text:p>2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Tomate, gekocht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.1" calcext:value-type="float">
            <text:p>1,1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Tomaten, passiert, Gut &amp; Günstig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MÜSE</text:p>
          </table:table-cell>
          <table:table-cell table:style-name="ce274" office:value-type="string" calcext:value-type="string">
            <text:p>Tomaten, roh</text:p>
          </table:table-cell>
          <table:table-cell table:style-name="ce290" office:value-type="float" office:value="0.21" calcext:value-type="float">
            <text:p>0,2</text:p>
          </table:table-cell>
          <table:table-cell table:style-name="ce290" office:value-type="float" office:value="0.95" calcext:value-type="float">
            <text:p>1,0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GEMÜSE</text:p>
          </table:table-cell>
          <table:table-cell table:style-name="ce274" office:value-type="string" calcext:value-type="string">
            <text:p>Tomaten, getrocknet</text:p>
          </table:table-cell>
          <table:table-cell table:style-name="ce290" office:value-type="float" office:value="10.4" calcext:value-type="float">
            <text:p>10,4</text:p>
          </table:table-cell>
          <table:table-cell table:style-name="ce290" office:value-type="float" office:value="5.1" calcext:value-type="float">
            <text:p>5,1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83" office:value-type="string" calcext:value-type="string">
            <text:p>Weißkraut, fddb</text:p>
          </table:table-cell>
          <table:table-cell table:style-name="ce292" office:value-type="float" office:value="0.2" calcext:value-type="float">
            <text:p>0,2</text:p>
          </table:table-cell>
          <table:table-cell table:style-name="ce292" office:value-type="float" office:value="1.4" calcext:value-type="float">
            <text:p>1,4</text:p>
          </table:table-cell>
          <table:table-cell table:style-name="ce292" office:value-type="float" office:value="4" calcext:value-type="float">
            <text:p>4,0</text:p>
          </table:table-cell>
          <table:table-cell table:style-name="ce292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74" office:value-type="string" calcext:value-type="string">
            <text:p>Wirsing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2.2" calcext:value-type="float">
            <text:p>2,2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74" office:value-type="string" calcext:value-type="string">
            <text:p>Zucchini</text:p>
          </table:table-cell>
          <table:table-cell table:style-name="ce290" office:value-type="float" office:value="0.29" calcext:value-type="float">
            <text:p>0,3</text:p>
          </table:table-cell>
          <table:table-cell table:style-name="ce290" office:value-type="float" office:value="1.89" calcext:value-type="float">
            <text:p>1,9</text:p>
          </table:table-cell>
          <table:table-cell table:style-name="ce290" office:value-type="float" office:value="2.26" calcext:value-type="float">
            <text:p>2,3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3" office:value-type="string" calcext:value-type="string">
            <text:p>GEMÜSE</text:p>
          </table:table-cell>
          <table:table-cell table:style-name="ce274" office:value-type="string" calcext:value-type="string">
            <text:p>Zwiebel, roh</text:p>
          </table:table-cell>
          <table:table-cell table:style-name="ce290" office:value-type="float" office:value="0.25" calcext:value-type="float">
            <text:p>0,3</text:p>
          </table:table-cell>
          <table:table-cell table:style-name="ce290" office:value-type="float" office:value="1.18" calcext:value-type="float">
            <text:p>1,2</text:p>
          </table:table-cell>
          <table:table-cell table:style-name="ce290" office:value-type="float" office:value="4.92" calcext:value-type="float">
            <text:p>4,9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Apfel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0.34" calcext:value-type="float">
            <text:p>0,3</text:p>
          </table:table-cell>
          <table:table-cell table:style-name="ce290" office:value-type="float" office:value="11.43" calcext:value-type="float">
            <text:p>11,4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Apfelsine, frisch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8.3" calcext:value-type="float">
            <text:p>8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Aprikose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8.54" calcext:value-type="float">
            <text:p>8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Beeren TK Alnatura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7.8" calcext:value-type="float">
            <text:p>7,8</text:p>
          </table:table-cell>
          <table:table-cell table:style-name="ce290" office:value-type="float" office:value="0" calcext:value-type="float">
            <text:p>0,0</text:p>
          </table:table-cell>
          <table:table-cell table:style-name="ce304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Birne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12.4" calcext:value-type="float">
            <text:p>12,4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Brombeere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6.2" calcext:value-type="float">
            <text:p>6,2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Clementinen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9" calcext:value-type="float">
            <text:p>9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Erdbeeren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0.82" calcext:value-type="float">
            <text:p>0,8</text:p>
          </table:table-cell>
          <table:table-cell table:style-name="ce290" office:value-type="float" office:value="5.51" calcext:value-type="float">
            <text:p>5,5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Grapefruit</text:p>
          </table:table-cell>
          <table:table-cell table:style-name="ce290" office:value-type="float" office:value="0.15" calcext:value-type="float">
            <text:p>0,2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8.95" calcext:value-type="float">
            <text:p>9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Heidelbeeren</text:p>
          </table:table-cell>
          <table:table-cell table:number-columns-repeated="2" table:style-name="ce290" office:value-type="float" office:value="0.6" calcext:value-type="float">
            <text:p>0,6</text:p>
          </table:table-cell>
          <table:table-cell table:style-name="ce290" office:value-type="float" office:value="7.4" calcext:value-type="float">
            <text:p>7,4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Himbeere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4.8" calcext:value-type="float">
            <text:p>4,8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Himbeere getrocknet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8.1" calcext:value-type="float">
            <text:p>8,1</text:p>
          </table:table-cell>
          <table:table-cell table:style-name="ce290" office:value-type="float" office:value="30.1" calcext:value-type="float">
            <text:p>30,1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Himbeere TK Edeka Bio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7" calcext:value-type="float">
            <text:p>7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Kirschen, sauer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Kirschen, süß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13.3" calcext:value-type="float">
            <text:p>13,3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Kiwi</text:p>
          </table:table-cell>
          <table:table-cell table:style-name="ce290" office:value-type="float" office:value="0.63" calcext:value-type="float">
            <text:p>0,6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10.77" calcext:value-type="float">
            <text:p>10,8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Mandarinen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10" calcext:value-type="float">
            <text:p>10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Mango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13" calcext:value-type="float">
            <text:p>13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Nektarine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12.4" calcext:value-type="float">
            <text:p>12,4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Orange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9.19" calcext:value-type="float">
            <text:p>9,2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Papaya roh</text:p>
          </table:table-cell>
          <table:table-cell table:style-name="ce290" office:value-type="float" office:value="0.09" calcext:value-type="float">
            <text:p>0,1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7" calcext:value-type="float">
            <text:p>7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Pfirsich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0.7" calcext:value-type="float">
            <text:p>0,7</text:p>
          </table:table-cell>
          <table:table-cell table:style-name="ce290" office:value-type="float" office:value="15.6" calcext:value-type="float">
            <text:p>15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74" office:value-type="string" calcext:value-type="string">
            <text:p>Wassermelone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8" calcext:value-type="float">
            <text:p>8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Obst</text:p>
          </table:table-cell>
          <table:table-cell table:style-name="ce283" office:value-type="string" calcext:value-type="string">
            <text:p>Zitrone,frisch</text:p>
          </table:table-cell>
          <table:table-cell table:style-name="ce292" office:value-type="float" office:value="0.6" calcext:value-type="float">
            <text:p>0,6</text:p>
          </table:table-cell>
          <table:table-cell table:style-name="ce292" office:value-type="float" office:value="0.7" calcext:value-type="float">
            <text:p>0,7</text:p>
          </table:table-cell>
          <table:table-cell table:style-name="ce292" office:value-type="float" office:value="3.2" calcext:value-type="float">
            <text:p>3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4" table:number-columns-repeated="2"/>
          <table:table-cell table:style-name="ce293" table:number-columns-repeated="4"/>
          <table:table-cell table:number-columns-repeated="1018"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82" office:value-type="string" calcext:value-type="string">
            <text:p>Carokaffee, extra kräftig</text:p>
          </table:table-cell>
          <table:table-cell table:style-name="ce291" office:value-type="float" office:value="0" calcext:value-type="float">
            <text:p>0,0</text:p>
          </table:table-cell>
          <table:table-cell table:style-name="ce291" office:value-type="float" office:value="5.1" calcext:value-type="float">
            <text:p>5,1</text:p>
          </table:table-cell>
          <table:table-cell table:style-name="ce291" office:value-type="float" office:value="82.6" calcext:value-type="float">
            <text:p>82,6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82" office:value-type="string" calcext:value-type="string">
            <text:p>Kakao Getränk Choco Drink</text:p>
          </table:table-cell>
          <table:table-cell table:style-name="ce291" office:value-type="float" office:value="3.7" calcext:value-type="float">
            <text:p>3,7</text:p>
          </table:table-cell>
          <table:table-cell table:style-name="ce291" office:value-type="float" office:value="8.8" calcext:value-type="float">
            <text:p>8,8</text:p>
          </table:table-cell>
          <table:table-cell table:style-name="ce291" office:value-type="float" office:value="71.9" calcext:value-type="float">
            <text:p>71,9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74" office:value-type="string" calcext:value-type="string">
            <text:p>Kakao Naturata</text:p>
          </table:table-cell>
          <table:table-cell table:style-name="ce290" office:value-type="float" office:value="21" calcext:value-type="float">
            <text:p>21,0</text:p>
          </table:table-cell>
          <table:table-cell table:style-name="ce290" office:value-type="float" office:value="22.3" calcext:value-type="float">
            <text:p>22,3</text:p>
          </table:table-cell>
          <table:table-cell table:style-name="ce290" office:value-type="float" office:value="12.4" calcext:value-type="float">
            <text:p>12,4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74" office:value-type="string" calcext:value-type="string">
            <text:p>Kakaohaltiges Getränkepulver, Lidl</text:p>
          </table:table-cell>
          <table:table-cell table:style-name="ce290" office:value-type="float" office:value="2.7" calcext:value-type="float">
            <text:p>2,7</text:p>
          </table:table-cell>
          <table:table-cell table:style-name="ce290" office:value-type="float" office:value="4.5" calcext:value-type="float">
            <text:p>4,5</text:p>
          </table:table-cell>
          <table:table-cell table:style-name="ce290" office:value-type="float" office:value="80" calcext:value-type="float">
            <text:p>80,0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82" office:value-type="string" calcext:value-type="string">
            <text:p>Kokosmilch, (fddb)</text:p>
          </table:table-cell>
          <table:table-cell table:style-name="ce291" office:value-type="float" office:value="18" calcext:value-type="float">
            <text:p>18,0</text:p>
          </table:table-cell>
          <table:table-cell table:number-columns-repeated="2" table:style-name="ce291" office:value-type="float" office:value="1.8" calcext:value-type="float">
            <text:p>1,8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4">
          <table:table-cell table:style-name="ce271" office:value-type="string" calcext:value-type="string">
            <text:p>Getränke</text:p>
          </table:table-cell>
          <table:table-cell table:style-name="ce274" office:value-type="string" calcext:value-type="string">
            <text:p>Kombucha Limmo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290" office:value-type="float" office:value="5.2" calcext:value-type="float">
            <text:p>5,2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74" office:value-type="string" calcext:value-type="string">
            <text:p>Lupinen-kaffee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2.7" calcext:value-type="float">
            <text:p>2,7</text:p>
          </table:table-cell>
          <table:table-cell table:style-name="ce290" office:value-type="float" office:value="84.4" calcext:value-type="float">
            <text:p>84,4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4">
          <table:table-cell table:style-name="ce271" office:value-type="string" calcext:value-type="string">
            <text:p>Getränke</text:p>
          </table:table-cell>
          <table:table-cell table:style-name="ce282" office:value-type="string" calcext:value-type="string">
            <text:p>Mandarinensaft</text:p>
          </table:table-cell>
          <table:table-cell table:style-name="ce291" office:value-type="float" office:value="0.2" calcext:value-type="float">
            <text:p>0,2</text:p>
          </table:table-cell>
          <table:table-cell table:style-name="ce291" office:value-type="float" office:value="0.5" calcext:value-type="float">
            <text:p>0,5</text:p>
          </table:table-cell>
          <table:table-cell table:style-name="ce291" office:value-type="float" office:value="10.1" calcext:value-type="float">
            <text:p>10,1</text:p>
          </table:table-cell>
          <table:table-cell table:style-name="ce291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tränke</text:p>
          </table:table-cell>
          <table:table-cell table:style-name="ce274" office:value-type="string" calcext:value-type="string">
            <text:p>Möhrensaft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8.8" calcext:value-type="float">
            <text:p>8,8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änke</text:p>
          </table:table-cell>
          <table:table-cell table:style-name="ce283" office:value-type="string" calcext:value-type="string">
            <text:p>Multivitamin Brausetablette, dm</text:p>
          </table:table-cell>
          <table:table-cell table:style-name="ce292" office:value-type="float" office:value="0.3" calcext:value-type="float">
            <text:p>0,3</text:p>
          </table:table-cell>
          <table:table-cell table:style-name="ce292" office:value-type="float" office:value="0.1" calcext:value-type="float">
            <text:p>0,1</text:p>
          </table:table-cell>
          <table:table-cell table:style-name="ce292" office:value-type="float" office:value="17" calcext:value-type="float">
            <text:p>17,0</text:p>
          </table:table-cell>
          <table:table-cell table:style-name="ce292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änke</text:p>
          </table:table-cell>
          <table:table-cell table:style-name="ce282" office:value-type="string" calcext:value-type="string">
            <text:p>Orangensaft, EDEKA kleine Flasche</text:p>
          </table:table-cell>
          <table:table-cell table:style-name="ce291" office:value-type="float" office:value="0.2" calcext:value-type="float">
            <text:p>0,2</text:p>
          </table:table-cell>
          <table:table-cell table:style-name="ce291" office:value-type="float" office:value="0.7" calcext:value-type="float">
            <text:p>0,7</text:p>
          </table:table-cell>
          <table:table-cell table:style-name="ce291" office:value-type="float" office:value="9.6" calcext:value-type="float">
            <text:p>9,6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änke</text:p>
          </table:table-cell>
          <table:table-cell table:style-name="ce282" office:value-type="string" calcext:value-type="string">
            <text:p>Orangensaft, milde Orange, hohes C, mini</text:p>
          </table:table-cell>
          <table:table-cell table:style-name="ce291" office:value-type="float" office:value="0.2" calcext:value-type="float">
            <text:p>0,2</text:p>
          </table:table-cell>
          <table:table-cell table:style-name="ce291" office:value-type="float" office:value="0.7" calcext:value-type="float">
            <text:p>0,7</text:p>
          </table:table-cell>
          <table:table-cell table:style-name="ce291" office:value-type="float" office:value="8.8" calcext:value-type="float">
            <text:p>8,8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änke</text:p>
          </table:table-cell>
          <table:table-cell table:style-name="ce282" office:value-type="string" calcext:value-type="string">
            <text:p>Ovomaltine</text:p>
          </table:table-cell>
          <table:table-cell table:style-name="ce291" office:value-type="float" office:value="2" calcext:value-type="float">
            <text:p>2,0</text:p>
          </table:table-cell>
          <table:table-cell table:style-name="ce291" office:value-type="float" office:value="9.4" calcext:value-type="float">
            <text:p>9,4</text:p>
          </table:table-cell>
          <table:table-cell table:style-name="ce291" office:value-type="float" office:value="78" calcext:value-type="float">
            <text:p>78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4" table:number-columns-repeated="2"/>
          <table:table-cell table:style-name="ce293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Öle</text:p>
          </table:table-cell>
          <table:table-cell table:style-name="ce274" office:value-type="string" calcext:value-type="string">
            <text:p>Kokosöl</text:p>
          </table:table-cell>
          <table:table-cell table:style-name="ce290" office:value-type="float" office:value="91" calcext:value-type="float">
            <text:p>91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290" office:value-type="float" office:value="52" calcext:value-type="float">
            <text:p>52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Öle</text:p>
          </table:table-cell>
          <table:table-cell table:style-name="ce274" office:value-type="string" calcext:value-type="string">
            <text:p>Macadamiaöl, La Comtesse</text:p>
          </table:table-cell>
          <table:table-cell table:style-name="ce290" office:value-type="float" office:value="92" calcext:value-type="float">
            <text:p>92,0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Öle</text:p>
          </table:table-cell>
          <table:table-cell table:style-name="ce274" office:value-type="string" calcext:value-type="string">
            <text:p>Mandelöl</text:p>
          </table:table-cell>
          <table:table-cell table:style-name="ce290" office:value-type="float" office:value="92" calcext:value-type="float">
            <text:p>92,0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Öle</text:p>
          </table:table-cell>
          <table:table-cell table:style-name="ce274" office:value-type="string" calcext:value-type="string">
            <text:p>Olivenöl</text:p>
          </table:table-cell>
          <table:table-cell table:style-name="ce290" office:value-type="float" office:value="91.5" calcext:value-type="float">
            <text:p>91,5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Öle</text:p>
          </table:table-cell>
          <table:table-cell table:style-name="ce274" office:value-type="string" calcext:value-type="string">
            <text:p>Rapsöl kaltgepresst </text:p>
          </table:table-cell>
          <table:table-cell table:style-name="ce290" office:value-type="float" office:value="92" calcext:value-type="float">
            <text:p>92,0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Öle</text:p>
          </table:table-cell>
          <table:table-cell table:style-name="ce274" office:value-type="string" calcext:value-type="string">
            <text:p>Sonnenblumenöl, dennree</text:p>
          </table:table-cell>
          <table:table-cell table:style-name="ce290" office:value-type="float" office:value="92" calcext:value-type="float">
            <text:p>92,0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Öle</text:p>
          </table:table-cell>
          <table:table-cell table:style-name="ce274" office:value-type="string" calcext:value-type="string">
            <text:p>Walnussöl, Bio</text:p>
          </table:table-cell>
          <table:table-cell table:style-name="ce290" office:value-type="float" office:value="92" calcext:value-type="float">
            <text:p>92,0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Fett</text:p>
          </table:table-cell>
          <table:table-cell table:style-name="ce274" office:value-type="string" calcext:value-type="string">
            <text:p>Butter</text:p>
          </table:table-cell>
          <table:table-cell table:style-name="ce290" office:value-type="float" office:value="83.2" calcext:value-type="float">
            <text:p>83,2</text:p>
          </table:table-cell>
          <table:table-cell table:style-name="ce290" office:value-type="float" office:value="0.67" calcext:value-type="float">
            <text:p>0,7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Fett</text:p>
          </table:table-cell>
          <table:table-cell table:style-name="ce274" office:value-type="string" calcext:value-type="string">
            <text:p>Butterschmalz, Kerrygold</text:p>
          </table:table-cell>
          <table:table-cell table:style-name="ce290" office:value-type="float" office:value="99.8" calcext:value-type="float">
            <text:p>99,8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Fett</text:p>
          </table:table-cell>
          <table:table-cell table:style-name="ce274" office:value-type="string" calcext:value-type="string">
            <text:p>Margarine (pflanzlich)</text:p>
          </table:table-cell>
          <table:table-cell table:style-name="ce290" office:value-type="float" office:value="80" calcext:value-type="float">
            <text:p>80,0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ett</text:p>
          </table:table-cell>
          <table:table-cell table:style-name="ce274" office:value-type="string" calcext:value-type="string">
            <text:p>Mayonnaise Thomy Delikatess</text:p>
          </table:table-cell>
          <table:table-cell table:style-name="ce290" office:value-type="float" office:value="80" calcext:value-type="float">
            <text:p>80,0</text:p>
          </table:table-cell>
          <table:table-cell table:style-name="ce290" office:value-type="float" office:value="1.8" calcext:value-type="float">
            <text:p>1,8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Fett</text:p>
          </table:table-cell>
          <table:table-cell table:style-name="ce274" office:value-type="string" calcext:value-type="string">
            <text:p>MCT Öl, Carino Healthcare</text:p>
          </table:table-cell>
          <table:table-cell table:style-name="ce290" office:value-type="float" office:value="100" calcext:value-type="float">
            <text:p>100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290" office:value-type="float" office:value="99.9" calcext:value-type="float">
            <text:p>99,9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Fett</text:p>
          </table:table-cell>
          <table:table-cell table:style-name="ce274" office:value-type="string" calcext:value-type="string">
            <text:p>Schweineschmalz</text:p>
          </table:table-cell>
          <table:table-cell table:style-name="ce290" office:value-type="float" office:value="99.7" calcext:value-type="float">
            <text:p>99,7</text:p>
          </table:table-cell>
          <table:table-cell table:style-name="ce290" office:value-type="float" office:value="0.1" calcext:value-type="float">
            <text:p>0,1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/>
          <table:table-cell table:style-name="ce274"/>
          <table:table-cell table:style-name="ce290" table:number-columns-repeated="4"/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würze</text:p>
          </table:table-cell>
          <table:table-cell table:style-name="ce274" office:value-type="string" calcext:value-type="string">
            <text:p>Balsamico Gut und Günstig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17.4" calcext:value-type="float">
            <text:p>17,4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Gewürze</text:p>
          </table:table-cell>
          <table:table-cell table:style-name="ce282" office:value-type="string" calcext:value-type="string">
            <text:p>Gemüsebrühe Bio rinatura</text:p>
          </table:table-cell>
          <table:table-cell table:style-name="ce291" office:value-type="float" office:value="0.7" calcext:value-type="float">
            <text:p>0,7</text:p>
          </table:table-cell>
          <table:table-cell table:style-name="ce291" office:value-type="float" office:value="2.7" calcext:value-type="float">
            <text:p>2,7</text:p>
          </table:table-cell>
          <table:table-cell table:style-name="ce291" office:value-type="float" office:value="26" calcext:value-type="float">
            <text:p>26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67" office:value-type="string" calcext:value-type="string">
            <text:p>Gewürze</text:p>
          </table:table-cell>
          <table:table-cell table:style-name="ce274" office:value-type="string" calcext:value-type="string">
            <text:p>Remoulade 65 % Fett</text:p>
          </table:table-cell>
          <table:table-cell table:style-name="ce290" office:value-type="float" office:value="75" calcext:value-type="float">
            <text:p>75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würze</text:p>
          </table:table-cell>
          <table:table-cell table:style-name="ce274" office:value-type="string" calcext:value-type="string">
            <text:p>Mayonnaise 80 % Fett</text:p>
          </table:table-cell>
          <table:table-cell table:style-name="ce290" office:value-type="float" office:value="82.5" calcext:value-type="float">
            <text:p>82,5</text:p>
          </table:table-cell>
          <table:table-cell table:style-name="ce290" office:value-type="float" office:value="1.49" calcext:value-type="float">
            <text:p>1,5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würze</text:p>
          </table:table-cell>
          <table:table-cell table:style-name="ce274" office:value-type="string" calcext:value-type="string">
            <text:p>Tomatenmark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2.3" calcext:value-type="float">
            <text:p>2,3</text:p>
          </table:table-cell>
          <table:table-cell table:style-name="ce290" office:value-type="float" office:value="5.5" calcext:value-type="float">
            <text:p>5,5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würze</text:p>
          </table:table-cell>
          <table:table-cell table:style-name="ce274" office:value-type="string" calcext:value-type="string">
            <text:p>Senf, scharf</text:p>
          </table:table-cell>
          <table:table-cell table:style-name="ce290" office:value-type="float" office:value="4" calcext:value-type="float">
            <text:p>4,0</text:p>
          </table:table-cell>
          <table:table-cell table:number-columns-repeated="2" table:style-name="ce290" office:value-type="float" office:value="6" calcext:value-type="float">
            <text:p>6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Gewürze</text:p>
          </table:table-cell>
          <table:table-cell table:style-name="ce274" office:value-type="string" calcext:value-type="string">
            <text:p>Salz</text:p>
          </table:table-cell>
          <table:table-cell table:number-columns-repeated="4"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würze</text:p>
          </table:table-cell>
          <table:table-cell table:style-name="ce274" office:value-type="string" calcext:value-type="string">
            <text:p>Senf, Bautzner mittelscharf</text:p>
          </table:table-cell>
          <table:table-cell table:style-name="ce290" office:value-type="float" office:value="6.7" calcext:value-type="float">
            <text:p>6,7</text:p>
          </table:table-cell>
          <table:table-cell table:style-name="ce290" office:value-type="float" office:value="6.1" calcext:value-type="float">
            <text:p>6,1</text:p>
          </table:table-cell>
          <table:table-cell table:style-name="ce290" office:value-type="float" office:value="2.2" calcext:value-type="float">
            <text:p>2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/>
          <table:table-cell table:style-name="ce274"/>
          <table:table-cell table:style-name="ce290" table:number-columns-repeated="4"/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Cashewkerne</text:p>
          </table:table-cell>
          <table:table-cell table:style-name="ce290" office:value-type="float" office:value="42.2" calcext:value-type="float">
            <text:p>42,2</text:p>
          </table:table-cell>
          <table:table-cell table:style-name="ce290" office:value-type="float" office:value="17.2" calcext:value-type="float">
            <text:p>17,2</text:p>
          </table:table-cell>
          <table:table-cell table:style-name="ce290" office:value-type="float" office:value="30.5" calcext:value-type="float">
            <text:p>30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Nüsse</text:p>
          </table:table-cell>
          <table:table-cell table:style-name="ce282" office:value-type="string" calcext:value-type="string">
            <text:p>Erdnuss</text:p>
          </table:table-cell>
          <table:table-cell table:style-name="ce291" office:value-type="float" office:value="48.1" calcext:value-type="float">
            <text:p>48,1</text:p>
          </table:table-cell>
          <table:table-cell table:style-name="ce291" office:value-type="float" office:value="29" calcext:value-type="float">
            <text:p>29,0</text:p>
          </table:table-cell>
          <table:table-cell table:style-name="ce291" office:value-type="float" office:value="9.5" calcext:value-type="float">
            <text:p>9,5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Haselnuss</text:p>
          </table:table-cell>
          <table:table-cell table:style-name="ce290" office:value-type="float" office:value="63" calcext:value-type="float">
            <text:p>63,0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6" calcext:value-type="float">
            <text:p>6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Nüsse</text:p>
          </table:table-cell>
          <table:table-cell table:style-name="ce282" office:value-type="string" calcext:value-type="string">
            <text:p>Kokos-Chips in Kokosmilch, Farmers Snack</text:p>
          </table:table-cell>
          <table:table-cell table:style-name="ce291" office:value-type="float" office:value="63" calcext:value-type="float">
            <text:p>63,0</text:p>
          </table:table-cell>
          <table:table-cell table:style-name="ce291" office:value-type="float" office:value="6.6" calcext:value-type="float">
            <text:p>6,6</text:p>
          </table:table-cell>
          <table:table-cell table:style-name="ce291" office:value-type="float" office:value="27" calcext:value-type="float">
            <text:p>27,0</text:p>
          </table:table-cell>
          <table:table-cell table:style-name="ce291" office:value-type="float" office:value="40" calcext:value-type="float">
            <text:p>4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Nüsse</text:p>
          </table:table-cell>
          <table:table-cell table:style-name="ce274" office:value-type="string" calcext:value-type="string">
            <text:p>Kokos chips, geröstet davert</text:p>
          </table:table-cell>
          <table:table-cell table:style-name="ce290" office:value-type="float" office:value="62" calcext:value-type="float">
            <text:p>62,0</text:p>
          </table:table-cell>
          <table:table-cell table:style-name="ce290" office:value-type="float" office:value="7.8" calcext:value-type="float">
            <text:p>7,8</text:p>
          </table:table-cell>
          <table:table-cell table:style-name="ce290" office:value-type="float" office:value="8.2" calcext:value-type="float">
            <text:p>8,2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Macadamianüsse, ungesalzen</text:p>
          </table:table-cell>
          <table:table-cell table:style-name="ce290" office:value-type="float" office:value="73" calcext:value-type="float">
            <text:p>73,0</text:p>
          </table:table-cell>
          <table:table-cell table:style-name="ce290" office:value-type="float" office:value="7.5" calcext:value-type="float">
            <text:p>7,5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Mandeln</text:p>
          </table:table-cell>
          <table:table-cell table:style-name="ce290" office:value-type="float" office:value="53" calcext:value-type="float">
            <text:p>53,0</text:p>
          </table:table-cell>
          <table:table-cell table:style-name="ce290" office:value-type="float" office:value="24" calcext:value-type="float">
            <text:p>24,0</text:p>
          </table:table-cell>
          <table:table-cell table:style-name="ce290" office:value-type="float" office:value="6" calcext:value-type="float">
            <text:p>6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Mandeln gehobelt</text:p>
          </table:table-cell>
          <table:table-cell table:style-name="ce290" office:value-type="float" office:value="52" calcext:value-type="float">
            <text:p>52,0</text:p>
          </table:table-cell>
          <table:table-cell table:style-name="ce290" office:value-type="float" office:value="24" calcext:value-type="float">
            <text:p>24,0</text:p>
          </table:table-cell>
          <table:table-cell table:style-name="ce290" office:value-type="float" office:value="5.6" calcext:value-type="float">
            <text:p>5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83" office:value-type="string" calcext:value-type="string">
            <text:p>Mandeln kalifornisch blanchiert gestiftet Edeka</text:p>
          </table:table-cell>
          <table:table-cell table:style-name="ce292" office:value-type="float" office:value="51.6" calcext:value-type="float">
            <text:p>51,6</text:p>
          </table:table-cell>
          <table:table-cell table:style-name="ce292" office:value-type="float" office:value="24.7" calcext:value-type="float">
            <text:p>24,7</text:p>
          </table:table-cell>
          <table:table-cell table:style-name="ce292" office:value-type="float" office:value="4.7" calcext:value-type="float">
            <text:p>4,7</text:p>
          </table:table-cell>
          <table:table-cell table:style-name="ce292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3" office:value-type="string" calcext:value-type="string">
            <text:p>Nüsse</text:p>
          </table:table-cell>
          <table:table-cell table:style-name="ce274" office:value-type="string" calcext:value-type="string">
            <text:p>Mandeln kalifornische, gemahlen Edeka</text:p>
          </table:table-cell>
          <table:table-cell table:style-name="ce290" office:value-type="float" office:value="54.1" calcext:value-type="float">
            <text:p>54,1</text:p>
          </table:table-cell>
          <table:table-cell table:style-name="ce290" office:value-type="float" office:value="18.7" calcext:value-type="float">
            <text:p>18,7</text:p>
          </table:table-cell>
          <table:table-cell table:style-name="ce290" office:value-type="float" office:value="3.7" calcext:value-type="float">
            <text:p>3,7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Paranüsse</text:p>
          </table:table-cell>
          <table:table-cell table:style-name="ce290" office:value-type="float" office:value="66.8" calcext:value-type="float">
            <text:p>66,8</text:p>
          </table:table-cell>
          <table:table-cell table:style-name="ce290" office:value-type="float" office:value="13.59" calcext:value-type="float">
            <text:p>13,6</text:p>
          </table:table-cell>
          <table:table-cell table:style-name="ce290" office:value-type="float" office:value="3.55" calcext:value-type="float">
            <text:p>3,6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Pecannüsse</text:p>
          </table:table-cell>
          <table:table-cell table:style-name="ce290" office:value-type="float" office:value="72" calcext:value-type="float">
            <text:p>72,0</text:p>
          </table:table-cell>
          <table:table-cell table:style-name="ce290" office:value-type="float" office:value="9.3" calcext:value-type="float">
            <text:p>9,3</text:p>
          </table:table-cell>
          <table:table-cell table:style-name="ce290" office:value-type="float" office:value="4.44" calcext:value-type="float">
            <text:p>4,4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Pistazie</text:p>
          </table:table-cell>
          <table:table-cell table:style-name="ce290" office:value-type="float" office:value="55" calcext:value-type="float">
            <text:p>55,0</text:p>
          </table:table-cell>
          <table:table-cell table:style-name="ce290" office:value-type="float" office:value="15" calcext:value-type="float">
            <text:p>15,0</text:p>
          </table:table-cell>
          <table:table-cell table:style-name="ce290" office:value-type="float" office:value="10" calcext:value-type="float">
            <text:p>10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Nüsse</text:p>
          </table:table-cell>
          <table:table-cell table:style-name="ce274" office:value-type="string" calcext:value-type="string">
            <text:p>Walnusskerne</text:p>
          </table:table-cell>
          <table:table-cell table:style-name="ce290" office:value-type="float" office:value="62.5" calcext:value-type="float">
            <text:p>62,5</text:p>
          </table:table-cell>
          <table:table-cell table:style-name="ce290" office:value-type="float" office:value="14.4" calcext:value-type="float">
            <text:p>14,4</text:p>
          </table:table-cell>
          <table:table-cell table:style-name="ce290" office:value-type="float" office:value="10.6" calcext:value-type="float">
            <text:p>10,6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/>
          <table:table-cell table:style-name="ce274"/>
          <table:table-cell table:style-name="ce290"/>
          <table:table-cell table:style-name="ce274" table:number-columns-repeated="3"/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erne</text:p>
          </table:table-cell>
          <table:table-cell table:style-name="ce284" office:value-type="string" calcext:value-type="string">
            <text:p>Kürbiskerne</text:p>
          </table:table-cell>
          <table:table-cell table:style-name="ce294" office:value-type="float" office:value="47" calcext:value-type="float">
            <text:p>47,0</text:p>
          </table:table-cell>
          <table:table-cell table:style-name="ce294" office:value-type="float" office:value="35" calcext:value-type="float">
            <text:p>35,0</text:p>
          </table:table-cell>
          <table:table-cell table:style-name="ce294" office:value-type="float" office:value="3.3" calcext:value-type="float">
            <text:p>3,3</text:p>
          </table:table-cell>
          <table:table-cell table:style-name="ce294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erne</text:p>
          </table:table-cell>
          <table:table-cell table:style-name="ce284" office:value-type="string" calcext:value-type="string">
            <text:p>Flohsamenschalen, Seitenbacher</text:p>
          </table:table-cell>
          <table:table-cell table:style-name="ce294" office:value-type="float" office:value="1" calcext:value-type="float">
            <text:p>1,0</text:p>
          </table:table-cell>
          <table:table-cell table:style-name="ce294" office:value-type="float" office:value="2" calcext:value-type="float">
            <text:p>2,0</text:p>
          </table:table-cell>
          <table:table-cell table:number-columns-repeated="2" table:style-name="ce294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erne</text:p>
          </table:table-cell>
          <table:table-cell table:style-name="ce284" office:value-type="string" calcext:value-type="string">
            <text:p>Leinsamen, ganz</text:p>
          </table:table-cell>
          <table:table-cell table:style-name="ce294" office:value-type="float" office:value="30.9" calcext:value-type="float">
            <text:p>30,9</text:p>
          </table:table-cell>
          <table:table-cell table:style-name="ce294" office:value-type="float" office:value="28.8" calcext:value-type="float">
            <text:p>28,8</text:p>
          </table:table-cell>
          <table:table-cell table:style-name="ce294" office:value-type="float" office:value="5.9" calcext:value-type="float">
            <text:p>5,9</text:p>
          </table:table-cell>
          <table:table-cell table:style-name="ce294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erne</text:p>
          </table:table-cell>
          <table:table-cell table:style-name="ce284" office:value-type="string" calcext:value-type="string">
            <text:p>Pinienkerne</text:p>
          </table:table-cell>
          <table:table-cell table:style-name="ce294" office:value-type="float" office:value="60" calcext:value-type="float">
            <text:p>60,0</text:p>
          </table:table-cell>
          <table:table-cell table:style-name="ce294" office:value-type="float" office:value="13" calcext:value-type="float">
            <text:p>13,0</text:p>
          </table:table-cell>
          <table:table-cell table:style-name="ce294" office:value-type="float" office:value="20.5" calcext:value-type="float">
            <text:p>20,5</text:p>
          </table:table-cell>
          <table:table-cell table:style-name="ce294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erne</text:p>
          </table:table-cell>
          <table:table-cell table:style-name="ce284" office:value-type="string" calcext:value-type="string">
            <text:p>Sesamsamen</text:p>
          </table:table-cell>
          <table:table-cell table:style-name="ce294" office:value-type="float" office:value="50" calcext:value-type="float">
            <text:p>50,0</text:p>
          </table:table-cell>
          <table:table-cell table:style-name="ce294" office:value-type="float" office:value="18" calcext:value-type="float">
            <text:p>18,0</text:p>
          </table:table-cell>
          <table:table-cell table:style-name="ce294" office:value-type="float" office:value="10" calcext:value-type="float">
            <text:p>10,0</text:p>
          </table:table-cell>
          <table:table-cell table:style-name="ce294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erne</text:p>
          </table:table-cell>
          <table:table-cell table:style-name="ce285" office:value-type="string" calcext:value-type="string">
            <text:p>Sonnenblumenkerne, Bio</text:p>
          </table:table-cell>
          <table:table-cell table:number-columns-repeated="2" table:style-name="ce290" office:value-type="float" office:value="26" calcext:value-type="float">
            <text:p>26,0</text:p>
          </table:table-cell>
          <table:table-cell table:style-name="ce290" office:value-type="float" office:value="35" calcext:value-type="float">
            <text:p>35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/>
          <table:table-cell table:style-name="ce274"/>
          <table:table-cell table:style-name="ce290" table:number-columns-repeated="4"/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74" office:value-type="string" calcext:value-type="string">
            <text:p>Abendbrot, Denns</text:p>
          </table:table-cell>
          <table:table-cell table:style-name="ce290" office:value-type="float" office:value="1.1" calcext:value-type="float">
            <text:p>1,1</text:p>
          </table:table-cell>
          <table:table-cell table:style-name="ce290" office:value-type="float" office:value="10.5" calcext:value-type="float">
            <text:p>10,5</text:p>
          </table:table-cell>
          <table:table-cell table:style-name="ce290" office:value-type="float" office:value="56.1" calcext:value-type="float">
            <text:p>56,1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82" office:value-type="string" calcext:value-type="string">
            <text:p>Backpulver, Original Backin Dr Oetker</text:p>
          </table:table-cell>
          <table:table-cell table:number-columns-repeated="2" table:style-name="ce291" office:value-type="float" office:value="0.1" calcext:value-type="float">
            <text:p>0,1</text:p>
          </table:table-cell>
          <table:table-cell table:style-name="ce291" office:value-type="float" office:value="22" calcext:value-type="float">
            <text:p>22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Bauernbrot, penny</text:p>
          </table:table-cell>
          <table:table-cell table:style-name="ce290" office:value-type="float" office:value="3.4" calcext:value-type="float">
            <text:p>3,4</text:p>
          </table:table-cell>
          <table:table-cell table:style-name="ce290" office:value-type="float" office:value="8.1" calcext:value-type="float">
            <text:p>8,1</text:p>
          </table:table-cell>
          <table:table-cell table:style-name="ce290" office:value-type="float" office:value="44.7" calcext:value-type="float">
            <text:p>44,7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Brezel Dinkel Mini dm Bio</text:p>
          </table:table-cell>
          <table:table-cell table:style-name="ce292" office:value-type="float" office:value="9.8" calcext:value-type="float">
            <text:p>9,8</text:p>
          </table:table-cell>
          <table:table-cell table:style-name="ce292" office:value-type="float" office:value="12" calcext:value-type="float">
            <text:p>12,0</text:p>
          </table:table-cell>
          <table:table-cell table:style-name="ce292" office:value-type="float" office:value="65" calcext:value-type="float">
            <text:p>65,0</text:p>
          </table:table-cell>
          <table:table-cell table:style-name="ce292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2" office:value-type="string" calcext:value-type="string">
            <text:p>Brezeln Dinkel Mini, Alnatura Bio</text:p>
          </table:table-cell>
          <table:table-cell table:style-name="ce291" office:value-type="float" office:value="9.5" calcext:value-type="float">
            <text:p>9,5</text:p>
          </table:table-cell>
          <table:table-cell table:style-name="ce291" office:value-type="float" office:value="13" calcext:value-type="float">
            <text:p>13,0</text:p>
          </table:table-cell>
          <table:table-cell table:style-name="ce291" office:value-type="float" office:value="66" calcext:value-type="float">
            <text:p>66,0</text:p>
          </table:table-cell>
          <table:table-cell table:style-name="ce291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Brötchen, Unsere Besten, Sinnack</text:p>
          </table:table-cell>
          <table:table-cell table:style-name="ce288" office:value-type="float" office:value="1" calcext:value-type="float">
            <text:p>1,00</text:p>
          </table:table-cell>
          <table:table-cell table:style-name="ce288" office:value-type="float" office:value="8.7" calcext:value-type="float">
            <text:p>8,70</text:p>
          </table:table-cell>
          <table:table-cell table:style-name="ce288" office:value-type="float" office:value="51" calcext:value-type="float">
            <text:p>51,00</text:p>
          </table:table-cell>
          <table:table-cell table:style-name="ce288" office:value-type="float" office:value="0" calcext:value-type="float">
            <text:p>0,0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Buchstabennudeln byodo</text:p>
          </table:table-cell>
          <table:table-cell table:style-name="ce288" office:value-type="float" office:value="1.5" calcext:value-type="float">
            <text:p>1,50</text:p>
          </table:table-cell>
          <table:table-cell table:style-name="ce288" office:value-type="float" office:value="11" calcext:value-type="float">
            <text:p>11,00</text:p>
          </table:table-cell>
          <table:table-cell table:style-name="ce288" office:value-type="float" office:value="72" calcext:value-type="float">
            <text:p>72,00</text:p>
          </table:table-cell>
          <table:table-cell table:style-name="ce288" office:value-type="float" office:value="0" calcext:value-type="float">
            <text:p>0,0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74" office:value-type="string" calcext:value-type="string">
            <text:p>Bulgur</text:p>
          </table:table-cell>
          <table:table-cell table:style-name="ce288" office:value-type="float" office:value="2" calcext:value-type="float">
            <text:p>2,00</text:p>
          </table:table-cell>
          <table:table-cell table:style-name="ce288" office:value-type="float" office:value="12.6" calcext:value-type="float">
            <text:p>12,60</text:p>
          </table:table-cell>
          <table:table-cell table:style-name="ce288" office:value-type="float" office:value="73.4" calcext:value-type="float">
            <text:p>73,40</text:p>
          </table:table-cell>
          <table:table-cell table:style-name="ce288" office:value-type="float" office:value="0" calcext:value-type="float">
            <text:p>0,00</text:p>
          </table:table-cell>
          <table:table-cell table:style-name="ce301" table:number-columns-repeated="1018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74" office:value-type="string" calcext:value-type="string">
            <text:p>Buttertoast Harry-Brot</text:p>
          </table:table-cell>
          <table:table-cell table:style-name="ce288" office:value-type="float" office:value="3.7" calcext:value-type="float">
            <text:p>3,70</text:p>
          </table:table-cell>
          <table:table-cell table:style-name="ce288" office:value-type="float" office:value="8.5" calcext:value-type="float">
            <text:p>8,50</text:p>
          </table:table-cell>
          <table:table-cell table:style-name="ce288" office:value-type="float" office:value="48" calcext:value-type="float">
            <text:p>48,00</text:p>
          </table:table-cell>
          <table:table-cell table:style-name="ce288" office:value-type="float" office:value="0" calcext:value-type="float">
            <text:p>0,0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74" office:value-type="string" calcext:value-type="string">
            <text:p>Carb 19 Kokos, Saitenbacher</text:p>
          </table:table-cell>
          <table:table-cell table:style-name="ce290" office:value-type="float" office:value="29" calcext:value-type="float">
            <text:p>29,0</text:p>
          </table:table-cell>
          <table:table-cell table:style-name="ce290" office:value-type="float" office:value="30" calcext:value-type="float">
            <text:p>30,0</text:p>
          </table:table-cell>
          <table:table-cell table:style-name="ce290" office:value-type="float" office:value="19" calcext:value-type="float">
            <text:p>19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Cornflakse dm bio</text:p>
          </table:table-cell>
          <table:table-cell table:style-name="ce292" office:value-type="float" office:value="1" calcext:value-type="float">
            <text:p>1,0</text:p>
          </table:table-cell>
          <table:table-cell table:style-name="ce292" office:value-type="float" office:value="8" calcext:value-type="float">
            <text:p>8,0</text:p>
          </table:table-cell>
          <table:table-cell table:style-name="ce292" office:value-type="float" office:value="80" calcext:value-type="float">
            <text:p>80,0</text:p>
          </table:table-cell>
          <table:table-cell table:style-name="ce292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Croissant (fddb)</text:p>
          </table:table-cell>
          <table:table-cell table:style-name="ce292" office:value-type="float" office:value="25.8" calcext:value-type="float">
            <text:p>25,8</text:p>
          </table:table-cell>
          <table:table-cell table:style-name="ce292" office:value-type="float" office:value="5.7" calcext:value-type="float">
            <text:p>5,7</text:p>
          </table:table-cell>
          <table:table-cell table:style-name="ce292" office:value-type="float" office:value="34.2" calcext:value-type="float">
            <text:p>34,2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Dinkel Käse Vollkorn Snack, KARGs</text:p>
          </table:table-cell>
          <table:table-cell table:style-name="ce290" office:value-type="float" office:value="20" calcext:value-type="float">
            <text:p>20,0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47" calcext:value-type="float">
            <text:p>47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Dinkel Locken Alnatura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72" calcext:value-type="float">
            <text:p>72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Eiweißbrot</text:p>
          </table:table-cell>
          <table:table-cell table:style-name="ce290" office:value-type="float" office:value="9.4" calcext:value-type="float">
            <text:p>9,4</text:p>
          </table:table-cell>
          <table:table-cell table:style-name="ce290" office:value-type="float" office:value="23" calcext:value-type="float">
            <text:p>23,0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Farmer Brot EDEKA</text:p>
          </table:table-cell>
          <table:table-cell table:style-name="ce290" office:value-type="float" office:value="5.5" calcext:value-type="float">
            <text:p>5,5</text:p>
          </table:table-cell>
          <table:table-cell table:style-name="ce290" office:value-type="float" office:value="9.2" calcext:value-type="float">
            <text:p>9,2</text:p>
          </table:table-cell>
          <table:table-cell table:style-name="ce290" office:value-type="float" office:value="39" calcext:value-type="float">
            <text:p>39,0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Haferflocken</text:p>
          </table:table-cell>
          <table:table-cell table:style-name="ce290" office:value-type="float" office:value="7" calcext:value-type="float">
            <text:p>7,0</text:p>
          </table:table-cell>
          <table:table-cell table:style-name="ce290" office:value-type="float" office:value="12.6" calcext:value-type="float">
            <text:p>12,6</text:p>
          </table:table-cell>
          <table:table-cell table:style-name="ce290" office:value-type="float" office:value="55" calcext:value-type="float">
            <text:p>55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Knabberbrot, Körner, selbst gebacken</text:p>
          </table:table-cell>
          <table:table-cell table:style-name="ce290" office:value-type="float" office:value="35" calcext:value-type="float">
            <text:p>35,0</text:p>
          </table:table-cell>
          <table:table-cell table:style-name="ce290" office:value-type="float" office:value="28" calcext:value-type="float">
            <text:p>28,0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Knäckebrot, Wasa Mjölk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58.5" calcext:value-type="float">
            <text:p>58,5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Knäckebrot, Wasa Proteine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10.3" calcext:value-type="float">
            <text:p>10,3</text:p>
          </table:table-cell>
          <table:table-cell table:style-name="ce290" office:value-type="float" office:value="56.2" calcext:value-type="float">
            <text:p>56,2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74" office:value-type="string" calcext:value-type="string">
            <text:p>Knisterbrot</text:p>
          </table:table-cell>
          <table:table-cell table:style-name="ce290" office:value-type="float" office:value="4" calcext:value-type="float">
            <text:p>4,0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73" calcext:value-type="float">
            <text:p>73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2" office:value-type="string" calcext:value-type="string">
            <text:p>Kokos-Mandel-Cranola, dm, gebackenes Müsli</text:p>
          </table:table-cell>
          <table:table-cell table:style-name="ce291" office:value-type="float" office:value="23" calcext:value-type="float">
            <text:p>23,0</text:p>
          </table:table-cell>
          <table:table-cell table:style-name="ce291" office:value-type="float" office:value="11" calcext:value-type="float">
            <text:p>11,0</text:p>
          </table:table-cell>
          <table:table-cell table:style-name="ce291" office:value-type="float" office:value="48" calcext:value-type="float">
            <text:p>48,0</text:p>
          </table:table-cell>
          <table:table-cell table:style-name="ce291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Kokosraspel, EDEKA</text:p>
          </table:table-cell>
          <table:table-cell table:style-name="ce292" office:value-type="float" office:value="64.5" calcext:value-type="float">
            <text:p>64,5</text:p>
          </table:table-cell>
          <table:table-cell table:style-name="ce292" office:value-type="float" office:value="6.9" calcext:value-type="float">
            <text:p>6,9</text:p>
          </table:table-cell>
          <table:table-cell table:style-name="ce292" office:value-type="float" office:value="7.4" calcext:value-type="float">
            <text:p>7,4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74" office:value-type="string" calcext:value-type="string">
            <text:p>Multiflocken, Kölln</text:p>
          </table:table-cell>
          <table:table-cell table:style-name="ce290" office:value-type="float" office:value="4.7" calcext:value-type="float">
            <text:p>4,7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60" calcext:value-type="float">
            <text:p>60,0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Kräcker, Dinkel</text:p>
          </table:table-cell>
          <table:table-cell table:style-name="ce292" office:value-type="float" office:value="15" calcext:value-type="float">
            <text:p>15,0</text:p>
          </table:table-cell>
          <table:table-cell table:style-name="ce292" office:value-type="float" office:value="13" calcext:value-type="float">
            <text:p>13,0</text:p>
          </table:table-cell>
          <table:table-cell table:style-name="ce292" office:value-type="float" office:value="58" calcext:value-type="float">
            <text:p>58,0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74" office:value-type="string" calcext:value-type="string">
            <text:p>Laugengebäck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9" calcext:value-type="float">
            <text:p>9,0</text:p>
          </table:table-cell>
          <table:table-cell table:style-name="ce290" office:value-type="float" office:value="69" calcext:value-type="float">
            <text:p>69,0</text:p>
          </table:table-cell>
          <table:table-cell table:style-name="ce290" office:value-type="float" office:value="0" calcext:value-type="float">
            <text:p>0,0</text:p>
          </table:table-cell>
          <table:table-cell table:style-name="ce305" table:number-columns-repeated="1013"/>
          <table:table-cell table:style-name="ce319"/>
          <table:table-cell table:style-name="ce301" table:number-columns-repeated="4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83" office:value-type="string" calcext:value-type="string">
            <text:p>Mandelmehl</text:p>
          </table:table-cell>
          <table:table-cell table:style-name="ce292" office:value-type="float" office:value="12" calcext:value-type="float">
            <text:p>12,0</text:p>
          </table:table-cell>
          <table:table-cell table:style-name="ce292" office:value-type="float" office:value="53" calcext:value-type="float">
            <text:p>53,0</text:p>
          </table:table-cell>
          <table:table-cell table:style-name="ce292" office:value-type="float" office:value="7" calcext:value-type="float">
            <text:p>7,0</text:p>
          </table:table-cell>
          <table:table-cell table:style-name="ce292" office:value-type="float" office:value="0" calcext:value-type="float">
            <text:p>0,0</text:p>
          </table:table-cell>
          <table:table-cell table:style-name="ce305" table:number-columns-repeated="1013"/>
          <table:table-cell table:style-name="ce319"/>
          <table:table-cell table:style-name="ce301" table:number-columns-repeated="4"/>
        </table:table-row>
        <table:table-row table:style-name="ro5">
          <table:table-cell table:style-name="ce270" office:value-type="string" calcext:value-type="string">
            <text:p>Getreide</text:p>
          </table:table-cell>
          <table:table-cell table:style-name="ce282" office:value-type="string" calcext:value-type="string">
            <text:p>Milchreis Edeka roh</text:p>
          </table:table-cell>
          <table:table-cell table:style-name="ce291" office:value-type="float" office:value="0.5" calcext:value-type="float">
            <text:p>0,5</text:p>
          </table:table-cell>
          <table:table-cell table:style-name="ce291" office:value-type="float" office:value="7" calcext:value-type="float">
            <text:p>7,0</text:p>
          </table:table-cell>
          <table:table-cell table:style-name="ce291" office:value-type="float" office:value="79" calcext:value-type="float">
            <text:p>79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2" office:value-type="string" calcext:value-type="string">
            <text:p>Milchreis gekocht (fddb)</text:p>
          </table:table-cell>
          <table:table-cell table:style-name="ce291" office:value-type="float" office:value="2.5" calcext:value-type="float">
            <text:p>2,5</text:p>
          </table:table-cell>
          <table:table-cell table:style-name="ce291" office:value-type="float" office:value="3" calcext:value-type="float">
            <text:p>3,0</text:p>
          </table:table-cell>
          <table:table-cell table:style-name="ce291" office:value-type="float" office:value="20" calcext:value-type="float">
            <text:p>20,0</text:p>
          </table:table-cell>
          <table:table-cell table:style-name="ce291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Multikornflocken zart, Kölln, Vollkorn</text:p>
          </table:table-cell>
          <table:table-cell table:style-name="ce292" office:value-type="float" office:value="4.7" calcext:value-type="float">
            <text:p>4,7</text:p>
          </table:table-cell>
          <table:table-cell table:style-name="ce292" office:value-type="float" office:value="11" calcext:value-type="float">
            <text:p>11,0</text:p>
          </table:table-cell>
          <table:table-cell table:style-name="ce292" office:value-type="float" office:value="60" calcext:value-type="float">
            <text:p>60,0</text:p>
          </table:table-cell>
          <table:table-cell table:style-name="ce292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Nussbrot, selbstgebacken</text:p>
          </table:table-cell>
          <table:table-cell table:style-name="ce290" office:value-type="float" office:value="40" calcext:value-type="float">
            <text:p>40,0</text:p>
          </table:table-cell>
          <table:table-cell table:style-name="ce290" office:value-type="float" office:value="12.6" calcext:value-type="float">
            <text:p>12,6</text:p>
          </table:table-cell>
          <table:table-cell table:style-name="ce290" office:value-type="float" office:value="18" calcext:value-type="float">
            <text:p>18,0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Pasta, eifrei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12.5" calcext:value-type="float">
            <text:p>12,5</text:p>
          </table:table-cell>
          <table:table-cell table:style-name="ce290" office:value-type="float" office:value="70.45" calcext:value-type="float">
            <text:p>70,5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Pizza Cracker (Karneval 2019)</text:p>
          </table:table-cell>
          <table:table-cell table:style-name="ce292" office:value-type="float" office:value="9.1" calcext:value-type="float">
            <text:p>9,1</text:p>
          </table:table-cell>
          <table:table-cell table:style-name="ce292" office:value-type="float" office:value="11.2" calcext:value-type="float">
            <text:p>11,2</text:p>
          </table:table-cell>
          <table:table-cell table:style-name="ce292" office:value-type="float" office:value="61.1" calcext:value-type="float">
            <text:p>61,1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Pizzateig Dr. Almond, frischer Teig</text:p>
          </table:table-cell>
          <table:table-cell table:style-name="ce290" office:value-type="float" office:value="7.8" calcext:value-type="float">
            <text:p>7,8</text:p>
          </table:table-cell>
          <table:table-cell table:style-name="ce290" office:value-type="float" office:value="10.3" calcext:value-type="float">
            <text:p>10,3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Pizzateig gebacken Dr. Almond (ca. für 100g)</text:p>
          </table:table-cell>
          <table:table-cell table:style-name="ce292" office:value-type="float" office:value="7.8" calcext:value-type="float">
            <text:p>7,8</text:p>
          </table:table-cell>
          <table:table-cell table:style-name="ce292" office:value-type="float" office:value="10.3" calcext:value-type="float">
            <text:p>10,3</text:p>
          </table:table-cell>
          <table:table-cell table:style-name="ce292" office:value-type="float" office:value="0.9" calcext:value-type="float">
            <text:p>0,9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3" office:value-type="string" calcext:value-type="string">
            <text:p>Getreide</text:p>
          </table:table-cell>
          <table:table-cell table:style-name="ce274" office:value-type="string" calcext:value-type="string">
            <text:p>Reis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7" calcext:value-type="float">
            <text:p>7,0</text:p>
          </table:table-cell>
          <table:table-cell table:style-name="ce290" office:value-type="float" office:value="75" calcext:value-type="float">
            <text:p>75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Reis, gekocht, fddb</text:p>
          </table:table-cell>
          <table:table-cell table:style-name="ce292" office:value-type="float" office:value="0.2" calcext:value-type="float">
            <text:p>0,2</text:p>
          </table:table-cell>
          <table:table-cell table:style-name="ce292" office:value-type="float" office:value="2" calcext:value-type="float">
            <text:p>2,0</text:p>
          </table:table-cell>
          <table:table-cell table:style-name="ce292" office:value-type="float" office:value="27" calcext:value-type="float">
            <text:p>27,0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Roggen-Dinkel Brot, Schäfers, EDEKA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7.5" calcext:value-type="float">
            <text:p>7,5</text:p>
          </table:table-cell>
          <table:table-cell table:style-name="ce290" office:value-type="float" office:value="48" calcext:value-type="float">
            <text:p>48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alat-Croutons, Bio, die Frischebox</text:p>
          </table:table-cell>
          <table:table-cell table:style-name="ce290" office:value-type="float" office:value="30" calcext:value-type="float">
            <text:p>30,0</text:p>
          </table:table-cell>
          <table:table-cell table:style-name="ce290" office:value-type="float" office:value="8" calcext:value-type="float">
            <text:p>8,0</text:p>
          </table:table-cell>
          <table:table-cell table:style-name="ce290" office:value-type="float" office:value="58" calcext:value-type="float">
            <text:p>58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choko-Mandel-Kuchen (Michalek)</text:p>
          </table:table-cell>
          <table:table-cell table:style-name="ce290" office:value-type="float" office:value="56" calcext:value-type="float">
            <text:p>56,0</text:p>
          </table:table-cell>
          <table:table-cell table:style-name="ce290" office:value-type="float" office:value="11.7" calcext:value-type="float">
            <text:p>11,7</text:p>
          </table:table-cell>
          <table:table-cell table:style-name="ce290" office:value-type="float" office:value="8.2" calcext:value-type="float">
            <text:p>8,2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emmelbrösel</text:p>
          </table:table-cell>
          <table:table-cell table:style-name="ce290" office:value-type="float" office:value="2.1" calcext:value-type="float">
            <text:p>2,1</text:p>
          </table:table-cell>
          <table:table-cell table:style-name="ce290" office:value-type="float" office:value="10.1" calcext:value-type="float">
            <text:p>10,1</text:p>
          </table:table-cell>
          <table:table-cell table:style-name="ce290" office:value-type="float" office:value="73.51" calcext:value-type="float">
            <text:p>73,5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hirataki Spagetti, Arche Naturküche</text:p>
          </table:table-cell>
          <table:table-cell table:number-columns-repeated="2" table:style-name="ce290" office:value-type="float" office:value="0.1" calcext:value-type="float">
            <text:p>0,1</text:p>
          </table:table-cell>
          <table:table-cell table:style-name="ce290" office:value-type="float" office:value="1.4" calcext:value-type="float">
            <text:p>1,4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näckebrot</text:p>
          </table:table-cell>
          <table:table-cell table:style-name="ce290" office:value-type="float" office:value="16.9" calcext:value-type="float">
            <text:p>16,9</text:p>
          </table:table-cell>
          <table:table-cell table:style-name="ce290" office:value-type="float" office:value="12.3" calcext:value-type="float">
            <text:p>12,3</text:p>
          </table:table-cell>
          <table:table-cell table:style-name="ce290" office:value-type="float" office:value="54.2" calcext:value-type="float">
            <text:p>54,2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74" office:value-type="string" calcext:value-type="string">
            <text:p>Sonnenblumen-Brot, BIO BackHaus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7.4" calcext:value-type="float">
            <text:p>7,4</text:p>
          </table:table-cell>
          <table:table-cell table:style-name="ce290" office:value-type="float" office:value="35.8" calcext:value-type="float">
            <text:p>35,8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paghetti gekocht (fddb)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5.8" calcext:value-type="float">
            <text:p>5,8</text:p>
          </table:table-cell>
          <table:table-cell table:style-name="ce290" office:value-type="float" office:value="30.9" calcext:value-type="float">
            <text:p>30,9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6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Spätzle gekocht</text:p>
          </table:table-cell>
          <table:table-cell table:style-name="ce292" office:value-type="float" office:value="1.6" calcext:value-type="float">
            <text:p>1,6</text:p>
          </table:table-cell>
          <table:table-cell table:style-name="ce292" office:value-type="float" office:value="6.5" calcext:value-type="float">
            <text:p>6,5</text:p>
          </table:table-cell>
          <table:table-cell table:style-name="ce292" office:value-type="float" office:value="29.6" calcext:value-type="float">
            <text:p>29,6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Spirelli Dinkel Alnatura, fddb</text:p>
          </table:table-cell>
          <table:table-cell table:style-name="ce292" office:value-type="float" office:value="1.7" calcext:value-type="float">
            <text:p>1,7</text:p>
          </table:table-cell>
          <table:table-cell table:style-name="ce292" office:value-type="float" office:value="12" calcext:value-type="float">
            <text:p>12,0</text:p>
          </table:table-cell>
          <table:table-cell table:style-name="ce292" office:value-type="float" office:value="72" calcext:value-type="float">
            <text:p>72,0</text:p>
          </table:table-cell>
          <table:table-cell table:style-name="ce292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Spirelli Dinkel Alnatura, gekocht fddb</text:p>
          </table:table-cell>
          <table:table-cell table:style-name="ce290" office:value-type="float" office:value="0.8" calcext:value-type="float">
            <text:p>0,8</text:p>
          </table:table-cell>
          <table:table-cell table:style-name="ce290" office:value-type="float" office:value="5.8" calcext:value-type="float">
            <text:p>5,8</text:p>
          </table:table-cell>
          <table:table-cell table:style-name="ce290" office:value-type="float" office:value="34.6" calcext:value-type="float">
            <text:p>34,6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Sticks Roland</text:p>
          </table:table-cell>
          <table:table-cell table:style-name="ce292" office:value-type="float" office:value="2.5" calcext:value-type="float">
            <text:p>2,5</text:p>
          </table:table-cell>
          <table:table-cell table:style-name="ce292" office:value-type="float" office:value="5.4" calcext:value-type="float">
            <text:p>5,4</text:p>
          </table:table-cell>
          <table:table-cell table:style-name="ce292" office:value-type="float" office:value="77" calcext:value-type="float">
            <text:p>77,0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83" office:value-type="string" calcext:value-type="string">
            <text:p>Toast Dinkel Harry</text:p>
          </table:table-cell>
          <table:table-cell table:style-name="ce292" office:value-type="float" office:value="3" calcext:value-type="float">
            <text:p>3,0</text:p>
          </table:table-cell>
          <table:table-cell table:style-name="ce292" office:value-type="float" office:value="10.2" calcext:value-type="float">
            <text:p>10,2</text:p>
          </table:table-cell>
          <table:table-cell table:style-name="ce292" office:value-type="float" office:value="42" calcext:value-type="float">
            <text:p>42,0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Getreide</text:p>
          </table:table-cell>
          <table:table-cell table:style-name="ce274" office:value-type="string" calcext:value-type="string">
            <text:p>Toast, Vollkorn</text:p>
          </table:table-cell>
          <table:table-cell table:style-name="ce290" office:value-type="float" office:value="5.5" calcext:value-type="float">
            <text:p>5,5</text:p>
          </table:table-cell>
          <table:table-cell table:style-name="ce290" office:value-type="float" office:value="8.8" calcext:value-type="float">
            <text:p>8,8</text:p>
          </table:table-cell>
          <table:table-cell table:style-name="ce290" office:value-type="float" office:value="42" calcext:value-type="float">
            <text:p>42,0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TUC Cheese</text:p>
          </table:table-cell>
          <table:table-cell table:style-name="ce292" office:value-type="float" office:value="23" calcext:value-type="float">
            <text:p>23,0</text:p>
          </table:table-cell>
          <table:table-cell table:style-name="ce292" office:value-type="float" office:value="8.3" calcext:value-type="float">
            <text:p>8,3</text:p>
          </table:table-cell>
          <table:table-cell table:style-name="ce292" office:value-type="float" office:value="64" calcext:value-type="float">
            <text:p>64,0</text:p>
          </table:table-cell>
          <table:table-cell table:style-name="ce292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83" office:value-type="string" calcext:value-type="string">
            <text:p>Udon Nudeln</text:p>
          </table:table-cell>
          <table:table-cell table:style-name="ce292" office:value-type="float" office:value="0" calcext:value-type="float">
            <text:p>0,0</text:p>
          </table:table-cell>
          <table:table-cell table:style-name="ce292" office:value-type="float" office:value="4.9" calcext:value-type="float">
            <text:p>4,9</text:p>
          </table:table-cell>
          <table:table-cell table:style-name="ce292" office:value-type="float" office:value="28" calcext:value-type="float">
            <text:p>28,0</text:p>
          </table:table-cell>
          <table:table-cell table:style-name="ce292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Vollkornbrot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6.5" calcext:value-type="float">
            <text:p>6,5</text:p>
          </table:table-cell>
          <table:table-cell table:style-name="ce290" office:value-type="float" office:value="36" calcext:value-type="float">
            <text:p>36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Getreide</text:p>
          </table:table-cell>
          <table:table-cell table:style-name="ce274" office:value-type="string" calcext:value-type="string">
            <text:p>Weißbrot (fddb)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7.6" calcext:value-type="float">
            <text:p>7,6</text:p>
          </table:table-cell>
          <table:table-cell table:style-name="ce290" office:value-type="float" office:value="48.8" calcext:value-type="float">
            <text:p>48,8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4" table:number-columns-repeated="2"/>
          <table:table-cell table:style-name="ce293" table:number-columns-repeated="4"/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Creme Double 42 % Fett</text:p>
          </table:table-cell>
          <table:table-cell table:style-name="ce290" office:value-type="float" office:value="42" calcext:value-type="float">
            <text:p>42,0</text:p>
          </table:table-cell>
          <table:table-cell table:style-name="ce290" office:value-type="float" office:value="2.2" calcext:value-type="float">
            <text:p>2,2</text:p>
          </table:table-cell>
          <table:table-cell table:style-name="ce290" office:value-type="float" office:value="3.2" calcext:value-type="float">
            <text:p>3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Creme Fraiche 30 % Fett</text:p>
          </table:table-cell>
          <table:table-cell table:style-name="ce290" office:value-type="float" office:value="30.2" calcext:value-type="float">
            <text:p>30,2</text:p>
          </table:table-cell>
          <table:table-cell table:style-name="ce290" office:value-type="float" office:value="2.7" calcext:value-type="float">
            <text:p>2,7</text:p>
          </table:table-cell>
          <table:table-cell table:style-name="ce290" office:value-type="float" office:value="3.7" calcext:value-type="float">
            <text:p>3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Frühlingsquark, Milch 7-Kräuter</text:p>
          </table:table-cell>
          <table:table-cell table:style-name="ce290" office:value-type="float" office:value="9.7" calcext:value-type="float">
            <text:p>9,7</text:p>
          </table:table-cell>
          <table:table-cell table:style-name="ce290" office:value-type="float" office:value="8.3" calcext:value-type="float">
            <text:p>8,3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Joghurt 3,5 % Fett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3.9" calcext:value-type="float">
            <text:p>3,9</text:p>
          </table:table-cell>
          <table:table-cell table:style-name="ce290" office:value-type="float" office:value="4.6" calcext:value-type="float">
            <text:p>4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Joghurt 3,8 % Fett, EDEKA Bio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4.2" calcext:value-type="float">
            <text:p>4,2</text:p>
          </table:table-cell>
          <table:table-cell table:style-name="ce290" office:value-type="float" office:value="5.4" calcext:value-type="float">
            <text:p>5,4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Joghurt Rahm 10% Fett, Weihenstephan</text:p>
          </table:table-cell>
          <table:table-cell table:style-name="ce290" office:value-type="float" office:value="10" calcext:value-type="float">
            <text:p>10,0</text:p>
          </table:table-cell>
          <table:table-cell table:style-name="ce290" office:value-type="float" office:value="3.2" calcext:value-type="float">
            <text:p>3,2</text:p>
          </table:table-cell>
          <table:table-cell table:style-name="ce290" office:value-type="float" office:value="3.7" calcext:value-type="float">
            <text:p>3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Kuhmilch 3,5 % Fett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4.76" calcext:value-type="float">
            <text:p>4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Kuhmilch 3,8 Fett Heumilch Gläs Molkerei</text:p>
          </table:table-cell>
          <table:table-cell table:style-name="ce290" office:value-type="float" office:value="3.9" calcext:value-type="float">
            <text:p>3,9</text:p>
          </table:table-cell>
          <table:table-cell table:style-name="ce290" office:value-type="float" office:value="3.4" calcext:value-type="float">
            <text:p>3,4</text:p>
          </table:table-cell>
          <table:table-cell table:style-name="ce290" office:value-type="float" office:value="4.9" calcext:value-type="float">
            <text:p>4,9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4">
          <table:table-cell table:style-name="ce273" office:value-type="string" calcext:value-type="string">
            <text:p>Milchprod.</text:p>
          </table:table-cell>
          <table:table-cell table:style-name="ce283" office:value-type="string" calcext:value-type="string">
            <text:p>Kräuterquark, Milsa, fddb</text:p>
          </table:table-cell>
          <table:table-cell table:style-name="ce292" office:value-type="float" office:value="10" calcext:value-type="float">
            <text:p>10,0</text:p>
          </table:table-cell>
          <table:table-cell table:style-name="ce292" office:value-type="float" office:value="8.9" calcext:value-type="float">
            <text:p>8,9</text:p>
          </table:table-cell>
          <table:table-cell table:style-name="ce292" office:value-type="float" office:value="3.8" calcext:value-type="float">
            <text:p>3,8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Milchprod.</text:p>
          </table:table-cell>
          <table:table-cell table:style-name="ce274" office:value-type="string" calcext:value-type="string">
            <text:p>Magerquark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4.9" calcext:value-type="float">
            <text:p>4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Mascarpone Edeka 82%</text:p>
          </table:table-cell>
          <table:table-cell table:style-name="ce290" office:value-type="float" office:value="40" calcext:value-type="float">
            <text:p>40,0</text:p>
          </table:table-cell>
          <table:table-cell table:style-name="ce290" office:value-type="float" office:value="4.2" calcext:value-type="float">
            <text:p>4,2</text:p>
          </table:table-cell>
          <table:table-cell table:style-name="ce290" office:value-type="float" office:value="2.1" calcext:value-type="float">
            <text:p>2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Milchprod.</text:p>
          </table:table-cell>
          <table:table-cell table:style-name="ce274" office:value-type="string" calcext:value-type="string">
            <text:p>Quark 40% Bio Edeka</text:p>
          </table:table-cell>
          <table:table-cell table:style-name="ce290" office:value-type="float" office:value="10.2" calcext:value-type="float">
            <text:p>10,2</text:p>
          </table:table-cell>
          <table:table-cell table:style-name="ce290" office:value-type="float" office:value="9" calcext:value-type="float">
            <text:p>9,0</text:p>
          </table:table-cell>
          <table:table-cell table:style-name="ce290" office:value-type="float" office:value="3.2" calcext:value-type="float">
            <text:p>3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Saure Sahne, 10 % Fett</text:p>
          </table:table-cell>
          <table:table-cell table:style-name="ce290" office:value-type="float" office:value="10" calcext:value-type="float">
            <text:p>10,0</text:p>
          </table:table-cell>
          <table:table-cell table:style-name="ce290" office:value-type="float" office:value="3.1" calcext:value-type="float">
            <text:p>3,1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Milchprod.</text:p>
          </table:table-cell>
          <table:table-cell table:style-name="ce274" office:value-type="string" calcext:value-type="string">
            <text:p>Schlagsahne 30 % Fett Edeka Bio</text:p>
          </table:table-cell>
          <table:table-cell table:style-name="ce290" office:value-type="float" office:value="30" calcext:value-type="float">
            <text:p>30,0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3.2" calcext:value-type="float">
            <text:p>3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Milchprod.</text:p>
          </table:table-cell>
          <table:table-cell table:style-name="ce274" office:value-type="string" calcext:value-type="string">
            <text:p>Zaziki apostels</text:p>
          </table:table-cell>
          <table:table-cell table:style-name="ce290" office:value-type="float" office:value="6.6" calcext:value-type="float">
            <text:p>6,6</text:p>
          </table:table-cell>
          <table:table-cell table:style-name="ce290" office:value-type="float" office:value="4" calcext:value-type="float">
            <text:p>4,0</text:p>
          </table:table-cell>
          <table:table-cell table:style-name="ce290" office:value-type="float" office:value="8.2" calcext:value-type="float">
            <text:p>8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3" office:value-type="string" calcext:value-type="string">
            <text:p>Milchprod.</text:p>
          </table:table-cell>
          <table:table-cell table:style-name="ce283" office:value-type="string" calcext:value-type="string">
            <text:p>Zaziki Griech Art Weißenhorner bioland</text:p>
          </table:table-cell>
          <table:table-cell table:style-name="ce292" office:value-type="float" office:value="13.5" calcext:value-type="float">
            <text:p>13,5</text:p>
          </table:table-cell>
          <table:table-cell table:style-name="ce292" office:value-type="float" office:value="3.4" calcext:value-type="float">
            <text:p>3,4</text:p>
          </table:table-cell>
          <table:table-cell table:style-name="ce292" office:value-type="float" office:value="4.8" calcext:value-type="float">
            <text:p>4,8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67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Bresso, Kräuter</text:p>
          </table:table-cell>
          <table:table-cell table:style-name="ce290" office:value-type="float" office:value="22" calcext:value-type="float">
            <text:p>22,0</text:p>
          </table:table-cell>
          <table:table-cell table:style-name="ce290" office:value-type="float" office:value="7.8" calcext:value-type="float">
            <text:p>7,8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Bresso, Wildkräuter</text:p>
          </table:table-cell>
          <table:table-cell table:style-name="ce290" office:value-type="float" office:value="18" calcext:value-type="float">
            <text:p>18,0</text:p>
          </table:table-cell>
          <table:table-cell table:style-name="ce290" office:value-type="float" office:value="6.5" calcext:value-type="float">
            <text:p>6,5</text:p>
          </table:table-cell>
          <table:table-cell table:style-name="ce290" office:value-type="float" office:value="4" calcext:value-type="float">
            <text:p>4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Fleischsalat Nadler mit Salatcreme</text:p>
          </table:table-cell>
          <table:table-cell table:style-name="ce288" office:value-type="float" office:value="35.4" calcext:value-type="float">
            <text:p>35,40</text:p>
          </table:table-cell>
          <table:table-cell table:style-name="ce288" office:value-type="float" office:value="4.5" calcext:value-type="float">
            <text:p>4,50</text:p>
          </table:table-cell>
          <table:table-cell table:style-name="ce288" office:value-type="float" office:value="5.7" calcext:value-type="float">
            <text:p>5,7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Fleischsalat, Edeka feinster</text:p>
          </table:table-cell>
          <table:table-cell table:style-name="ce290" office:value-type="float" office:value="41.6" calcext:value-type="float">
            <text:p>41,6</text:p>
          </table:table-cell>
          <table:table-cell table:style-name="ce290" office:value-type="float" office:value="5.2" calcext:value-type="float">
            <text:p>5,2</text:p>
          </table:table-cell>
          <table:table-cell table:style-name="ce290" office:value-type="float" office:value="5.4" calcext:value-type="float">
            <text:p>5,4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86" office:value-type="string" calcext:value-type="string">
            <text:p>Fleischsalat, Kräuter Gutfleisch</text:p>
          </table:table-cell>
          <table:table-cell table:style-name="ce295" office:value-type="float" office:value="40.4" calcext:value-type="float">
            <text:p>40,4</text:p>
          </table:table-cell>
          <table:table-cell table:style-name="ce295" office:value-type="float" office:value="5.1" calcext:value-type="float">
            <text:p>5,1</text:p>
          </table:table-cell>
          <table:table-cell table:style-name="ce295" office:value-type="float" office:value="5.8" calcext:value-type="float">
            <text:p>5,8</text:p>
          </table:table-cell>
          <table:table-cell table:style-name="ce295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3" office:value-type="string" calcext:value-type="string">
            <text:p>Aufstriche</text:p>
          </table:table-cell>
          <table:table-cell table:style-name="ce274" office:value-type="string" calcext:value-type="string">
            <text:p>Fleischsalat, Spreewälder mit Gurke</text:p>
          </table:table-cell>
          <table:table-cell table:style-name="ce290" office:value-type="float" office:value="38.5" calcext:value-type="float">
            <text:p>38,5</text:p>
          </table:table-cell>
          <table:table-cell table:style-name="ce290" office:value-type="float" office:value="6" calcext:value-type="float">
            <text:p>6,0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Aufstriche</text:p>
          </table:table-cell>
          <table:table-cell table:style-name="ce283" office:value-type="string" calcext:value-type="string">
            <text:p>haydari creme</text:p>
          </table:table-cell>
          <table:table-cell table:style-name="ce292" office:value-type="float" office:value="23.3" calcext:value-type="float">
            <text:p>23,3</text:p>
          </table:table-cell>
          <table:table-cell table:style-name="ce292" office:value-type="float" office:value="8.5" calcext:value-type="float">
            <text:p>8,5</text:p>
          </table:table-cell>
          <table:table-cell table:style-name="ce292" office:value-type="float" office:value="7.4" calcext:value-type="float">
            <text:p>7,4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82" office:value-type="string" calcext:value-type="string">
            <text:p>Mandelmus Rapunzel</text:p>
          </table:table-cell>
          <table:table-cell table:style-name="ce291" office:value-type="float" office:value="57" calcext:value-type="float">
            <text:p>57,0</text:p>
          </table:table-cell>
          <table:table-cell table:style-name="ce291" office:value-type="float" office:value="23" calcext:value-type="float">
            <text:p>23,0</text:p>
          </table:table-cell>
          <table:table-cell table:style-name="ce291" office:value-type="float" office:value="5" calcext:value-type="float">
            <text:p>5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Aufstriche</text:p>
          </table:table-cell>
          <table:table-cell table:style-name="ce274" office:value-type="string" calcext:value-type="string">
            <text:p>Nudelsalat, mamas special</text:p>
          </table:table-cell>
          <table:table-cell table:style-name="ce290" office:value-type="float" office:value="13.7" calcext:value-type="float">
            <text:p>13,7</text:p>
          </table:table-cell>
          <table:table-cell table:style-name="ce290" office:value-type="float" office:value="1.3" calcext:value-type="float">
            <text:p>1,3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3" office:value-type="string" calcext:value-type="string">
            <text:p>Aufstriche</text:p>
          </table:table-cell>
          <table:table-cell table:style-name="ce282" office:value-type="string" calcext:value-type="string">
            <text:p>Obazda</text:p>
          </table:table-cell>
          <table:table-cell table:style-name="ce291" office:value-type="float" office:value="29" calcext:value-type="float">
            <text:p>29,0</text:p>
          </table:table-cell>
          <table:table-cell table:style-name="ce291" office:value-type="float" office:value="13" calcext:value-type="float">
            <text:p>13,0</text:p>
          </table:table-cell>
          <table:table-cell table:style-name="ce291" office:value-type="float" office:value="3" calcext:value-type="float">
            <text:p>3,0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4">
          <table:table-cell table:style-name="ce273" office:value-type="string" calcext:value-type="string">
            <text:p>Aufstriche</text:p>
          </table:table-cell>
          <table:table-cell table:style-name="ce283" office:value-type="string" calcext:value-type="string">
            <text:p>Pesto, alla Genovese, Barilla</text:p>
          </table:table-cell>
          <table:table-cell table:style-name="ce292" office:value-type="float" office:value="52" calcext:value-type="float">
            <text:p>52,0</text:p>
          </table:table-cell>
          <table:table-cell table:style-name="ce292" office:value-type="float" office:value="5" calcext:value-type="float">
            <text:p>5,0</text:p>
          </table:table-cell>
          <table:table-cell table:style-name="ce292" office:value-type="float" office:value="5.5" calcext:value-type="float">
            <text:p>5,5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Aufstriche</text:p>
          </table:table-cell>
          <table:table-cell table:style-name="ce283" office:value-type="string" calcext:value-type="string">
            <text:p>Pesto, Basilico, dm bio</text:p>
          </table:table-cell>
          <table:table-cell table:style-name="ce292" office:value-type="float" office:value="36" calcext:value-type="float">
            <text:p>36,0</text:p>
          </table:table-cell>
          <table:table-cell table:style-name="ce292" office:value-type="float" office:value="2.8" calcext:value-type="float">
            <text:p>2,8</text:p>
          </table:table-cell>
          <table:table-cell table:style-name="ce292" office:value-type="float" office:value="2.9" calcext:value-type="float">
            <text:p>2,9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Aufstriche</text:p>
          </table:table-cell>
          <table:table-cell table:style-name="ce283" office:value-type="string" calcext:value-type="string">
            <text:p>Pesto, Blattspinat, tartex</text:p>
          </table:table-cell>
          <table:table-cell table:style-name="ce292" office:value-type="float" office:value="34.1" calcext:value-type="float">
            <text:p>34,1</text:p>
          </table:table-cell>
          <table:table-cell table:style-name="ce292" office:value-type="float" office:value="2.8" calcext:value-type="float">
            <text:p>2,8</text:p>
          </table:table-cell>
          <table:table-cell table:style-name="ce292" office:value-type="float" office:value="8.1" calcext:value-type="float">
            <text:p>8,1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 office:value-type="string" calcext:value-type="string">
            <text:p>Aufstriche</text:p>
          </table:table-cell>
          <table:table-cell table:style-name="ce283" office:value-type="string" calcext:value-type="string">
            <text:p>Pesto, Genovese, bio verde </text:p>
          </table:table-cell>
          <table:table-cell table:style-name="ce292" office:value-type="float" office:value="43" calcext:value-type="float">
            <text:p>43,0</text:p>
          </table:table-cell>
          <table:table-cell table:style-name="ce292" office:value-type="float" office:value="6.5" calcext:value-type="float">
            <text:p>6,5</text:p>
          </table:table-cell>
          <table:table-cell table:style-name="ce292" office:value-type="float" office:value="4" calcext:value-type="float">
            <text:p>4,0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Pesto, ligure, Rapunzel</text:p>
          </table:table-cell>
          <table:table-cell table:style-name="ce290" office:value-type="float" office:value="47" calcext:value-type="float">
            <text:p>47,0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Pesto, Tomate Wallnuss</text:p>
          </table:table-cell>
          <table:table-cell table:style-name="ce290" office:value-type="float" office:value="44.5" calcext:value-type="float">
            <text:p>44,5</text:p>
          </table:table-cell>
          <table:table-cell table:style-name="ce290" office:value-type="float" office:value="3.5" calcext:value-type="float">
            <text:p>3,5</text:p>
          </table:table-cell>
          <table:table-cell table:style-name="ce290" office:value-type="float" office:value="9.2" calcext:value-type="float">
            <text:p>9,2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0" office:value-type="string" calcext:value-type="string">
            <text:p>Aufstriche</text:p>
          </table:table-cell>
          <table:table-cell table:style-name="ce274" office:value-type="string" calcext:value-type="string">
            <text:p>Samba Dark, Rapunzel</text:p>
          </table:table-cell>
          <table:table-cell table:style-name="ce288" office:value-type="float" office:value="8.5" calcext:value-type="float">
            <text:p>8,50</text:p>
          </table:table-cell>
          <table:table-cell table:style-name="ce288" office:value-type="float" office:value="2.1" calcext:value-type="float">
            <text:p>2,10</text:p>
          </table:table-cell>
          <table:table-cell table:style-name="ce288" office:value-type="float" office:value="7.1" calcext:value-type="float">
            <text:p>7,10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82" office:value-type="string" calcext:value-type="string">
            <text:p>Scharfe Käthe, Hof Butendiek</text:p>
          </table:table-cell>
          <table:table-cell table:style-name="ce291" office:value-type="float" office:value="24" calcext:value-type="float">
            <text:p>24,0</text:p>
          </table:table-cell>
          <table:table-cell table:style-name="ce291" office:value-type="float" office:value="11" calcext:value-type="float">
            <text:p>11,0</text:p>
          </table:table-cell>
          <table:table-cell table:style-name="ce291" office:value-type="float" office:value="3.5" calcext:value-type="float">
            <text:p>3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Aufstriche</text:p>
          </table:table-cell>
          <table:table-cell table:style-name="ce274" office:value-type="string" calcext:value-type="string">
            <text:p>Streichcreme, Curry Mango Papaya, Alnatura</text:p>
          </table:table-cell>
          <table:table-cell table:style-name="ce290" office:value-type="float" office:value="35" calcext:value-type="float">
            <text:p>35,0</text:p>
          </table:table-cell>
          <table:table-cell table:style-name="ce290" office:value-type="float" office:value="5.2" calcext:value-type="float">
            <text:p>5,2</text:p>
          </table:table-cell>
          <table:table-cell table:style-name="ce290" office:value-type="float" office:value="7.7" calcext:value-type="float">
            <text:p>7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Aufstriche</text:p>
          </table:table-cell>
          <table:table-cell table:style-name="ce274" office:value-type="string" calcext:value-type="string">
            <text:p>Streichcreme, Rote Bete Meerrettich, Alnatura</text:p>
          </table:table-cell>
          <table:table-cell table:style-name="ce290" office:value-type="float" office:value="23" calcext:value-type="float">
            <text:p>23,0</text:p>
          </table:table-cell>
          <table:table-cell table:style-name="ce290" office:value-type="float" office:value="5.6" calcext:value-type="float">
            <text:p>5,6</text:p>
          </table:table-cell>
          <table:table-cell table:style-name="ce290" office:value-type="float" office:value="6.7" calcext:value-type="float">
            <text:p>6,7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3" office:value-type="string" calcext:value-type="string">
            <text:p>Aufstriche</text:p>
          </table:table-cell>
          <table:table-cell table:style-name="ce282" office:value-type="string" calcext:value-type="string">
            <text:p>Sultans Freude</text:p>
          </table:table-cell>
          <table:table-cell table:style-name="ce291" office:value-type="float" office:value="24" calcext:value-type="float">
            <text:p>24,0</text:p>
          </table:table-cell>
          <table:table-cell table:style-name="ce291" office:value-type="float" office:value="11" calcext:value-type="float">
            <text:p>11,0</text:p>
          </table:table-cell>
          <table:table-cell table:style-name="ce291" office:value-type="float" office:value="3.5" calcext:value-type="float">
            <text:p>3,5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1"/>
          <table:table-cell table:style-name="ce274"/>
          <table:table-cell table:style-name="ce290" table:number-columns-repeated="3"/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Blätterteig Bio Dinkel Moin</text:p>
          </table:table-cell>
          <table:table-cell table:style-name="ce290" office:value-type="float" office:value="21.2" calcext:value-type="float">
            <text:p>21,2</text:p>
          </table:table-cell>
          <table:table-cell table:style-name="ce290" office:value-type="float" office:value="5.9" calcext:value-type="float">
            <text:p>5,9</text:p>
          </table:table-cell>
          <table:table-cell table:style-name="ce290" office:value-type="float" office:value="35.7" calcext:value-type="float">
            <text:p>35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83" office:value-type="string" calcext:value-type="string">
            <text:p>Blätterteigstangen Dinkel Gouda Macol (15,8,1)</text:p>
          </table:table-cell>
          <table:table-cell table:style-name="ce292" office:value-type="float" office:value="27.1" calcext:value-type="float">
            <text:p>27,1</text:p>
          </table:table-cell>
          <table:table-cell table:style-name="ce292" office:value-type="float" office:value="2.9" calcext:value-type="float">
            <text:p>2,9</text:p>
          </table:table-cell>
          <table:table-cell table:style-name="ce292" office:value-type="float" office:value="23.2" calcext:value-type="float">
            <text:p>23,2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83" office:value-type="string" calcext:value-type="string">
            <text:p>Blätterteigstangen Dinkel Käthe Macol (14,10,1)</text:p>
          </table:table-cell>
          <table:table-cell table:style-name="ce292" office:value-type="float" office:value="25.2" calcext:value-type="float">
            <text:p>25,2</text:p>
          </table:table-cell>
          <table:table-cell table:style-name="ce292" office:value-type="float" office:value="7.7" calcext:value-type="float">
            <text:p>7,7</text:p>
          </table:table-cell>
          <table:table-cell table:style-name="ce292" office:value-type="float" office:value="21.4" calcext:value-type="float">
            <text:p>21,4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Blätterteigstangen Käthe Macöl (19-10-1)</text:p>
          </table:table-cell>
          <table:table-cell table:style-name="ce290" office:value-type="float" office:value="28.1" calcext:value-type="float">
            <text:p>28,1</text:p>
          </table:table-cell>
          <table:table-cell table:style-name="ce290" office:value-type="float" office:value="7" calcext:value-type="float">
            <text:p>7,0</text:p>
          </table:table-cell>
          <table:table-cell table:style-name="ce290" office:value-type="float" office:value="21.9" calcext:value-type="float">
            <text:p>21,9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Blätterteigstangen Käthe Olive Macöl (19-5-5-1)</text:p>
          </table:table-cell>
          <table:table-cell table:style-name="ce290" office:value-type="float" office:value="26.6" calcext:value-type="float">
            <text:p>26,6</text:p>
          </table:table-cell>
          <table:table-cell table:style-name="ce290" office:value-type="float" office:value="5.3" calcext:value-type="float">
            <text:p>5,3</text:p>
          </table:table-cell>
          <table:table-cell table:style-name="ce290" office:value-type="float" office:value="21.4" calcext:value-type="float">
            <text:p>21,4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Champignonsauce Knorr</text:p>
          </table:table-cell>
          <table:table-cell table:style-name="ce290" office:value-type="float" office:value="5" calcext:value-type="float">
            <text:p>5,0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5" calcext:value-type="float">
            <text:p>5,0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82" office:value-type="string" calcext:value-type="string">
            <text:p>Eierstich (fddb)</text:p>
          </table:table-cell>
          <table:table-cell table:style-name="ce291" office:value-type="float" office:value="7" calcext:value-type="float">
            <text:p>7,0</text:p>
          </table:table-cell>
          <table:table-cell table:style-name="ce291" office:value-type="float" office:value="9.3" calcext:value-type="float">
            <text:p>9,3</text:p>
          </table:table-cell>
          <table:table-cell table:style-name="ce291" office:value-type="float" office:value="2.3" calcext:value-type="float">
            <text:p>2,3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83" office:value-type="string" calcext:value-type="string">
            <text:p>Fleischklößchen, Zigeuner Art, Edeka</text:p>
          </table:table-cell>
          <table:table-cell table:style-name="ce292" office:value-type="float" office:value="7.5" calcext:value-type="float">
            <text:p>7,5</text:p>
          </table:table-cell>
          <table:table-cell table:style-name="ce292" office:value-type="float" office:value="6.1" calcext:value-type="float">
            <text:p>6,1</text:p>
          </table:table-cell>
          <table:table-cell table:style-name="ce292" office:value-type="float" office:value="7.5" calcext:value-type="float">
            <text:p>7,5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74" office:value-type="string" calcext:value-type="string">
            <text:p>Gemüsepfanne der Provence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6.3" calcext:value-type="float">
            <text:p>6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79" office:value-type="string" calcext:value-type="string">
            <text:p>Grünkohl pfanne, pfanneria</text:p>
          </table:table-cell>
          <table:table-cell table:style-name="ce290" office:value-type="float" office:value="34" calcext:value-type="float">
            <text:p>34,0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20" calcext:value-type="float">
            <text:p>20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82" office:value-type="string" calcext:value-type="string">
            <text:p>Hühnerfond (fddb)</text:p>
          </table:table-cell>
          <table:table-cell table:style-name="ce291" office:value-type="float" office:value="1.2" calcext:value-type="float">
            <text:p>1,2</text:p>
          </table:table-cell>
          <table:table-cell table:style-name="ce291" office:value-type="float" office:value="2.5" calcext:value-type="float">
            <text:p>2,5</text:p>
          </table:table-cell>
          <table:table-cell table:style-name="ce291" office:value-type="float" office:value="3.5" calcext:value-type="float">
            <text:p>3,5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Hühnerfrikassee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12.5" calcext:value-type="float">
            <text:p>12,5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82" office:value-type="string" calcext:value-type="string">
            <text:p>Hühnersuppe mit Eierstick (Oma Dietlind)</text:p>
          </table:table-cell>
          <table:table-cell table:style-name="ce291" office:value-type="float" office:value="3.7" calcext:value-type="float">
            <text:p>3,7</text:p>
          </table:table-cell>
          <table:table-cell table:style-name="ce291" office:value-type="float" office:value="8.1" calcext:value-type="float">
            <text:p>8,1</text:p>
          </table:table-cell>
          <table:table-cell table:style-name="ce291" office:value-type="float" office:value="2.1" calcext:value-type="float">
            <text:p>2,1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Injera/Taita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67" calcext:value-type="float">
            <text:p>67,0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74" office:value-type="string" calcext:value-type="string">
            <text:p>Kartoffelkloß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16.8" calcext:value-type="float">
            <text:p>16,8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3" office:value-type="string" calcext:value-type="string">
            <text:p>Fertig</text:p>
          </table:table-cell>
          <table:table-cell table:style-name="ce283" office:value-type="string" calcext:value-type="string">
            <text:p>Kartoffel Gemüse puffer</text:p>
          </table:table-cell>
          <table:table-cell table:style-name="ce292" office:value-type="float" office:value="3.4" calcext:value-type="float">
            <text:p>3,4</text:p>
          </table:table-cell>
          <table:table-cell table:style-name="ce292" office:value-type="float" office:value="2.8" calcext:value-type="float">
            <text:p>2,8</text:p>
          </table:table-cell>
          <table:table-cell table:style-name="ce292" office:value-type="float" office:value="22" calcext:value-type="float">
            <text:p>22,0</text:p>
          </table:table-cell>
          <table:table-cell table:style-name="ce292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74" office:value-type="string" calcext:value-type="string">
            <text:p>Kartoffelpuffer, Schwarmstedter Bio Lieblingspuffer</text:p>
          </table:table-cell>
          <table:table-cell table:number-columns-repeated="2" table:style-name="ce290" office:value-type="float" office:value="2.5" calcext:value-type="float">
            <text:p>2,5</text:p>
          </table:table-cell>
          <table:table-cell table:style-name="ce290" office:value-type="float" office:value="18" calcext:value-type="float">
            <text:p>18,0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74" office:value-type="string" calcext:value-type="string">
            <text:p>Lachstaschen Bio Moin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7.6" calcext:value-type="float">
            <text:p>7,6</text:p>
          </table:table-cell>
          <table:table-cell table:style-name="ce290" office:value-type="float" office:value="27.2" calcext:value-type="float">
            <text:p>27,2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0" office:value-type="string" calcext:value-type="string">
            <text:p>Fertig</text:p>
          </table:table-cell>
          <table:table-cell table:style-name="ce274" office:value-type="string" calcext:value-type="string">
            <text:p>Maultaschen geschnitten Gemüse bioverde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6.2" calcext:value-type="float">
            <text:p>6,2</text:p>
          </table:table-cell>
          <table:table-cell table:style-name="ce290" office:value-type="float" office:value="26" calcext:value-type="float">
            <text:p>26,0</text:p>
          </table:table-cell>
          <table:table-cell table:style-name="ce290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4">
          <table:table-cell table:style-name="ce270" office:value-type="string" calcext:value-type="string">
            <text:p>Fertig</text:p>
          </table:table-cell>
          <table:table-cell table:style-name="ce282" office:value-type="string" calcext:value-type="string">
            <text:p>Pfannkuchen Mandel-Mascarpone</text:p>
          </table:table-cell>
          <table:table-cell table:style-name="ce291" office:value-type="float" office:value="27.8" calcext:value-type="float">
            <text:p>27,8</text:p>
          </table:table-cell>
          <table:table-cell table:style-name="ce291" office:value-type="float" office:value="10.9" calcext:value-type="float">
            <text:p>10,9</text:p>
          </table:table-cell>
          <table:table-cell table:style-name="ce291" office:value-type="float" office:value="1.8" calcext:value-type="float">
            <text:p>1,8</text:p>
          </table:table-cell>
          <table:table-cell table:style-name="ce291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82" office:value-type="string" calcext:value-type="string">
            <text:p>Pizza selbstgebacken Dezember 2018</text:p>
          </table:table-cell>
          <table:table-cell table:style-name="ce290" office:value-type="float" office:value="11.4" calcext:value-type="float">
            <text:p>11,4</text:p>
          </table:table-cell>
          <table:table-cell table:style-name="ce290" office:value-type="float" office:value="9.1" calcext:value-type="float">
            <text:p>9,1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82" office:value-type="string" calcext:value-type="string">
            <text:p>Rinderfond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Rindfleisch-Eintopf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24" calcext:value-type="float">
            <text:p>24,0</text:p>
          </table:table-cell>
          <table:table-cell table:style-name="ce290" office:value-type="float" office:value="26" calcext:value-type="float">
            <text:p>26,0</text:p>
          </table:table-cell>
          <table:table-cell table:style-name="ce290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4">
          <table:table-cell table:style-name="ce273" office:value-type="string" calcext:value-type="string">
            <text:p>Fertig</text:p>
          </table:table-cell>
          <table:table-cell table:style-name="ce282" office:value-type="string" calcext:value-type="string">
            <text:p>Roulade (Oma Dietlind)</text:p>
          </table:table-cell>
          <table:table-cell table:style-name="ce291" office:value-type="float" office:value="11.9" calcext:value-type="float">
            <text:p>11,9</text:p>
          </table:table-cell>
          <table:table-cell table:style-name="ce291" office:value-type="float" office:value="14.4" calcext:value-type="float">
            <text:p>14,4</text:p>
          </table:table-cell>
          <table:table-cell table:style-name="ce291" office:value-type="float" office:value="0.5" calcext:value-type="float">
            <text:p>0,5</text:p>
          </table:table-cell>
          <table:table-cell table:style-name="ce291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Tomatensoße, alnatura classik</text:p>
          </table:table-cell>
          <table:table-cell table:style-name="ce290" office:value-type="float" office:value="5.5" calcext:value-type="float">
            <text:p>5,5</text:p>
          </table:table-cell>
          <table:table-cell table:style-name="ce290" office:value-type="float" office:value="2.3" calcext:value-type="float">
            <text:p>2,3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74" office:value-type="string" calcext:value-type="string">
            <text:p>Tomatensoße Kinder Naturata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2.1" calcext:value-type="float">
            <text:p>2,1</text:p>
          </table:table-cell>
          <table:table-cell table:style-name="ce290" office:value-type="float" office:value="9.6" calcext:value-type="float">
            <text:p>9,6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Fertig</text:p>
          </table:table-cell>
          <table:table-cell table:style-name="ce282" office:value-type="string" calcext:value-type="string">
            <text:p>Tomatensugo mit gegr Aubergine, Naturata</text:p>
          </table:table-cell>
          <table:table-cell table:style-name="ce291" office:value-type="float" office:value="4.1" calcext:value-type="float">
            <text:p>4,1</text:p>
          </table:table-cell>
          <table:table-cell table:style-name="ce291" office:value-type="float" office:value="1.4" calcext:value-type="float">
            <text:p>1,4</text:p>
          </table:table-cell>
          <table:table-cell table:style-name="ce291" office:value-type="float" office:value="2.8" calcext:value-type="float">
            <text:p>2,8</text:p>
          </table:table-cell>
          <table:table-cell table:style-name="ce291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5">
          <table:table-cell table:style-name="ce274" table:number-columns-repeated="2"/>
          <table:table-cell table:style-name="ce293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Appenzeller Rahmstufe (50 %)</text:p>
          </table:table-cell>
          <table:table-cell table:style-name="ce290" office:value-type="float" office:value="31.6" calcext:value-type="float">
            <text:p>31,6</text:p>
          </table:table-cell>
          <table:table-cell table:style-name="ce290" office:value-type="float" office:value="25.4" calcext:value-type="float">
            <text:p>25,4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Bio Camenbert, gläserne molkerei</text:p>
          </table:table-cell>
          <table:table-cell table:style-name="ce290" office:value-type="float" office:value="34" calcext:value-type="float">
            <text:p>34,0</text:p>
          </table:table-cell>
          <table:table-cell table:style-name="ce290" office:value-type="float" office:value="20" calcext:value-type="float">
            <text:p>20,0</text:p>
          </table:table-cell>
          <table:table-cell table:style-name="ce290" office:value-type="float" office:value="0.8" calcext:value-type="float">
            <text:p>0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Käse</text:p>
          </table:table-cell>
          <table:table-cell table:style-name="ce282" office:value-type="string" calcext:value-type="string">
            <text:p>Bresso feine Häppchen Kräuter d. Provence</text:p>
          </table:table-cell>
          <table:table-cell table:style-name="ce291" office:value-type="float" office:value="31" calcext:value-type="float">
            <text:p>31,0</text:p>
          </table:table-cell>
          <table:table-cell table:style-name="ce291" office:value-type="float" office:value="9" calcext:value-type="float">
            <text:p>9,0</text:p>
          </table:table-cell>
          <table:table-cell table:style-name="ce291" office:value-type="float" office:value="3" calcext:value-type="float">
            <text:p>3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Käse</text:p>
          </table:table-cell>
          <table:table-cell table:style-name="ce282" office:value-type="string" calcext:value-type="string">
            <text:p>Brie Rügener Der Sahnige</text:p>
          </table:table-cell>
          <table:table-cell table:style-name="ce291" office:value-type="float" office:value="33" calcext:value-type="float">
            <text:p>33,0</text:p>
          </table:table-cell>
          <table:table-cell table:style-name="ce291" office:value-type="float" office:value="17" calcext:value-type="float">
            <text:p>17,0</text:p>
          </table:table-cell>
          <table:table-cell table:style-name="ce291" office:value-type="float" office:value="0.1" calcext:value-type="float">
            <text:p>0,1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number-columns-repeated="4"/>
        </table:table-row>
        <table:table-row table:style-name="ro5">
          <table:table-cell table:style-name="ce270" office:value-type="string" calcext:value-type="string">
            <text:p>Käse</text:p>
          </table:table-cell>
          <table:table-cell table:style-name="ce282" office:value-type="string" calcext:value-type="string">
            <text:p>Brie Rügener Grüner Pfeffer</text:p>
          </table:table-cell>
          <table:table-cell table:style-name="ce291" office:value-type="float" office:value="32" calcext:value-type="float">
            <text:p>32,0</text:p>
          </table:table-cell>
          <table:table-cell table:style-name="ce291" office:value-type="float" office:value="15" calcext:value-type="float">
            <text:p>15,0</text:p>
          </table:table-cell>
          <table:table-cell table:style-name="ce291" office:value-type="float" office:value="0.01" calcext:value-type="float">
            <text:p>0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Brunch Creme mit Kräutern</text:p>
          </table:table-cell>
          <table:table-cell table:style-name="ce290" office:value-type="float" office:value="24" calcext:value-type="float">
            <text:p>24,0</text:p>
          </table:table-cell>
          <table:table-cell table:style-name="ce290" office:value-type="float" office:value="5.7" calcext:value-type="float">
            <text:p>5,7</text:p>
          </table:table-cell>
          <table:table-cell table:style-name="ce290" office:value-type="float" office:value="3.8" calcext:value-type="float">
            <text:p>3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Camembert 30 %</text:p>
          </table:table-cell>
          <table:table-cell table:style-name="ce290" office:value-type="float" office:value="0.4" calcext:value-type="float">
            <text:p>0,4</text:p>
          </table:table-cell>
          <table:table-cell table:style-name="ce290" office:value-type="float" office:value="23" calcext:value-type="float">
            <text:p>23,0</text:p>
          </table:table-cell>
          <table:table-cell table:style-name="ce290" office:value-type="float" office:value="13" calcext:value-type="float">
            <text:p>13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Feta</text:p>
          </table:table-cell>
          <table:table-cell table:style-name="ce290" office:value-type="float" office:value="18.8" calcext:value-type="float">
            <text:p>18,8</text:p>
          </table:table-cell>
          <table:table-cell table:style-name="ce290" office:value-type="float" office:value="17" calcext:value-type="float">
            <text:p>17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Frischkäse Arla 17% absolut</text:p>
          </table:table-cell>
          <table:table-cell table:style-name="ce290" office:value-type="float" office:value="16.7" calcext:value-type="float">
            <text:p>16,7</text:p>
          </table:table-cell>
          <table:table-cell table:style-name="ce290" office:value-type="float" office:value="8.5" calcext:value-type="float">
            <text:p>8,5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Frischkäse Doppelrahmstufe</text:p>
          </table:table-cell>
          <table:table-cell table:style-name="ce290" office:value-type="float" office:value="31.5" calcext:value-type="float">
            <text:p>31,5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2.5" calcext:value-type="float">
            <text:p>2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Gouda gerieben Edeka</text:p>
          </table:table-cell>
          <table:table-cell table:style-name="ce290" office:value-type="float" office:value="30" calcext:value-type="float">
            <text:p>30,0</text:p>
          </table:table-cell>
          <table:table-cell table:style-name="ce290" office:value-type="float" office:value="25" calcext:value-type="float">
            <text:p>25,0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Gouda gerieben Edeka bio</text:p>
          </table:table-cell>
          <table:table-cell table:style-name="ce290" office:value-type="float" office:value="26" calcext:value-type="float">
            <text:p>26,0</text:p>
          </table:table-cell>
          <table:table-cell table:style-name="ce290" office:value-type="float" office:value="22" calcext:value-type="float">
            <text:p>22,0</text:p>
          </table:table-cell>
          <table:table-cell table:style-name="ce290" office:value-type="float" office:value="2.6" calcext:value-type="float">
            <text:p>2,6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<text:span text:style-name="T1">Grillkäse Crostello</text:span> bio</text:p>
          </table:table-cell>
          <table:table-cell table:style-name="ce290" office:value-type="float" office:value="25" calcext:value-type="float">
            <text:p>25,0</text:p>
          </table:table-cell>
          <table:table-cell table:style-name="ce290" office:value-type="float" office:value="24" calcext:value-type="float">
            <text:p>24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Käse</text:p>
          </table:table-cell>
          <table:table-cell table:style-name="ce283" office:value-type="string" calcext:value-type="string">
            <text:p>Halloumi Gazi</text:p>
          </table:table-cell>
          <table:table-cell table:style-name="ce292" office:value-type="float" office:value="25.2" calcext:value-type="float">
            <text:p>25,2</text:p>
          </table:table-cell>
          <table:table-cell table:style-name="ce292" office:value-type="float" office:value="21.9" calcext:value-type="float">
            <text:p>21,9</text:p>
          </table:table-cell>
          <table:table-cell table:style-name="ce292" office:value-type="float" office:value="1.9" calcext:value-type="float">
            <text:p>1,9</text:p>
          </table:table-cell>
          <table:table-cell table:style-name="ce292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number-columns-repeated="4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Harzer Käse mager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30" calcext:value-type="float">
            <text:p>30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Mozzarella Büffel Minis Bufalabella</text:p>
          </table:table-cell>
          <table:table-cell table:style-name="ce290" office:value-type="float" office:value="23" calcext:value-type="float">
            <text:p>23,0</text:p>
          </table:table-cell>
          <table:table-cell table:style-name="ce290" office:value-type="float" office:value="19" calcext:value-type="float">
            <text:p>19,0</text:p>
          </table:table-cell>
          <table:table-cell table:style-name="ce290" office:value-type="float" office:value="0.7" calcext:value-type="float">
            <text:p>0,7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Mozzarella Edeka Bio</text:p>
          </table:table-cell>
          <table:table-cell table:style-name="ce290" office:value-type="float" office:value="18.5" calcext:value-type="float">
            <text:p>18,5</text:p>
          </table:table-cell>
          <table:table-cell table:style-name="ce290" office:value-type="float" office:value="18.1" calcext:value-type="float">
            <text:p>18,1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style-name="ce303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82" office:value-type="string" calcext:value-type="string">
            <text:p>Mozzarella Minis Alnatura</text:p>
          </table:table-cell>
          <table:table-cell table:number-columns-repeated="2" table:style-name="ce291" office:value-type="float" office:value="19" calcext:value-type="float">
            <text:p>19,0</text:p>
          </table:table-cell>
          <table:table-cell table:style-name="ce291" office:value-type="float" office:value="2" calcext:value-type="float">
            <text:p>2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74" office:value-type="string" calcext:value-type="string">
            <text:p>Parmesan</text:p>
          </table:table-cell>
          <table:table-cell table:style-name="ce290" office:value-type="float" office:value="25.8" calcext:value-type="float">
            <text:p>25,8</text:p>
          </table:table-cell>
          <table:table-cell table:style-name="ce290" office:value-type="float" office:value="35.6" calcext:value-type="float">
            <text:p>35,6</text:p>
          </table:table-cell>
          <table:table-cell table:style-name="ce290" office:value-type="float" office:value="0.06" calcext:value-type="float">
            <text:p>0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3" office:value-type="string" calcext:value-type="string">
            <text:p>Käse</text:p>
          </table:table-cell>
          <table:table-cell table:style-name="ce274" office:value-type="string" calcext:value-type="string">
            <text:p>Schmelzkäse Doppelrahmstufe (60 %)</text:p>
          </table:table-cell>
          <table:table-cell table:style-name="ce290" office:value-type="float" office:value="30.4" calcext:value-type="float">
            <text:p>30,4</text:p>
          </table:table-cell>
          <table:table-cell table:style-name="ce290" office:value-type="float" office:value="13.2" calcext:value-type="float">
            <text:p>13,2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Käse</text:p>
          </table:table-cell>
          <table:table-cell table:style-name="ce283" office:value-type="string" calcext:value-type="string">
            <text:p>Schnittlauchkäse</text:p>
          </table:table-cell>
          <table:table-cell table:style-name="ce292" office:value-type="float" office:value="28" calcext:value-type="float">
            <text:p>28,0</text:p>
          </table:table-cell>
          <table:table-cell table:style-name="ce292" office:value-type="float" office:value="8.1" calcext:value-type="float">
            <text:p>8,1</text:p>
          </table:table-cell>
          <table:table-cell table:style-name="ce292" office:value-type="float" office:value="3.7" calcext:value-type="float">
            <text:p>3,7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Käse</text:p>
          </table:table-cell>
          <table:table-cell table:style-name="ce274" office:value-type="string" calcext:value-type="string">
            <text:p>Tomate-Basilikum-Käse, Milram</text:p>
          </table:table-cell>
          <table:table-cell table:style-name="ce290" office:value-type="float" office:value="28" calcext:value-type="float">
            <text:p>28,0</text:p>
          </table:table-cell>
          <table:table-cell table:style-name="ce290" office:value-type="float" office:value="23" calcext:value-type="float">
            <text:p>23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Käse</text:p>
          </table:table-cell>
          <table:table-cell table:style-name="ce274" office:value-type="string" calcext:value-type="string">
            <text:p>Baby Bel,mini</text:p>
          </table:table-cell>
          <table:table-cell table:style-name="ce290" office:value-type="float" office:value="23" calcext:value-type="float">
            <text:p>23,0</text:p>
          </table:table-cell>
          <table:table-cell table:style-name="ce290" office:value-type="float" office:value="22" calcext:value-type="float">
            <text:p>22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67" office:value-type="string" calcext:value-type="string">
            <text:p>Eier</text:p>
          </table:table-cell>
          <table:table-cell table:style-name="ce274" office:value-type="string" calcext:value-type="string">
            <text:p>Hühnerei, Vollei, frisch</text:p>
          </table:table-cell>
          <table:table-cell table:style-name="ce290" office:value-type="float" office:value="11.2" calcext:value-type="float">
            <text:p>11,2</text:p>
          </table:table-cell>
          <table:table-cell table:style-name="ce290" office:value-type="float" office:value="12.9" calcext:value-type="float">
            <text:p>12,9</text:p>
          </table:table-cell>
          <table:table-cell table:style-name="ce290" office:value-type="float" office:value="0.7" calcext:value-type="float">
            <text:p>0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Eier</text:p>
          </table:table-cell>
          <table:table-cell table:style-name="ce274" office:value-type="string" calcext:value-type="string">
            <text:p>Hühnerei, Eigelb, frisch</text:p>
          </table:table-cell>
          <table:table-cell table:style-name="ce290" office:value-type="float" office:value="32" calcext:value-type="float">
            <text:p>32,0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Eier</text:p>
          </table:table-cell>
          <table:table-cell table:style-name="ce274" office:value-type="string" calcext:value-type="string">
            <text:p>Hühnerei, Eiweiß, frisch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67" office:value-type="string" calcext:value-type="string">
            <text:p>Tofu</text:p>
          </table:table-cell>
          <table:table-cell table:style-name="ce274" office:value-type="string" calcext:value-type="string">
            <text:p>Tofu fest</text:p>
          </table:table-cell>
          <table:table-cell table:style-name="ce290" office:value-type="float" office:value="8.7" calcext:value-type="float">
            <text:p>8,7</text:p>
          </table:table-cell>
          <table:table-cell table:style-name="ce290" office:value-type="float" office:value="15.8" calcext:value-type="float">
            <text:p>15,8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Tofu</text:p>
          </table:table-cell>
          <table:table-cell table:style-name="ce274" office:value-type="string" calcext:value-type="string">
            <text:p>Tofu Mandelnuss, Kato</text:p>
          </table:table-cell>
          <table:table-cell table:style-name="ce290" office:value-type="float" office:value="12.7" calcext:value-type="float">
            <text:p>12,7</text:p>
          </table:table-cell>
          <table:table-cell table:style-name="ce290" office:value-type="float" office:value="14.2" calcext:value-type="float">
            <text:p>14,2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Tofu</text:p>
          </table:table-cell>
          <table:table-cell table:style-name="ce274" office:value-type="string" calcext:value-type="string">
            <text:p>Tofu Räucher klassig Taifun</text:p>
          </table:table-cell>
          <table:table-cell table:style-name="ce290" office:value-type="float" office:value="9" calcext:value-type="float">
            <text:p>9,0</text:p>
          </table:table-cell>
          <table:table-cell table:style-name="ce290" office:value-type="float" office:value="19" calcext:value-type="float">
            <text:p>19,0</text:p>
          </table:table-cell>
          <table:table-cell table:style-name="ce290" office:value-type="float" office:value="2.8" calcext:value-type="float">
            <text:p>2,8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Tofu</text:p>
          </table:table-cell>
          <table:table-cell table:style-name="ce274" office:value-type="string" calcext:value-type="string">
            <text:p>Tofu Taifun Mandel-Sesam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19" calcext:value-type="float">
            <text:p>19,0</text:p>
          </table:table-cell>
          <table:table-cell table:style-name="ce290" office:value-type="float" office:value="1.9" calcext:value-type="float">
            <text:p>1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Tofu</text:p>
          </table:table-cell>
          <table:table-cell table:style-name="ce283" office:value-type="string" calcext:value-type="string">
            <text:p>Tofu Würstchen vegetarisch, gut bio</text:p>
          </table:table-cell>
          <table:table-cell table:style-name="ce292" office:value-type="float" office:value="11" calcext:value-type="float">
            <text:p>11,0</text:p>
          </table:table-cell>
          <table:table-cell table:style-name="ce292" office:value-type="float" office:value="27" calcext:value-type="float">
            <text:p>27,0</text:p>
          </table:table-cell>
          <table:table-cell table:style-name="ce292" office:value-type="float" office:value="3.8" calcext:value-type="float">
            <text:p>3,8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Blutwurst (Rotwurst)</text:p>
          </table:table-cell>
          <table:table-cell table:style-name="ce290" office:value-type="float" office:value="10.24" calcext:value-type="float">
            <text:p>10,2</text:p>
          </table:table-cell>
          <table:table-cell table:style-name="ce290" office:value-type="float" office:value="20.15" calcext:value-type="float">
            <text:p>20,2</text:p>
          </table:table-cell>
          <table:table-cell table:style-name="ce290" office:value-type="float" office:value="0.22" calcext:value-type="float">
            <text:p>0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74" office:value-type="string" calcext:value-type="string">
            <text:p>Frühstücksspeck</text:p>
          </table:table-cell>
          <table:table-cell table:style-name="ce290" office:value-type="float" office:value="7.94" calcext:value-type="float">
            <text:p>7,9</text:p>
          </table:table-cell>
          <table:table-cell table:style-name="ce290" office:value-type="float" office:value="17.49" calcext:value-type="float">
            <text:p>17,5</text:p>
          </table:table-cell>
          <table:table-cell table:style-name="ce290" office:value-type="float" office:value="0.85" calcext:value-type="float">
            <text:p>0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knabber Kabanos, Haudek</text:p>
          </table:table-cell>
          <table:table-cell table:style-name="ce290" office:value-type="float" office:value="24" calcext:value-type="float">
            <text:p>24,0</text:p>
          </table:table-cell>
          <table:table-cell table:style-name="ce290" office:value-type="float" office:value="19.5" calcext:value-type="float">
            <text:p>19,5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Leberkäse</text:p>
          </table:table-cell>
          <table:table-cell table:style-name="ce290" office:value-type="float" office:value="27.15" calcext:value-type="float">
            <text:p>27,2</text:p>
          </table:table-cell>
          <table:table-cell table:style-name="ce290" office:value-type="float" office:value="13.04" calcext:value-type="float">
            <text:p>13,0</text:p>
          </table:table-cell>
          <table:table-cell table:style-name="ce290" office:value-type="float" office:value="0.59" calcext:value-type="float">
            <text:p>0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74" office:value-type="string" calcext:value-type="string">
            <text:p>Leberwurst</text:p>
          </table:table-cell>
          <table:table-cell table:style-name="ce290" office:value-type="float" office:value="29.43" calcext:value-type="float">
            <text:p>29,4</text:p>
          </table:table-cell>
          <table:table-cell table:style-name="ce290" office:value-type="float" office:value="15.23" calcext:value-type="float">
            <text:p>15,2</text:p>
          </table:table-cell>
          <table:table-cell table:style-name="ce290" office:value-type="float" office:value="1.46" calcext:value-type="float">
            <text:p>1,5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74" office:value-type="string" calcext:value-type="string">
            <text:p>Mettwurst, grob, bauerngut</text:p>
          </table:table-cell>
          <table:table-cell table:style-name="ce290" office:value-type="float" office:value="27.4" calcext:value-type="float">
            <text:p>27,4</text:p>
          </table:table-cell>
          <table:table-cell table:style-name="ce290" office:value-type="float" office:value="16.9" calcext:value-type="float">
            <text:p>16,9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82" office:value-type="string" calcext:value-type="string">
            <text:p>Mini Geflügel Wiener</text:p>
          </table:table-cell>
          <table:table-cell table:style-name="ce291" office:value-type="float" office:value="16" calcext:value-type="float">
            <text:p>16,0</text:p>
          </table:table-cell>
          <table:table-cell table:style-name="ce291" office:value-type="float" office:value="14" calcext:value-type="float">
            <text:p>14,0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82" office:value-type="string" calcext:value-type="string">
            <text:p>Mühlenwürstchen vegetarisch, Minis</text:p>
          </table:table-cell>
          <table:table-cell table:style-name="ce291" office:value-type="float" office:value="18" calcext:value-type="float">
            <text:p>18,0</text:p>
          </table:table-cell>
          <table:table-cell table:style-name="ce291" office:value-type="float" office:value="8.6" calcext:value-type="float">
            <text:p>8,6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Wurst</text:p>
          </table:table-cell>
          <table:table-cell table:style-name="ce283" office:value-type="string" calcext:value-type="string">
            <text:p>PaprikaLyoner, BioLust</text:p>
          </table:table-cell>
          <table:table-cell table:style-name="ce292" office:value-type="float" office:value="26" calcext:value-type="float">
            <text:p>26,0</text:p>
          </table:table-cell>
          <table:table-cell table:style-name="ce292" office:value-type="float" office:value="12" calcext:value-type="float">
            <text:p>12,0</text:p>
          </table:table-cell>
          <table:table-cell table:style-name="ce292" office:value-type="float" office:value="2" calcext:value-type="float">
            <text:p>2,0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82" office:value-type="string" calcext:value-type="string">
            <text:p>Rindersalami Bio, Bio con carne</text:p>
          </table:table-cell>
          <table:table-cell table:style-name="ce291" office:value-type="float" office:value="27" calcext:value-type="float">
            <text:p>27,0</text:p>
          </table:table-cell>
          <table:table-cell table:style-name="ce291" office:value-type="float" office:value="22.1" calcext:value-type="float">
            <text:p>22,1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74" office:value-type="string" calcext:value-type="string">
            <text:p>Rindswürstchen, Eberswalde</text:p>
          </table:table-cell>
          <table:table-cell table:style-name="ce290" office:value-type="float" office:value="18" calcext:value-type="float">
            <text:p>18,0</text:p>
          </table:table-cell>
          <table:table-cell table:style-name="ce290" office:value-type="float" office:value="15" calcext:value-type="float">
            <text:p>15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Salami mit Wild im Kräuterm. Gut Hesterberg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17.2" calcext:value-type="float">
            <text:p>17,2</text:p>
          </table:table-cell>
          <table:table-cell table:style-name="ce290" office:value-type="float" office:value="0.3" calcext:value-type="float">
            <text:p>0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74" office:value-type="string" calcext:value-type="string">
            <text:p>Salami Pfeffer Brodowin</text:p>
          </table:table-cell>
          <table:table-cell table:style-name="ce290" office:value-type="float" office:value="38" calcext:value-type="float">
            <text:p>38,0</text:p>
          </table:table-cell>
          <table:table-cell table:style-name="ce290" office:value-type="float" office:value="25" calcext:value-type="float">
            <text:p>25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3" office:value-type="string" calcext:value-type="string">
            <text:p>Wurst</text:p>
          </table:table-cell>
          <table:table-cell table:style-name="ce283" office:value-type="string" calcext:value-type="string">
            <text:p>Salami mit belem-pfeffer</text:p>
          </table:table-cell>
          <table:table-cell table:style-name="ce292" office:value-type="float" office:value="28.7" calcext:value-type="float">
            <text:p>28,7</text:p>
          </table:table-cell>
          <table:table-cell table:style-name="ce292" office:value-type="float" office:value="20.5" calcext:value-type="float">
            <text:p>20,5</text:p>
          </table:table-cell>
          <table:table-cell table:style-name="ce292" office:value-type="float" office:value="1" calcext:value-type="float">
            <text:p>1,0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82" office:value-type="string" calcext:value-type="string">
            <text:p>Salami Ring Aoste </text:p>
          </table:table-cell>
          <table:table-cell table:style-name="ce291" office:value-type="float" office:value="37" calcext:value-type="float">
            <text:p>37,0</text:p>
          </table:table-cell>
          <table:table-cell table:style-name="ce291" office:value-type="float" office:value="26" calcext:value-type="float">
            <text:p>26,0</text:p>
          </table:table-cell>
          <table:table-cell table:style-name="ce291" office:value-type="float" office:value="2" calcext:value-type="float">
            <text:p>2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Salami Wiltmann Bio</text:p>
          </table:table-cell>
          <table:table-cell table:style-name="ce290" office:value-type="float" office:value="30" calcext:value-type="float">
            <text:p>30,0</text:p>
          </table:table-cell>
          <table:table-cell table:style-name="ce290" office:value-type="float" office:value="24.5" calcext:value-type="float">
            <text:p>24,5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82" office:value-type="string" calcext:value-type="string">
            <text:p>Salami Wiltmann Ciabata</text:p>
          </table:table-cell>
          <table:table-cell table:style-name="ce291" office:value-type="float" office:value="29" calcext:value-type="float">
            <text:p>29,0</text:p>
          </table:table-cell>
          <table:table-cell table:style-name="ce291" office:value-type="float" office:value="26" calcext:value-type="float">
            <text:p>26,0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4"/>
          <table:table-cell table:number-columns-repeated="4"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Salami-Sticks Aoste Stickado classique</text:p>
          </table:table-cell>
          <table:table-cell table:style-name="ce290" office:value-type="float" office:value="44" calcext:value-type="float">
            <text:p>44,0</text:p>
          </table:table-cell>
          <table:table-cell table:style-name="ce290" office:value-type="float" office:value="29" calcext:value-type="float">
            <text:p>29,0</text:p>
          </table:table-cell>
          <table:table-cell table:style-name="ce290" office:value-type="float" office:value="4.1" calcext:value-type="float">
            <text:p>4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74" office:value-type="string" calcext:value-type="string">
            <text:p>Salami-Sticks Aoste Stickado Walnuss</text:p>
          </table:table-cell>
          <table:table-cell table:style-name="ce290" office:value-type="float" office:value="46" calcext:value-type="float">
            <text:p>46,0</text:p>
          </table:table-cell>
          <table:table-cell table:style-name="ce290" office:value-type="float" office:value="27" calcext:value-type="float">
            <text:p>27,0</text:p>
          </table:table-cell>
          <table:table-cell table:style-name="ce290" office:value-type="float" office:value="4" calcext:value-type="float">
            <text:p>4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74" office:value-type="string" calcext:value-type="string">
            <text:p>Salami, bio pute, freiland puten</text:p>
          </table:table-cell>
          <table:table-cell table:style-name="ce290" office:value-type="float" office:value="27" calcext:value-type="float">
            <text:p>27,0</text:p>
          </table:table-cell>
          <table:table-cell table:style-name="ce290" office:value-type="float" office:value="20" calcext:value-type="float">
            <text:p>20,0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Wurst</text:p>
          </table:table-cell>
          <table:table-cell table:style-name="ce274" office:value-type="string" calcext:value-type="string">
            <text:p>Schinken roh geräuchert</text:p>
          </table:table-cell>
          <table:table-cell table:style-name="ce290" office:value-type="float" office:value="4" calcext:value-type="float">
            <text:p>4,0</text:p>
          </table:table-cell>
          <table:table-cell table:style-name="ce290" office:value-type="float" office:value="19" calcext:value-type="float">
            <text:p>19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82" office:value-type="string" calcext:value-type="string">
            <text:p>Schinkenwürfel roh bio kaufland</text:p>
          </table:table-cell>
          <table:table-cell table:style-name="ce291" office:value-type="float" office:value="18" calcext:value-type="float">
            <text:p>18,0</text:p>
          </table:table-cell>
          <table:table-cell table:style-name="ce291" office:value-type="float" office:value="21" calcext:value-type="float">
            <text:p>21,0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82" office:value-type="string" calcext:value-type="string">
            <text:p>Schinkenwürfel, Edeka Bio</text:p>
          </table:table-cell>
          <table:table-cell table:style-name="ce291" office:value-type="float" office:value="14" calcext:value-type="float">
            <text:p>14,0</text:p>
          </table:table-cell>
          <table:table-cell table:style-name="ce291" office:value-type="float" office:value="21" calcext:value-type="float">
            <text:p>21,0</text:p>
          </table:table-cell>
          <table:table-cell table:style-name="ce291" office:value-type="float" office:value="1" calcext:value-type="float">
            <text:p>1,0</text:p>
          </table:table-cell>
          <table:table-cell table:style-name="ce291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67" office:value-type="string" calcext:value-type="string">
            <text:p>Wurst</text:p>
          </table:table-cell>
          <table:table-cell table:style-name="ce274" office:value-type="string" calcext:value-type="string">
            <text:p>Schweinsbratwurst</text:p>
          </table:table-cell>
          <table:table-cell table:style-name="ce290" office:value-type="float" office:value="27.82" calcext:value-type="float">
            <text:p>27,8</text:p>
          </table:table-cell>
          <table:table-cell table:style-name="ce290" office:value-type="float" office:value="16.26" calcext:value-type="float">
            <text:p>16,3</text:p>
          </table:table-cell>
          <table:table-cell table:style-name="ce290" office:value-type="float" office:value="0.29" calcext:value-type="float">
            <text:p>0,3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74" office:value-type="string" calcext:value-type="string">
            <text:p>Wiener mini Bio BioLust</text:p>
          </table:table-cell>
          <table:table-cell table:style-name="ce290" office:value-type="float" office:value="27.4" calcext:value-type="float">
            <text:p>27,4</text:p>
          </table:table-cell>
          <table:table-cell table:style-name="ce290" office:value-type="float" office:value="12.7" calcext:value-type="float">
            <text:p>12,7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Wurst</text:p>
          </table:table-cell>
          <table:table-cell table:style-name="ce274" office:value-type="string" calcext:value-type="string">
            <text:p>Würstchen vegetarisch, Mühlen</text:p>
          </table:table-cell>
          <table:table-cell table:style-name="ce290" office:value-type="float" office:value="18" calcext:value-type="float">
            <text:p>18,0</text:p>
          </table:table-cell>
          <table:table-cell table:style-name="ce290" office:value-type="float" office:value="8.7" calcext:value-type="float">
            <text:p>8,7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4" table:number-columns-repeated="2"/>
          <table:table-cell table:style-name="ce293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Bacon-Scheiben, Kaisers</text:p>
          </table:table-cell>
          <table:table-cell table:style-name="ce290" office:value-type="float" office:value="30" calcext:value-type="float">
            <text:p>30,0</text:p>
          </table:table-cell>
          <table:table-cell table:style-name="ce290" office:value-type="float" office:value="18" calcext:value-type="float">
            <text:p>18,0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Boulette, keto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17.5" calcext:value-type="float">
            <text:p>17,5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leisch</text:p>
          </table:table-cell>
          <table:table-cell table:style-name="ce274" office:value-type="string" calcext:value-type="string">
            <text:p>Burger Fleisch, Gut und Günstig</text:p>
          </table:table-cell>
          <table:table-cell table:style-name="ce290" office:value-type="float" office:value="20" calcext:value-type="float">
            <text:p>20,0</text:p>
          </table:table-cell>
          <table:table-cell table:style-name="ce290" office:value-type="float" office:value="18" calcext:value-type="float">
            <text:p>18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Corned beef</text:p>
          </table:table-cell>
          <table:table-cell table:style-name="ce290" office:value-type="float" office:value="6" calcext:value-type="float">
            <text:p>6,0</text:p>
          </table:table-cell>
          <table:table-cell table:style-name="ce290" office:value-type="float" office:value="21.7" calcext:value-type="float">
            <text:p>21,7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3" office:value-type="string" calcext:value-type="string">
            <text:p>Fleisch</text:p>
          </table:table-cell>
          <table:table-cell table:style-name="ce283" office:value-type="string" calcext:value-type="string">
            <text:p>Dönerfleisch (fddb)</text:p>
          </table:table-cell>
          <table:table-cell table:style-name="ce292" office:value-type="float" office:value="14" calcext:value-type="float">
            <text:p>14,0</text:p>
          </table:table-cell>
          <table:table-cell table:style-name="ce292" office:value-type="float" office:value="24.7" calcext:value-type="float">
            <text:p>24,7</text:p>
          </table:table-cell>
          <table:table-cell table:style-name="ce292" office:value-type="float" office:value="3.3" calcext:value-type="float">
            <text:p>3,3</text:p>
          </table:table-cell>
          <table:table-cell table:style-name="ce292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Entenbrust mit Haut (fddb)</text:p>
          </table:table-cell>
          <table:table-cell table:style-name="ce290" office:value-type="float" office:value="17" calcext:value-type="float">
            <text:p>17,0</text:p>
          </table:table-cell>
          <table:table-cell table:style-name="ce290" office:value-type="float" office:value="18" calcext:value-type="float">
            <text:p>18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82" office:value-type="string" calcext:value-type="string">
            <text:p>Frikadellen Mini Sölde Hausmacher Aldi</text:p>
          </table:table-cell>
          <table:table-cell table:style-name="ce291" office:value-type="float" office:value="22" calcext:value-type="float">
            <text:p>22,0</text:p>
          </table:table-cell>
          <table:table-cell table:style-name="ce291" office:value-type="float" office:value="13.3" calcext:value-type="float">
            <text:p>13,3</text:p>
          </table:table-cell>
          <table:table-cell table:style-name="ce291" office:value-type="float" office:value="6.5" calcext:value-type="float">
            <text:p>6,5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Geschnetzeltes, Schwein</text:p>
          </table:table-cell>
          <table:table-cell table:style-name="ce290" office:value-type="float" office:value="9.3" calcext:value-type="float">
            <text:p>9,3</text:p>
          </table:table-cell>
          <table:table-cell table:style-name="ce290" office:value-type="float" office:value="17.8" calcext:value-type="float">
            <text:p>17,8</text:p>
          </table:table-cell>
          <table:table-cell table:style-name="ce290" office:value-type="float" office:value="1.2" calcext:value-type="float">
            <text:p>1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Gyros</text:p>
          </table:table-cell>
          <table:table-cell table:style-name="ce290" office:value-type="float" office:value="11.1" calcext:value-type="float">
            <text:p>11,1</text:p>
          </table:table-cell>
          <table:table-cell table:style-name="ce290" office:value-type="float" office:value="22.7" calcext:value-type="float">
            <text:p>22,7</text:p>
          </table:table-cell>
          <table:table-cell table:style-name="ce290" office:value-type="float" office:value="1.4" calcext:value-type="float">
            <text:p>1,4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Hähnchenbrust ohne Haut</text:p>
          </table:table-cell>
          <table:table-cell table:style-name="ce290" office:value-type="float" office:value="0.7" calcext:value-type="float">
            <text:p>0,7</text:p>
          </table:table-cell>
          <table:table-cell table:style-name="ce290" office:value-type="float" office:value="23.55" calcext:value-type="float">
            <text:p>23,6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Hähnenschenkel mit Haut gebraten</text:p>
          </table:table-cell>
          <table:table-cell table:style-name="ce290" office:value-type="float" office:value="11.2" calcext:value-type="float">
            <text:p>11,2</text:p>
          </table:table-cell>
          <table:table-cell table:style-name="ce290" office:value-type="float" office:value="18.2" calcext:value-type="float">
            <text:p>18,2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Hühnerfleisch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31" calcext:value-type="float">
            <text:p>31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Kochschinken</text:p>
          </table:table-cell>
          <table:table-cell table:style-name="ce290" office:value-type="float" office:value="3.85" calcext:value-type="float">
            <text:p>3,9</text:p>
          </table:table-cell>
          <table:table-cell table:style-name="ce290" office:value-type="float" office:value="18.43" calcext:value-type="float">
            <text:p>18,4</text:p>
          </table:table-cell>
          <table:table-cell table:style-name="ce290" office:value-type="float" office:value="0.96" calcext:value-type="float">
            <text:p>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Lachsschinken (geräuchert)</text:p>
          </table:table-cell>
          <table:table-cell table:style-name="ce290" office:value-type="float" office:value="4.36" calcext:value-type="float">
            <text:p>4,4</text:p>
          </table:table-cell>
          <table:table-cell table:style-name="ce290" office:value-type="float" office:value="18.28" calcext:value-type="float">
            <text:p>18,3</text:p>
          </table:table-cell>
          <table:table-cell table:style-name="ce290" office:value-type="float" office:value="0.89" calcext:value-type="float">
            <text:p>0,9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Mini-Frikkis Hähnchen, Mr Chicken</text:p>
          </table:table-cell>
          <table:table-cell table:style-name="ce290" office:value-type="float" office:value="13.5" calcext:value-type="float">
            <text:p>13,5</text:p>
          </table:table-cell>
          <table:table-cell table:style-name="ce290" office:value-type="float" office:value="13.4" calcext:value-type="float">
            <text:p>13,4</text:p>
          </table:table-cell>
          <table:table-cell table:style-name="ce290" office:value-type="float" office:value="4" calcext:value-type="float">
            <text:p>4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Minutensteaks Rind 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22" calcext:value-type="float">
            <text:p>22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Putenbrust ohne Haut</text:p>
          </table:table-cell>
          <table:table-cell table:style-name="ce290" office:value-type="float" office:value="1" calcext:value-type="float">
            <text:p>1,0</text:p>
          </table:table-cell>
          <table:table-cell table:style-name="ce290" office:value-type="float" office:value="21.1" calcext:value-type="float">
            <text:p>21,1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Putenbrust/Putenschnitzel</text:p>
          </table:table-cell>
          <table:table-cell table:style-name="ce290" office:value-type="float" office:value="1.7" calcext:value-type="float">
            <text:p>1,7</text:p>
          </table:table-cell>
          <table:table-cell table:style-name="ce290" office:value-type="float" office:value="24.1" calcext:value-type="float">
            <text:p>24,1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3" office:value-type="string" calcext:value-type="string">
            <text:p>Fleisch</text:p>
          </table:table-cell>
          <table:table-cell table:style-name="ce283" office:value-type="string" calcext:value-type="string">
            <text:p>Putengeschnetzeltes K-Purland fddb</text:p>
          </table:table-cell>
          <table:table-cell table:style-name="ce292" office:value-type="float" office:value="2" calcext:value-type="float">
            <text:p>2,0</text:p>
          </table:table-cell>
          <table:table-cell table:style-name="ce292" office:value-type="float" office:value="23" calcext:value-type="float">
            <text:p>23,0</text:p>
          </table:table-cell>
          <table:table-cell table:style-name="ce292" office:value-type="float" office:value="1" calcext:value-type="float">
            <text:p>1,0</text:p>
          </table:table-cell>
          <table:table-cell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Rinderfond</text:p>
          </table:table-cell>
          <table:table-cell table:style-name="ce290" office:value-type="float" office:value="0.1" calcext:value-type="float">
            <text:p>0,1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Rinderhackfleisch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22.5" calcext:value-type="float">
            <text:p>22,5</text:p>
          </table:table-cell>
          <table:table-cell table:style-name="ce290" office:value-type="float" office:value="0.45" calcext:value-type="float">
            <text:p>0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Rindfleisch, Filet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18.6" calcext:value-type="float">
            <text:p>18,6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Schweinefilet</text:p>
          </table:table-cell>
          <table:table-cell table:style-name="ce290" office:value-type="float" office:value="2" calcext:value-type="float">
            <text:p>2,0</text:p>
          </table:table-cell>
          <table:table-cell table:style-name="ce290" office:value-type="float" office:value="22" calcext:value-type="float">
            <text:p>22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leisch</text:p>
          </table:table-cell>
          <table:table-cell table:style-name="ce282" office:value-type="string" calcext:value-type="string">
            <text:p>Speck (fddb)</text:p>
          </table:table-cell>
          <table:table-cell table:style-name="ce291" office:value-type="float" office:value="68" calcext:value-type="float">
            <text:p>68,0</text:p>
          </table:table-cell>
          <table:table-cell table:style-name="ce291" office:value-type="float" office:value="9" calcext:value-type="float">
            <text:p>9,0</text:p>
          </table:table-cell>
          <table:table-cell table:number-columns-repeated="2"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leisch</text:p>
          </table:table-cell>
          <table:table-cell table:style-name="ce274" office:value-type="string" calcext:value-type="string">
            <text:p>Würstchen, Eberswalder</text:p>
          </table:table-cell>
          <table:table-cell table:style-name="ce290" office:value-type="float" office:value="20" calcext:value-type="float">
            <text:p>20,0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0.5" calcext:value-type="float">
            <text:p>0,5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82" office:value-type="string" calcext:value-type="string">
            <text:p>Backfisch-Stächen Iglo</text:p>
          </table:table-cell>
          <table:table-cell table:style-name="ce291" office:value-type="float" office:value="14" calcext:value-type="float">
            <text:p>14,0</text:p>
          </table:table-cell>
          <table:table-cell table:style-name="ce291" office:value-type="float" office:value="11" calcext:value-type="float">
            <text:p>11,0</text:p>
          </table:table-cell>
          <table:table-cell table:style-name="ce291" office:value-type="float" office:value="19" calcext:value-type="float">
            <text:p>19,0</text:p>
          </table:table-cell>
          <table:table-cell table:style-name="ce29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82" office:value-type="string" calcext:value-type="string">
            <text:p>Fischstäbchen Iglo</text:p>
          </table:table-cell>
          <table:table-cell table:style-name="ce291" office:value-type="float" office:value="7.7" calcext:value-type="float">
            <text:p>7,7</text:p>
          </table:table-cell>
          <table:table-cell table:style-name="ce291" office:value-type="float" office:value="13" calcext:value-type="float">
            <text:p>13,0</text:p>
          </table:table-cell>
          <table:table-cell table:style-name="ce291" office:value-type="float" office:value="18" calcext:value-type="float">
            <text:p>18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Forelle, gegart</text:p>
          </table:table-cell>
          <table:table-cell table:style-name="ce290" office:value-type="float" office:value="2.9" calcext:value-type="float">
            <text:p>2,9</text:p>
          </table:table-cell>
          <table:table-cell table:style-name="ce290" office:value-type="float" office:value="23.84" calcext:value-type="float">
            <text:p>23,8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Forellenfilets, Bio Friedrichs geräuchert</text:p>
          </table:table-cell>
          <table:table-cell table:style-name="ce290" office:value-type="float" office:value="5" calcext:value-type="float">
            <text:p>5,0</text:p>
          </table:table-cell>
          <table:table-cell table:style-name="ce290" office:value-type="float" office:value="21" calcext:value-type="float">
            <text:p>21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Garnelen</text:p>
          </table:table-cell>
          <table:table-cell table:style-name="ce290" office:value-type="float" office:value="0.9" calcext:value-type="float">
            <text:p>0,9</text:p>
          </table:table-cell>
          <table:table-cell table:style-name="ce290" office:value-type="float" office:value="14.6" calcext:value-type="float">
            <text:p>14,6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Gravadlachs, Platinum Abrahams</text:p>
          </table:table-cell>
          <table:table-cell table:style-name="ce290" office:value-type="float" office:value="12.9" calcext:value-type="float">
            <text:p>12,9</text:p>
          </table:table-cell>
          <table:table-cell table:style-name="ce290" office:value-type="float" office:value="18.9" calcext:value-type="float">
            <text:p>18,9</text:p>
          </table:table-cell>
          <table:table-cell table:style-name="ce290" office:value-type="float" office:value="2.1" calcext:value-type="float">
            <text:p>2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Heilbutt, gegart</text:p>
          </table:table-cell>
          <table:table-cell table:style-name="ce290" office:value-type="float" office:value="2.03" calcext:value-type="float">
            <text:p>2,0</text:p>
          </table:table-cell>
          <table:table-cell table:style-name="ce290" office:value-type="float" office:value="23.27" calcext:value-type="float">
            <text:p>23,3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Heringsfilet Dill Nadler</text:p>
          </table:table-cell>
          <table:table-cell table:style-name="ce290" office:value-type="float" office:value="26.6" calcext:value-type="float">
            <text:p>26,6</text:p>
          </table:table-cell>
          <table:table-cell table:style-name="ce290" office:value-type="float" office:value="7.2" calcext:value-type="float">
            <text:p>7,2</text:p>
          </table:table-cell>
          <table:table-cell table:style-name="ce290" office:value-type="float" office:value="5.6" calcext:value-type="float">
            <text:p>5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82" office:value-type="string" calcext:value-type="string">
            <text:p>Heringsfilet, Feine Sahne Gut &amp; Günstig</text:p>
          </table:table-cell>
          <table:table-cell table:style-name="ce291" office:value-type="float" office:value="27.4" calcext:value-type="float">
            <text:p>27,4</text:p>
          </table:table-cell>
          <table:table-cell table:style-name="ce291" office:value-type="float" office:value="7.2" calcext:value-type="float">
            <text:p>7,2</text:p>
          </table:table-cell>
          <table:table-cell table:style-name="ce291" office:value-type="float" office:value="6.3" calcext:value-type="float">
            <text:p>6,3</text:p>
          </table:table-cell>
          <table:table-cell table:style-name="ce29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83" office:value-type="string" calcext:value-type="string">
            <text:p>Lachs, gebraten</text:p>
          </table:table-cell>
          <table:table-cell table:style-name="ce292" office:value-type="float" office:value="5" calcext:value-type="float">
            <text:p>5,0</text:p>
          </table:table-cell>
          <table:table-cell table:style-name="ce292" office:value-type="float" office:value="20" calcext:value-type="float">
            <text:p>20,0</text:p>
          </table:table-cell>
          <table:table-cell table:style-name="ce292" office:value-type="float" office:value="2.2" calcext:value-type="float">
            <text:p>2,2</text:p>
          </table:table-cell>
          <table:table-cell table:style-name="ce292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Lachs, norwegisch</text:p>
          </table:table-cell>
          <table:table-cell table:style-name="ce290" office:value-type="float" office:value="13" calcext:value-type="float">
            <text:p>13,0</text:p>
          </table:table-cell>
          <table:table-cell table:style-name="ce290" office:value-type="float" office:value="19" calcext:value-type="float">
            <text:p>19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Lachsfilets Aldi</text:p>
          </table:table-cell>
          <table:table-cell table:style-name="ce290" office:value-type="float" office:value="14.4" calcext:value-type="float">
            <text:p>14,4</text:p>
          </table:table-cell>
          <table:table-cell table:style-name="ce290" office:value-type="float" office:value="20.5" calcext:value-type="float">
            <text:p>20,5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Makrele, geräuchert</text:p>
          </table:table-cell>
          <table:table-cell table:style-name="ce290" office:value-type="float" office:value="16" calcext:value-type="float">
            <text:p>16,0</text:p>
          </table:table-cell>
          <table:table-cell table:style-name="ce290" office:value-type="float" office:value="20.1" calcext:value-type="float">
            <text:p>20,1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82" office:value-type="string" calcext:value-type="string">
            <text:p>Matjes, Friedrichs nordische Art</text:p>
          </table:table-cell>
          <table:table-cell table:style-name="ce291" office:value-type="float" office:value="17" calcext:value-type="float">
            <text:p>17,0</text:p>
          </table:table-cell>
          <table:table-cell table:style-name="ce291" office:value-type="float" office:value="14" calcext:value-type="float">
            <text:p>14,0</text:p>
          </table:table-cell>
          <table:table-cell table:number-columns-repeated="2"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Räucherlachs, Bio</text:p>
          </table:table-cell>
          <table:table-cell table:style-name="ce290" office:value-type="float" office:value="8.2" calcext:value-type="float">
            <text:p>8,2</text:p>
          </table:table-cell>
          <table:table-cell table:style-name="ce290" office:value-type="float" office:value="22.8" calcext:value-type="float">
            <text:p>22,8</text:p>
          </table:table-cell>
          <table:table-cell table:style-name="ce290" office:value-type="float" office:value="0.2" calcext:value-type="float">
            <text:p>0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82" office:value-type="string" calcext:value-type="string">
            <text:p>Räucherlachs, Rewe Bio</text:p>
          </table:table-cell>
          <table:table-cell table:style-name="ce291" office:value-type="float" office:value="14" calcext:value-type="float">
            <text:p>14,0</text:p>
          </table:table-cell>
          <table:table-cell table:style-name="ce291" office:value-type="float" office:value="22.6" calcext:value-type="float">
            <text:p>22,6</text:p>
          </table:table-cell>
          <table:table-cell table:style-name="ce291" office:value-type="float" office:value="0.5" calcext:value-type="float">
            <text:p>0,5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Rotbarsch, gegart</text:p>
          </table:table-cell>
          <table:table-cell table:style-name="ce290" office:value-type="float" office:value="4.3" calcext:value-type="float">
            <text:p>4,3</text:p>
          </table:table-cell>
          <table:table-cell table:style-name="ce290" office:value-type="float" office:value="21.53" calcext:value-type="float">
            <text:p>21,5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Sardine in der Dose in Öl</text:p>
          </table:table-cell>
          <table:table-cell table:style-name="ce290" office:value-type="float" office:value="12.9" calcext:value-type="float">
            <text:p>12,9</text:p>
          </table:table-cell>
          <table:table-cell table:style-name="ce290" office:value-type="float" office:value="24" calcext:value-type="float">
            <text:p>24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Schlemmer filet Blattspinat, iglo</text:p>
          </table:table-cell>
          <table:table-cell table:style-name="ce290" office:value-type="float" office:value="6.9" calcext:value-type="float">
            <text:p>6,9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4.2" calcext:value-type="float">
            <text:p>4,2</text:p>
          </table:table-cell>
          <table:table-cell table:style-name="ce290" office:value-type="float" office:value="0" calcext:value-type="float">
            <text:p>0,0</text:p>
          </table:table-cell>
          <table:table-cell table:style-name="ce306" table:number-columns-repeated="1013"/>
          <table:table-cell table:style-name="ce319"/>
          <table:table-cell table:style-name="ce301" table:number-columns-repeated="4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74" office:value-type="string" calcext:value-type="string">
            <text:p>Schlemmer filet Sommergemüse, iglo</text:p>
          </table:table-cell>
          <table:table-cell table:style-name="ce290" office:value-type="float" office:value="4.9" calcext:value-type="float">
            <text:p>4,9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5.4" calcext:value-type="float">
            <text:p>5,4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Schlemmerfilet Blattspinat mit Käse iglo</text:p>
          </table:table-cell>
          <table:table-cell table:style-name="ce290" office:value-type="float" office:value="4.4" calcext:value-type="float">
            <text:p>4,4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3.1" calcext:value-type="float">
            <text:p>3,1</text:p>
          </table:table-cell>
          <table:table-cell table:style-name="ce290" office:value-type="float" office:value="0" calcext:value-type="float">
            <text:p>0,0</text:p>
          </table:table-cell>
          <table:table-cell table:style-name="ce301" table:number-columns-repeated="1017"/>
          <table:table-cell/>
        </table:table-row>
        <table:table-row table:style-name="ro5">
          <table:table-cell table:style-name="ce270" office:value-type="string" calcext:value-type="string">
            <text:p>Fisch</text:p>
          </table:table-cell>
          <table:table-cell table:style-name="ce274" office:value-type="string" calcext:value-type="string">
            <text:p>Scholle, gegart</text:p>
          </table:table-cell>
          <table:table-cell table:style-name="ce290" office:value-type="float" office:value="2.27" calcext:value-type="float">
            <text:p>2,3</text:p>
          </table:table-cell>
          <table:table-cell table:style-name="ce290" office:value-type="float" office:value="20.8" calcext:value-type="float">
            <text:p>20,8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Fisch</text:p>
          </table:table-cell>
          <table:table-cell table:style-name="ce283" office:value-type="string" calcext:value-type="string">
            <text:p>Seelachsfilet, fddb</text:p>
          </table:table-cell>
          <table:table-cell table:style-name="ce292" office:value-type="float" office:value="0.8" calcext:value-type="float">
            <text:p>0,8</text:p>
          </table:table-cell>
          <table:table-cell table:style-name="ce292" office:value-type="float" office:value="15" calcext:value-type="float">
            <text:p>15,0</text:p>
          </table:table-cell>
          <table:table-cell table:number-columns-repeated="2" table:style-name="ce292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82" office:value-type="string" calcext:value-type="string">
            <text:p>Shrimpssalat in Dill + Gurke, Mayo</text:p>
          </table:table-cell>
          <table:table-cell table:style-name="ce291" office:value-type="float" office:value="21.9" calcext:value-type="float">
            <text:p>21,9</text:p>
          </table:table-cell>
          <table:table-cell table:style-name="ce291" office:value-type="float" office:value="5" calcext:value-type="float">
            <text:p>5,0</text:p>
          </table:table-cell>
          <table:table-cell table:style-name="ce291" office:value-type="float" office:value="5.4" calcext:value-type="float">
            <text:p>5,4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Fisch</text:p>
          </table:table-cell>
          <table:table-cell table:style-name="ce282" office:value-type="string" calcext:value-type="string">
            <text:p>Stremel-Lachs, RookHus</text:p>
          </table:table-cell>
          <table:table-cell table:style-name="ce291" office:value-type="float" office:value="18" calcext:value-type="float">
            <text:p>18,0</text:p>
          </table:table-cell>
          <table:table-cell table:style-name="ce291" office:value-type="float" office:value="23" calcext:value-type="float">
            <text:p>23,0</text:p>
          </table:table-cell>
          <table:table-cell table:number-columns-repeated="2"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3" office:value-type="string" calcext:value-type="string">
            <text:p>Fisch</text:p>
          </table:table-cell>
          <table:table-cell table:style-name="ce274" office:value-type="string" calcext:value-type="string">
            <text:p>Thunfisch in der Dose in Öl</text:p>
          </table:table-cell>
          <table:table-cell table:style-name="ce290" office:value-type="float" office:value="15.5" calcext:value-type="float">
            <text:p>15,5</text:p>
          </table:table-cell>
          <table:table-cell table:style-name="ce290" office:value-type="float" office:value="21.5" calcext:value-type="float">
            <text:p>21,5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/>
          <table:table-cell table:style-name="ce274"/>
          <table:table-cell table:style-name="ce290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Butterstollen (fddb)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5" calcext:value-type="float">
            <text:p>5,0</text:p>
          </table:table-cell>
          <table:table-cell table:style-name="ce290" office:value-type="float" office:value="58" calcext:value-type="float">
            <text:p>58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Süß</text:p>
          </table:table-cell>
          <table:table-cell table:style-name="ce274" office:value-type="string" calcext:value-type="string">
            <text:p>Eis selbstgemacht</text:p>
          </table:table-cell>
          <table:table-cell table:style-name="ce290" office:value-type="float" office:value="18.8" calcext:value-type="float">
            <text:p>18,8</text:p>
          </table:table-cell>
          <table:table-cell table:style-name="ce290" office:value-type="float" office:value="3.3" calcext:value-type="float">
            <text:p>3,3</text:p>
          </table:table-cell>
          <table:table-cell table:style-name="ce290" office:value-type="float" office:value="4.1" calcext:value-type="float">
            <text:p>4,1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82" office:value-type="string" calcext:value-type="string">
            <text:p>Feinste Mini-Florentiner Zartbitter, Rosengarten Bio</text:p>
          </table:table-cell>
          <table:table-cell table:style-name="ce291" office:value-type="float" office:value="45.4" calcext:value-type="float">
            <text:p>45,4</text:p>
          </table:table-cell>
          <table:table-cell table:style-name="ce291" office:value-type="float" office:value="8.4" calcext:value-type="float">
            <text:p>8,4</text:p>
          </table:table-cell>
          <table:table-cell table:style-name="ce291" office:value-type="float" office:value="28.6" calcext:value-type="float">
            <text:p>28,6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Karottenkuchen Lowcarb mit Schoko</text:p>
          </table:table-cell>
          <table:table-cell table:style-name="ce290" office:value-type="float" office:value="16.4" calcext:value-type="float">
            <text:p>16,4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3.4" calcext:value-type="float">
            <text:p>3,4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Käsefüschen, HIPP</text:p>
          </table:table-cell>
          <table:table-cell table:style-name="ce290" office:value-type="float" office:value="12.1" calcext:value-type="float">
            <text:p>12,1</text:p>
          </table:table-cell>
          <table:table-cell table:style-name="ce290" office:value-type="float" office:value="12.2" calcext:value-type="float">
            <text:p>12,2</text:p>
          </table:table-cell>
          <table:table-cell table:style-name="ce290" office:value-type="float" office:value="71" calcext:value-type="float">
            <text:p>71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Käsekuchen-Muffins (selbstgebacken)</text:p>
          </table:table-cell>
          <table:table-cell table:style-name="ce290" office:value-type="float" office:value="15" calcext:value-type="float">
            <text:p>15,0</text:p>
          </table:table-cell>
          <table:table-cell table:style-name="ce290" office:value-type="float" office:value="10" calcext:value-type="float">
            <text:p>10,0</text:p>
          </table:table-cell>
          <table:table-cell table:style-name="ce290" office:value-type="float" office:value="7" calcext:value-type="float">
            <text:p>7,0</text:p>
          </table:table-cell>
          <table:table-cell table:style-name="ce290" office:value-type="float" office:value="0" calcext:value-type="float">
            <text:p>0,0</text:p>
          </table:table-cell>
          <table:table-cell table:style-name="ce300"/>
          <table:table-cell table:number-columns-repeated="1017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Knabbertiere dm bio sesam</text:p>
          </table:table-cell>
          <table:table-cell table:style-name="ce290" office:value-type="float" office:value="17" calcext:value-type="float">
            <text:p>17,0</text:p>
          </table:table-cell>
          <table:table-cell table:style-name="ce290" office:value-type="float" office:value="12" calcext:value-type="float">
            <text:p>12,0</text:p>
          </table:table-cell>
          <table:table-cell table:style-name="ce290" office:value-type="float" office:value="62" calcext:value-type="float">
            <text:p>62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Süß</text:p>
          </table:table-cell>
          <table:table-cell table:style-name="ce274" office:value-type="string" calcext:value-type="string">
            <text:p>Mandel-Schoko-Splitter selbst gemacht (ca 3g)</text:p>
          </table:table-cell>
          <table:table-cell table:style-name="ce290" office:value-type="float" office:value="47.9" calcext:value-type="float">
            <text:p>47,9</text:p>
          </table:table-cell>
          <table:table-cell table:style-name="ce290" office:value-type="float" office:value="15.6" calcext:value-type="float">
            <text:p>15,6</text:p>
          </table:table-cell>
          <table:table-cell table:style-name="ce290" office:value-type="float" office:value="14.2" calcext:value-type="float">
            <text:p>14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Süß</text:p>
          </table:table-cell>
          <table:table-cell table:style-name="ce282" office:value-type="string" calcext:value-type="string">
            <text:p>Mousse au Chocolat noir Weißenhorner Bioland</text:p>
          </table:table-cell>
          <table:table-cell table:style-name="ce291" office:value-type="float" office:value="25.1" calcext:value-type="float">
            <text:p>25,1</text:p>
          </table:table-cell>
          <table:table-cell table:style-name="ce291" office:value-type="float" office:value="4.3" calcext:value-type="float">
            <text:p>4,3</text:p>
          </table:table-cell>
          <table:table-cell table:style-name="ce291" office:value-type="float" office:value="14.8" calcext:value-type="float">
            <text:p>14,8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Süß</text:p>
          </table:table-cell>
          <table:table-cell table:style-name="ce282" office:value-type="string" calcext:value-type="string">
            <text:p>Plätzchen, Mandelkekse, schoki, LowCarb-Backbuch</text:p>
          </table:table-cell>
          <table:table-cell table:style-name="ce291" office:value-type="float" office:value="75" calcext:value-type="float">
            <text:p>75,0</text:p>
          </table:table-cell>
          <table:table-cell table:style-name="ce291" office:value-type="float" office:value="16" calcext:value-type="float">
            <text:p>16,0</text:p>
          </table:table-cell>
          <table:table-cell table:style-name="ce291" office:value-type="float" office:value="7" calcext:value-type="float">
            <text:p>7,0</text:p>
          </table:table-cell>
          <table:table-cell table:style-name="ce29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82" office:value-type="string" calcext:value-type="string">
            <text:p>Plätzchen, Ricciarelli di Siena, selbstgebacken, schoki</text:p>
          </table:table-cell>
          <table:table-cell table:style-name="ce291" office:value-type="float" office:value="64" calcext:value-type="float">
            <text:p>64,0</text:p>
          </table:table-cell>
          <table:table-cell table:style-name="ce291" office:value-type="float" office:value="26" calcext:value-type="float">
            <text:p>26,0</text:p>
          </table:table-cell>
          <table:table-cell table:style-name="ce291" office:value-type="float" office:value="10" calcext:value-type="float">
            <text:p>10,0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82" office:value-type="string" calcext:value-type="string">
            <text:p>Plätzchen, Schwarz-Weiß-Gebäck, LowCarb-Backbuch</text:p>
          </table:table-cell>
          <table:table-cell table:style-name="ce291" office:value-type="float" office:value="56" calcext:value-type="float">
            <text:p>56,0</text:p>
          </table:table-cell>
          <table:table-cell table:style-name="ce291" office:value-type="float" office:value="16" calcext:value-type="float">
            <text:p>16,0</text:p>
          </table:table-cell>
          <table:table-cell table:style-name="ce291" office:value-type="float" office:value="8" calcext:value-type="float">
            <text:p>8,0</text:p>
          </table:table-cell>
          <table:table-cell table:style-name="ce291" office:value-type="float" office:value="0" calcext:value-type="float">
            <text:p>0,0</text:p>
          </table:table-cell>
          <table:table-cell table:style-name="ce302" table:number-columns-repeated="246"/>
          <table:table-cell table:style-name="ce319" table:number-columns-repeated="768"/>
          <table:table-cell table:style-name="ce301" table:number-columns-repeated="3"/>
          <table:table-cell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Schokolade Lindt Excelence Mild 85%</text:p>
          </table:table-cell>
          <table:table-cell table:style-name="ce290" office:value-type="float" office:value="46" calcext:value-type="float">
            <text:p>46,0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19" calcext:value-type="float">
            <text:p>19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0" office:value-type="string" calcext:value-type="string">
            <text:p>Süß</text:p>
          </table:table-cell>
          <table:table-cell table:style-name="ce274" office:value-type="string" calcext:value-type="string">
            <text:p>Schokolade Lindt Excelence Mild 90%</text:p>
          </table:table-cell>
          <table:table-cell table:style-name="ce290" office:value-type="float" office:value="55" calcext:value-type="float">
            <text:p>55,0</text:p>
          </table:table-cell>
          <table:table-cell table:style-name="ce290" office:value-type="float" office:value="10" calcext:value-type="float">
            <text:p>10,0</text:p>
          </table:table-cell>
          <table:table-cell table:style-name="ce290" office:value-type="float" office:value="14" calcext:value-type="float">
            <text:p>14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Schokolade Moser Roth 85% <text:s/>Edelbitter</text:p>
          </table:table-cell>
          <table:table-cell table:style-name="ce290" office:value-type="float" office:value="50.1" calcext:value-type="float">
            <text:p>50,1</text:p>
          </table:table-cell>
          <table:table-cell table:style-name="ce290" office:value-type="float" office:value="11" calcext:value-type="float">
            <text:p>11,0</text:p>
          </table:table-cell>
          <table:table-cell table:style-name="ce290" office:value-type="float" office:value="20.4" calcext:value-type="float">
            <text:p>20,4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Schokoladen-Pudding Sylter</text:p>
          </table:table-cell>
          <table:table-cell table:style-name="ce290" office:value-type="float" office:value="8.5" calcext:value-type="float">
            <text:p>8,5</text:p>
          </table:table-cell>
          <table:table-cell table:style-name="ce290" office:value-type="float" office:value="3.1" calcext:value-type="float">
            <text:p>3,1</text:p>
          </table:table-cell>
          <table:table-cell table:style-name="ce290" office:value-type="float" office:value="19" calcext:value-type="float">
            <text:p>19,0</text:p>
          </table:table-cell>
          <table:table-cell table:style-name="ce290" office:value-type="float" office:value="0" calcext:value-type="float">
            <text:p>0,0</text:p>
          </table:table-cell>
          <table:table-cell table:style-name="ce300" table:number-columns-repeated="1013"/>
          <table:table-cell table:number-columns-repeated="5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74" office:value-type="string" calcext:value-type="string">
            <text:p>Vollmilch Kuvertüre, Rapunzel</text:p>
          </table:table-cell>
          <table:table-cell table:style-name="ce290" office:value-type="float" office:value="37" calcext:value-type="float">
            <text:p>37,0</text:p>
          </table:table-cell>
          <table:table-cell table:style-name="ce290" office:value-type="float" office:value="9" calcext:value-type="float">
            <text:p>9,0</text:p>
          </table:table-cell>
          <table:table-cell table:style-name="ce290" office:value-type="float" office:value="49" calcext:value-type="float">
            <text:p>49,0</text:p>
          </table:table-cell>
          <table:table-cell table:style-name="ce29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1" office:value-type="string" calcext:value-type="string">
            <text:p>Süß</text:p>
          </table:table-cell>
          <table:table-cell table:style-name="ce282" office:value-type="string" calcext:value-type="string">
            <text:p>Windbeutel mit Fruchtquark, Michalek</text:p>
          </table:table-cell>
          <table:table-cell table:style-name="ce291" office:value-type="float" office:value="71" calcext:value-type="float">
            <text:p>71,0</text:p>
          </table:table-cell>
          <table:table-cell table:style-name="ce291" office:value-type="float" office:value="9" calcext:value-type="float">
            <text:p>9,0</text:p>
          </table:table-cell>
          <table:table-cell table:style-name="ce291" office:value-type="float" office:value="20" calcext:value-type="float">
            <text:p>20,0</text:p>
          </table:table-cell>
          <table:table-cell table:style-name="ce29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74" table:number-columns-repeated="2"/>
          <table:table-cell table:style-name="ce293" table:number-columns-repeated="4"/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Calogen, Pfrimmer-Nutricia</text:p>
          </table:table-cell>
          <table:table-cell table:style-name="ce290" office:value-type="float" office:value="50" calcext:value-type="float">
            <text:p>50,0</text:p>
          </table:table-cell>
          <table:table-cell table:number-columns-repeated="3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Maltodextrin 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290" office:value-type="float" office:value="96" calcext:value-type="float">
            <text:p>96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Nestargel</text:p>
          </table:table-cell>
          <table:table-cell table:style-name="ce290" office:value-type="float" office:value="0" calcext:value-type="float">
            <text:p>0,0</text:p>
          </table:table-cell>
          <table:table-cell table:style-name="ce290" office:value-type="float" office:value="5.6" calcext:value-type="float">
            <text:p>5,6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Wasser</text:p>
          </table:table-cell>
          <table:table-cell table:number-columns-repeated="4"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KetoCal Advance Vanille</text:p>
          </table:table-cell>
          <table:table-cell table:style-name="ce290" office:value-type="float" office:value="73" calcext:value-type="float">
            <text:p>73,0</text:p>
          </table:table-cell>
          <table:table-cell table:style-name="ce290" office:value-type="float" office:value="15.25" calcext:value-type="float">
            <text:p>15,3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KetoCal Advance Neutral</text:p>
          </table:table-cell>
          <table:table-cell table:style-name="ce290" office:value-type="float" office:value="73" calcext:value-type="float">
            <text:p>73,0</text:p>
          </table:table-cell>
          <table:table-cell table:style-name="ce290" office:value-type="float" office:value="15.25" calcext:value-type="float">
            <text:p>15,3</text:p>
          </table:table-cell>
          <table:table-cell table:style-name="ce290" office:value-type="float" office:value="3" calcext:value-type="float">
            <text:p>3,0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KetoCal Infant</text:p>
          </table:table-cell>
          <table:table-cell table:style-name="ce290" office:value-type="float" office:value="67.7" calcext:value-type="float">
            <text:p>67,7</text:p>
          </table:table-cell>
          <table:table-cell table:style-name="ce290" office:value-type="float" office:value="15.3" calcext:value-type="float">
            <text:p>15,3</text:p>
          </table:table-cell>
          <table:table-cell table:style-name="ce290" office:value-type="float" office:value="7.2" calcext:value-type="float">
            <text:p>7,2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KetoCal Advance Vanille Standardauflösung </text:p>
          </table:table-cell>
          <table:table-cell table:style-name="ce290" office:value-type="float" office:value="14.6" calcext:value-type="float">
            <text:p>14,6</text:p>
          </table:table-cell>
          <table:table-cell table:style-name="ce290" office:value-type="float" office:value="3.1" calcext:value-type="float">
            <text:p>3,1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KetoCal Advance Neutral Standardauflösung </text:p>
          </table:table-cell>
          <table:table-cell table:style-name="ce290" office:value-type="float" office:value="14.6" calcext:value-type="float">
            <text:p>14,6</text:p>
          </table:table-cell>
          <table:table-cell table:style-name="ce290" office:value-type="float" office:value="3.1" calcext:value-type="float">
            <text:p>3,1</text:p>
          </table:table-cell>
          <table:table-cell table:style-name="ce290" office:value-type="float" office:value="0.6" calcext:value-type="float">
            <text:p>0,6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KetoCal Infant Standardauflösung </text:p>
          </table:table-cell>
          <table:table-cell table:style-name="ce290" office:value-type="float" office:value="6.8" calcext:value-type="float">
            <text:p>6,8</text:p>
          </table:table-cell>
          <table:table-cell table:style-name="ce290" office:value-type="float" office:value="1.5" calcext:value-type="float">
            <text:p>1,5</text:p>
          </table:table-cell>
          <table:table-cell table:style-name="ce290" office:value-type="float" office:value="0.72" calcext:value-type="float">
            <text:p>0,7</text:p>
          </table:table-cell>
          <table:table-cell table:style-name="ce290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71" office:value-type="string" calcext:value-type="string">
            <text:p>Keto-Special</text:p>
          </table:table-cell>
          <table:table-cell table:style-name="ce274" office:value-type="string" calcext:value-type="string">
            <text:p>Nutricia-Liquigen</text:p>
          </table:table-cell>
          <table:table-cell table:style-name="ce290" office:value-type="float" office:value="50" calcext:value-type="float">
            <text:p>50,0</text:p>
          </table:table-cell>
          <table:table-cell table:number-columns-repeated="2" table:style-name="ce290" office:value-type="float" office:value="0" calcext:value-type="float">
            <text:p>0,0</text:p>
          </table:table-cell>
          <table:table-cell table:style-name="ce290" office:value-type="float" office:value="45.4" calcext:value-type="float">
            <text:p>45,4</text:p>
          </table:table-cell>
          <table:table-cell table:number-columns-repeated="1018"/>
        </table:table-row>
        <table:table-row table:style-name="ro4">
          <table:table-cell table:style-name="ce271"/>
          <table:table-cell table:style-name="ce279"/>
          <table:table-cell table:style-name="ce288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/>
          <table:table-cell table:style-name="ce283"/>
          <table:table-cell table:style-name="ce292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/>
          <table:table-cell table:style-name="ce283"/>
          <table:table-cell table:style-name="ce292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3"/>
          <table:table-cell table:style-name="ce274"/>
          <table:table-cell table:style-name="ce290" table:number-columns-repeated="4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73"/>
          <table:table-cell table:style-name="ce274"/>
          <table:table-cell table:style-name="ce290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/>
          <table:table-cell table:style-name="ce274"/>
          <table:table-cell table:style-name="ce290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/>
          <table:table-cell table:style-name="ce283"/>
          <table:table-cell table:style-name="ce292" table:number-columns-repeated="3"/>
          <table:table-cell table:style-name="ce290"/>
          <table:table-cell table:style-name="ce300" table:number-columns-repeated="1013"/>
          <table:table-cell table:number-columns-repeated="5"/>
        </table:table-row>
        <table:table-row table:style-name="ro4" table:number-rows-repeated="2">
          <table:table-cell table:style-name="ce271"/>
          <table:table-cell table:style-name="ce274"/>
          <table:table-cell table:style-name="ce290" table:number-columns-repeated="3"/>
          <table:table-cell table:style-name="ce288"/>
          <table:table-cell table:style-name="ce300" table:number-columns-repeated="1013"/>
          <table:table-cell table:number-columns-repeated="5"/>
        </table:table-row>
        <table:table-row table:style-name="ro4" table:number-rows-repeated="6">
          <table:table-cell table:style-name="ce271"/>
          <table:table-cell table:style-name="ce279"/>
          <table:table-cell table:style-name="ce288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/>
          <table:table-cell table:style-name="ce279"/>
          <table:table-cell table:style-name="ce288" table:number-columns-repeated="4"/>
          <table:table-cell table:style-name="ce307" table:number-columns-repeated="1013"/>
          <table:table-cell table:number-columns-repeated="5"/>
        </table:table-row>
        <table:table-row table:style-name="ro4" table:number-rows-repeated="44">
          <table:table-cell table:style-name="ce271"/>
          <table:table-cell table:style-name="ce279"/>
          <table:table-cell table:style-name="ce288" table:number-columns-repeated="4"/>
          <table:table-cell table:style-name="ce300" table:number-columns-repeated="1013"/>
          <table:table-cell table:number-columns-repeated="5"/>
        </table:table-row>
        <table:table-row table:style-name="ro4">
          <table:table-cell table:style-name="ce271"/>
          <table:table-cell table:style-name="ce279"/>
          <table:table-cell table:style-name="ce288" table:number-columns-repeated="4"/>
          <table:table-cell table:style-name="ce307" table:number-columns-repeated="1013"/>
          <table:table-cell table:number-columns-repeated="5"/>
        </table:table-row>
        <table:table-row table:style-name="ro4" table:number-rows-repeated="34">
          <table:table-cell table:style-name="ce271"/>
          <table:table-cell table:style-name="ce279"/>
          <table:table-cell table:style-name="ce288" table:number-columns-repeated="4"/>
          <table:table-cell table:style-name="ce300" table:number-columns-repeated="1013"/>
          <table:table-cell table:number-columns-repeated="5"/>
        </table:table-row>
        <table:table-row table:style-name="ro4" table:number-rows-repeated="4">
          <table:table-cell table:style-name="ce271"/>
          <table:table-cell table:style-name="ce279"/>
          <table:table-cell table:style-name="ce288" table:number-columns-repeated="4"/>
          <table:table-cell table:number-columns-repeated="1018"/>
        </table:table-row>
        <table:table-row table:style-name="ro4" table:number-rows-repeated="62">
          <table:table-cell table:style-name="ce276"/>
          <table:table-cell table:style-name="ce279"/>
          <table:table-cell table:style-name="ce288" table:number-columns-repeated="4"/>
          <table:table-cell table:number-columns-repeated="1018"/>
        </table:table-row>
        <table:table-row table:style-name="ro4" table:number-rows-repeated="81">
          <table:table-cell/>
          <table:table-cell table:style-name="ce279"/>
          <table:table-cell table:style-name="ce288" table:number-columns-repeated="4"/>
          <table:table-cell table:number-columns-repeated="1018"/>
        </table:table-row>
        <table:table-row table:style-name="ro4" table:number-rows-repeated="10478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üh" table:style-name="ta2" table:print-ranges="früh.A1:früh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1" form:id="control1" form:dropdown="true" form:printable="false" form:size="15" form:input-required="false" form:bound-column="1" form:linked-cell="früh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" form:id="control2" form:dropdown="true" form:printable="false" form:size="15" form:input-required="false" form:bound-column="1" form:linked-cell="früh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" form:id="control3" form:dropdown="true" form:printable="false" form:size="15" form:input-required="false" form:bound-column="1" form:linked-cell="früh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" form:id="control4" form:dropdown="true" form:printable="false" form:size="15" form:input-required="false" form:bound-column="1" form:linked-cell="früh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" form:id="control5" form:dropdown="true" form:printable="false" form:size="15" form:input-required="false" form:bound-column="1" form:linked-cell="früh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" form:id="control6" form:dropdown="true" form:printable="false" form:size="15" form:input-required="false" form:bound-column="1" form:linked-cell="früh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7" form:id="control7" form:dropdown="true" form:printable="false" form:size="15" form:input-required="false" form:bound-column="1" form:linked-cell="früh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8" form:id="control8" form:dropdown="true" form:printable="false" form:size="15" form:input-required="false" form:bound-column="1" form:linked-cell="früh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9" form:id="control9" form:dropdown="true" form:printable="false" form:size="15" form:input-required="false" form:bound-column="1" form:linked-cell="früh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0" form:id="control10" form:dropdown="true" form:printable="false" form:size="15" form:input-required="false" form:bound-column="1" form:linked-cell="früh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1" form:id="control11" form:dropdown="true" form:printable="false" form:size="15" form:input-required="false" form:bound-column="1" form:linked-cell="früh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2" svg:width="208.27mm" svg:height="43.16mm" svg:x="0.28mm" svg:y="118.46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25" table:default-cell-style-name="Default"/>
        <table:table-column table:style-name="co10" table:number-columns-repeated="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181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8:.D19])" office:value-type="float" office:value="83.007" calcext:value-type="float">
            <text:p>83,0</text:p>
          </table:table-cell>
          <table:table-cell table:style-name="ce11" table:formula="of:=SUM([.E8:.E19])" office:value-type="float" office:value="10" calcext:value-type="float">
            <text:p>10,0</text:p>
          </table:table-cell>
          <table:table-cell table:style-name="ce11" table:formula="of:=SUM([.F8:.F19])" office:value-type="float" office:value="9.99" calcext:value-type="float">
            <text:p>10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04" table:number-columns-repeated="1010"/>
        </table:table-row>
        <table:table-row table:style-name="ro3">
          <table:table-cell table:style-name="ce229"/>
          <table:table-cell table:style-name="ce62"/>
          <table:table-cell table:style-name="ce229" table:number-columns-repeated="12"/>
          <table:table-cell table:style-name="ce30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07H30M00S" calcext:value-type="time">
            <text:p>07:30</text:p>
          </table:table-cell>
          <table:table-cell table:style-name="ce237" table:formula="of:=SUM([.A8:.A19])" office:value-type="float" office:value="10" calcext:value-type="float" table:number-columns-spanned="5" table:number-rows-spanned="1">
            <text:p>10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29"/>
          <table:covered-table-cell table:style-name="ce304"/>
          <table:table-cell table:style-name="ce30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04" table:number-columns-repeated="1009"/>
        </table:table-row>
        <table:table-row table:style-name="ro7">
          <table:table-cell table:style-name="ce221"/>
          <table:table-cell table:style-name="ce64"/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04"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früh.C9" table:end-x="52.28mm" table:end-y="7mm" draw:z-index="0" draw:name="Ausklappen 45" draw:style-name="gr4" draw:text-style-name="P3" svg:width="51.68mm" svg:height="7mm" svg:x="0.62mm" svg:y="0mm" draw:control="control1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früh.C10" table:end-x="52.28mm" table:end-y="7mm" draw:z-index="1" draw:name="Ausklappen 45" draw:style-name="gr4" draw:text-style-name="P3" svg:width="51.68mm" svg:height="6.4mm" svg:x="0.62mm" svg:y="0.62mm" draw:control="control2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früh.C11" table:end-x="52.28mm" table:end-y="7.01mm" draw:z-index="2" draw:name="Ausklappen 45" draw:style-name="gr4" draw:text-style-name="P3" svg:width="51.68mm" svg:height="6.4mm" svg:x="0.62mm" svg:y="0.62mm" draw:control="control3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früh.C12" table:end-x="52.28mm" table:end-y="7mm" draw:z-index="3" draw:name="Ausklappen 45" draw:style-name="gr4" draw:text-style-name="P3" svg:width="51.68mm" svg:height="7mm" svg:x="0.62mm" svg:y="0mm" draw:control="control4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früh.C13" table:end-x="52.28mm" table:end-y="7mm" draw:z-index="4" draw:name="Ausklappen 45" draw:style-name="gr4" draw:text-style-name="P3" svg:width="51.68mm" svg:height="7mm" svg:x="0.62mm" svg:y="0mm" draw:control="control5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früh.C14" table:end-x="52.28mm" table:end-y="7mm" draw:z-index="5" draw:name="Ausklappen 45" draw:style-name="gr4" draw:text-style-name="P3" svg:width="51.68mm" svg:height="6.4mm" svg:x="0.62mm" svg:y="0.62mm" draw:control="control6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früh.C15" table:end-x="52.28mm" table:end-y="7.01mm" draw:z-index="6" draw:name="Ausklappen 45" draw:style-name="gr4" draw:text-style-name="P3" svg:width="51.68mm" svg:height="6.4mm" svg:x="0.62mm" svg:y="0.62mm" draw:control="control7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früh.C16" table:end-x="52.28mm" table:end-y="7mm" draw:z-index="7" draw:name="Ausklappen 45" draw:style-name="gr4" draw:text-style-name="P3" svg:width="51.68mm" svg:height="7mm" svg:x="0.62mm" svg:y="0mm" draw:control="control8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früh.C17" table:end-x="52.28mm" table:end-y="7mm" draw:z-index="8" draw:name="Ausklappen 45" draw:style-name="gr4" draw:text-style-name="P3" svg:width="51.68mm" svg:height="7mm" svg:x="0.62mm" svg:y="0mm" draw:control="control9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8])" office:value-type="float" office:value="0" calcext:value-type="float">
            <text:p>0</text:p>
            <draw:control table:end-cell-address="früh.C18" table:end-x="52.28mm" table:end-y="7mm" draw:z-index="9" draw:name="Ausklappen 45" draw:style-name="gr4" draw:text-style-name="P3" svg:width="51.68mm" svg:height="6.4mm" svg:x="0.62mm" svg:y="0.62mm" draw:control="control10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75];[.$B18])" office:value-type="float" office:value="0" calcext:value-type="float">
            <text:p>0,0</text:p>
          </table:table-cell>
          <table:table-cell table:style-name="ce15" table:formula="of:=INDEX([$'Essens-Werte'.$F$1:$'Essens-Werte'.$F$575];[.$B18])" office:value-type="float" office:value="0" calcext:value-type="float">
            <text:p>0,0</text:p>
          </table:table-cell>
          <table:table-cell table:style-name="ce15" table:formula="of:=INDEX([$'Essens-Werte'.$D$1:$'Essens-Werte'.$D$575];[.$B18])" office:value-type="float" office:value="0" calcext:value-type="float">
            <text:p>0,0</text:p>
          </table:table-cell>
          <table:table-cell table:style-name="ce15" table:formula="of:=INDEX([$'Essens-Werte'.$E$1:$'Essens-Werte'.$E$575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 office:value-type="float" office:value="10" calcext:value-type="float">
            <text:p>10,0</text:p>
          </table:table-cell>
          <table:table-cell table:style-name="ce64" office:value-type="float" office:value="134" calcext:value-type="float">
            <text:p>134</text:p>
          </table:table-cell>
          <table:table-cell table:style-name="ce66" table:formula="of:=INDEX([$'Essens-Werte'.$B$1:$'Essens-Werte'.$B$575];[.$B19])" office:value-type="string" office:string-value="MCT Öl, Carino Healthcare" calcext:value-type="string">
            <text:p>MCT Öl, Carino Healthcare</text:p>
            <draw:control table:end-cell-address="früh.C19" table:end-x="52.28mm" table:end-y="7.01mm" draw:z-index="10" draw:name="Ausklappen 45" draw:style-name="gr4" draw:text-style-name="P3" svg:width="51.68mm" svg:height="6.4mm" svg:x="0.62mm" svg:y="0.62mm" draw:control="control11"/>
          </table:table-cell>
          <table:table-cell table:style-name="ce8" table:formula="of:=[.I19]*[.$A19]/100" office:value-type="float" office:value="83.007" calcext:value-type="float">
            <text:p>83,0</text:p>
          </table:table-cell>
          <table:table-cell table:style-name="ce8" table:formula="of:=[.J19]*[.$A19]/100" office:value-type="float" office:value="10" calcext:value-type="float">
            <text:p>10,0</text:p>
          </table:table-cell>
          <table:table-cell table:style-name="ce8" table:formula="of:=[.K19]*[.$A19]/100" office:value-type="float" office:value="9.99" calcext:value-type="float">
            <text:p>10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75];[.$B19])" office:value-type="float" office:value="100" calcext:value-type="float">
            <text:p>100,0</text:p>
          </table:table-cell>
          <table:table-cell table:style-name="ce15" table:formula="of:=INDEX([$'Essens-Werte'.$F$1:$'Essens-Werte'.$F$575];[.$B19])" office:value-type="float" office:value="99.9" calcext:value-type="float">
            <text:p>99,9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rmittag" table:style-name="ta2" table:print-ranges="vormittag.A1:vormittag.N3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istenfeld 1" form:control-implementation="ooo:com.sun.star.form.component.ListBox" xml:id="control12" form:id="control12" form:dropdown="true" form:printable="false" form:size="15" form:input-required="false" form:bound-column="1" form:linked-cell="vormittag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3" form:id="control13" form:dropdown="true" form:printable="false" form:size="15" form:input-required="false" form:bound-column="1" form:linked-cell="vormittag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4" form:id="control14" form:dropdown="true" form:printable="false" form:size="15" form:input-required="false" form:bound-column="1" form:linked-cell="vormittag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5" form:id="control15" form:dropdown="true" form:printable="false" form:size="15" form:input-required="false" form:bound-column="1" form:linked-cell="vormittag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6" form:id="control16" form:dropdown="true" form:printable="false" form:size="15" form:input-required="false" form:bound-column="1" form:linked-cell="vormittag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7" form:id="control17" form:dropdown="true" form:printable="false" form:size="15" form:input-required="false" form:bound-column="1" form:linked-cell="vormittag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8" form:id="control18" form:dropdown="true" form:printable="false" form:size="15" form:input-required="false" form:bound-column="1" form:linked-cell="vormittag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9" form:id="control19" form:dropdown="true" form:printable="false" form:size="15" form:input-required="false" form:bound-column="1" form:linked-cell="vormittag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0" form:id="control20" form:dropdown="true" form:printable="false" form:size="15" form:input-required="false" form:bound-column="1" form:linked-cell="vormittag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1" form:id="control21" form:dropdown="true" form:printable="false" form:size="15" form:input-required="false" form:bound-column="1" form:linked-cell="vormittag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2" form:id="control22" form:dropdown="true" form:printable="false" form:size="15" form:input-required="false" form:bound-column="1" form:linked-cell="vormittag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5" draw:text-style-name="P2" svg:width="208.27mm" svg:height="39.98mm" svg:x="0mm" svg:y="124.85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number-columns-repeated="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41.5035" calcext:value-type="float">
            <text:p>41,5</text:p>
          </table:table-cell>
          <table:table-cell table:style-name="ce11" table:formula="of:=SUM([.E8:.E19])" office:value-type="float" office:value="5" calcext:value-type="float">
            <text:p>5,0</text:p>
          </table:table-cell>
          <table:table-cell table:style-name="ce11" table:formula="of:=SUM([.F8:.F19])" office:value-type="float" office:value="4.995" calcext:value-type="float">
            <text:p>5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04" table:number-columns-repeated="1010"/>
        </table:table-row>
        <table:table-row table:style-name="ro3">
          <table:table-cell table:style-name="ce229"/>
          <table:table-cell table:style-name="ce62"/>
          <table:table-cell table:style-name="ce229" table:number-columns-repeated="12"/>
          <table:table-cell table:style-name="ce30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0H00M00S" calcext:value-type="time">
            <text:p>10:00</text:p>
          </table:table-cell>
          <table:table-cell table:style-name="ce237" table:formula="of:=SUM([.A8:.A19])" office:value-type="float" office:value="5" calcext:value-type="float" table:number-columns-spanned="5" table:number-rows-spanned="1">
            <text:p>5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29"/>
          <table:covered-table-cell table:style-name="ce304"/>
          <table:table-cell table:style-name="ce30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04"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04"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vormittag.C9" table:end-x="52.28mm" table:end-y="7mm" draw:z-index="0" draw:name="Ausklappen 45" draw:style-name="gr4" draw:text-style-name="P3" svg:width="51.68mm" svg:height="7mm" svg:x="0.62mm" svg:y="0mm" draw:control="control12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vormittag.C10" table:end-x="52.28mm" table:end-y="7mm" draw:z-index="1" draw:name="Ausklappen 45" draw:style-name="gr4" draw:text-style-name="P3" svg:width="51.68mm" svg:height="6.4mm" svg:x="0.62mm" svg:y="0.62mm" draw:control="control13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vormittag.C11" table:end-x="52.28mm" table:end-y="7.01mm" draw:z-index="2" draw:name="Ausklappen 45" draw:style-name="gr4" draw:text-style-name="P3" svg:width="51.68mm" svg:height="6.4mm" svg:x="0.62mm" svg:y="0.62mm" draw:control="control14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vormittag.C12" table:end-x="52.28mm" table:end-y="7mm" draw:z-index="3" draw:name="Ausklappen 45" draw:style-name="gr4" draw:text-style-name="P3" svg:width="51.68mm" svg:height="7mm" svg:x="0.62mm" svg:y="0mm" draw:control="control15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vormittag.C13" table:end-x="52.28mm" table:end-y="7mm" draw:z-index="4" draw:name="Ausklappen 45" draw:style-name="gr4" draw:text-style-name="P3" svg:width="51.68mm" svg:height="7mm" svg:x="0.62mm" svg:y="0mm" draw:control="control16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vormittag.C14" table:end-x="52.28mm" table:end-y="7mm" draw:z-index="5" draw:name="Ausklappen 45" draw:style-name="gr4" draw:text-style-name="P3" svg:width="51.68mm" svg:height="6.4mm" svg:x="0.62mm" svg:y="0.62mm" draw:control="control17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vormittag.C15" table:end-x="52.28mm" table:end-y="7.01mm" draw:z-index="6" draw:name="Ausklappen 45" draw:style-name="gr4" draw:text-style-name="P3" svg:width="51.68mm" svg:height="6.4mm" svg:x="0.62mm" svg:y="0.62mm" draw:control="control18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vormittag.C16" table:end-x="52.28mm" table:end-y="7mm" draw:z-index="7" draw:name="Ausklappen 45" draw:style-name="gr4" draw:text-style-name="P3" svg:width="51.68mm" svg:height="7mm" svg:x="0.62mm" svg:y="0mm" draw:control="control19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vormittag.C17" table:end-x="52.28mm" table:end-y="7mm" draw:z-index="8" draw:name="Ausklappen 45" draw:style-name="gr4" draw:text-style-name="P3" svg:width="51.68mm" svg:height="7mm" svg:x="0.62mm" svg:y="0mm" draw:control="control20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8])" office:value-type="float" office:value="0" calcext:value-type="float">
            <text:p>0</text:p>
            <draw:control table:end-cell-address="vormittag.C18" table:end-x="52.28mm" table:end-y="7mm" draw:z-index="9" draw:name="Ausklappen 45" draw:style-name="gr4" draw:text-style-name="P3" svg:width="51.68mm" svg:height="6.4mm" svg:x="0.62mm" svg:y="0.62mm" draw:control="control21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75];[.$B18])" office:value-type="float" office:value="0" calcext:value-type="float">
            <text:p>0,0</text:p>
          </table:table-cell>
          <table:table-cell table:style-name="ce15" table:formula="of:=INDEX([$'Essens-Werte'.$F$1:$'Essens-Werte'.$F$575];[.$B18])" office:value-type="float" office:value="0" calcext:value-type="float">
            <text:p>0,0</text:p>
          </table:table-cell>
          <table:table-cell table:style-name="ce15" table:formula="of:=INDEX([$'Essens-Werte'.$D$1:$'Essens-Werte'.$D$575];[.$B18])" office:value-type="float" office:value="0" calcext:value-type="float">
            <text:p>0,0</text:p>
          </table:table-cell>
          <table:table-cell table:style-name="ce15" table:formula="of:=INDEX([$'Essens-Werte'.$E$1:$'Essens-Werte'.$E$575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21" office:value-type="float" office:value="5" calcext:value-type="float">
            <text:p>5,0</text:p>
          </table:table-cell>
          <table:table-cell table:style-name="ce64" office:value-type="float" office:value="134" calcext:value-type="float">
            <text:p>134</text:p>
          </table:table-cell>
          <table:table-cell table:style-name="ce66" table:formula="of:=INDEX([$'Essens-Werte'.$B$1:$'Essens-Werte'.$B$575];[.$B19])" office:value-type="string" office:string-value="MCT Öl, Carino Healthcare" calcext:value-type="string">
            <text:p>MCT Öl, Carino Healthcare</text:p>
            <draw:control table:end-cell-address="vormittag.C19" table:end-x="52.28mm" table:end-y="7.01mm" draw:z-index="10" draw:name="Ausklappen 45" draw:style-name="gr4" draw:text-style-name="P3" svg:width="51.68mm" svg:height="6.4mm" svg:x="0.62mm" svg:y="0.62mm" draw:control="control22"/>
          </table:table-cell>
          <table:table-cell table:style-name="ce8" table:formula="of:=[.I19]*[.$A19]/100" office:value-type="float" office:value="41.5035" calcext:value-type="float">
            <text:p>41,5</text:p>
          </table:table-cell>
          <table:table-cell table:style-name="ce8" table:formula="of:=[.J19]*[.$A19]/100" office:value-type="float" office:value="5" calcext:value-type="float">
            <text:p>5,0</text:p>
          </table:table-cell>
          <table:table-cell table:style-name="ce8" table:formula="of:=[.K19]*[.$A19]/100" office:value-type="float" office:value="4.995" calcext:value-type="float">
            <text:p>5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75];[.$B19])" office:value-type="float" office:value="100" calcext:value-type="float">
            <text:p>100,0</text:p>
          </table:table-cell>
          <table:table-cell table:style-name="ce15" table:formula="of:=INDEX([$'Essens-Werte'.$F$1:$'Essens-Werte'.$F$575];[.$B19])" office:value-type="float" office:value="99.9" calcext:value-type="float">
            <text:p>99,9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ttag" table:style-name="ta2" table:print-ranges="mittag.A1:mittag.S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23" form:id="control23" form:dropdown="true" form:printable="false" form:size="15" form:input-required="false" form:bound-column="1" form:linked-cell="mittag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4" form:id="control24" form:dropdown="true" form:printable="false" form:size="15" form:input-required="false" form:bound-column="1" form:linked-cell="mittag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5" form:id="control25" form:dropdown="true" form:printable="false" form:size="15" form:input-required="false" form:bound-column="1" form:linked-cell="mittag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6" form:id="control26" form:dropdown="true" form:printable="false" form:size="15" form:input-required="false" form:bound-column="1" form:linked-cell="mittag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7" form:id="control27" form:dropdown="true" form:printable="false" form:size="15" form:input-required="false" form:bound-column="1" form:linked-cell="mittag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8" form:id="control28" form:dropdown="true" form:printable="false" form:size="15" form:input-required="false" form:bound-column="1" form:linked-cell="mittag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9" form:id="control29" form:dropdown="true" form:printable="false" form:size="15" form:input-required="false" form:bound-column="1" form:linked-cell="mittag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0" form:id="control30" form:dropdown="true" form:printable="false" form:size="15" form:input-required="false" form:bound-column="1" form:linked-cell="mittag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1" form:id="control31" form:dropdown="true" form:printable="false" form:size="15" form:input-required="false" form:bound-column="1" form:linked-cell="mittag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2" form:id="control32" form:dropdown="true" form:printable="false" form:size="15" form:input-required="false" form:bound-column="1" form:linked-cell="mittag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3" form:id="control33" form:dropdown="true" form:printable="false" form:size="15" form:input-required="false" form:bound-column="1" form:linked-cell="mittag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6" draw:text-style-name="P2" svg:width="197.04mm" svg:height="35.68mm" svg:x="2.47mm" svg:y="126.2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1" table:default-cell-style-name="Default"/>
        <table:table-column table:style-name="co10" table:number-columns-repeated="4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1005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style-name="ce78"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style-name="ce78"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8:.D19])" office:value-type="float" office:value="101.38525" calcext:value-type="float">
            <text:p>101,4</text:p>
          </table:table-cell>
          <table:table-cell table:style-name="ce11" table:formula="of:=SUM([.E8:.E19])" office:value-type="float" office:value="12.05" calcext:value-type="float">
            <text:p>12,1</text:p>
          </table:table-cell>
          <table:table-cell table:style-name="ce11" table:formula="of:=SUM([.F8:.F19])" office:value-type="float" office:value="10.0925" calcext:value-type="float">
            <text:p>10,1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83.7551867219917" calcext:value-type="float">
            <text:p>84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style-name="ce78"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11.082" calcext:value-type="float">
            <text:p>811,1</text:p>
          </table:table-cell>
          <table:table-cell table:style-name="ce213" table:formula="of:=IF([.$D$6]=0;0;([.F3]*100)/[.$D$6])" office:value-type="float" office:value="96.4" calcext:value-type="float">
            <text:p>96,4</text:p>
          </table:table-cell>
          <table:table-cell table:style-name="ce213" table:formula="of:=IF([.$D$6]=0;0;([.G3]*100)/[.$D$6])" office:value-type="float" office:value="80.74" calcext:value-type="float">
            <text:p>80,7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83.7551867219917" calcext:value-type="float">
            <text:p>84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229"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 table:number-columns-repeated="14"/>
          <table:table-cell table:style-name="ce304" table:number-columns-repeated="1008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1H30M00S" calcext:value-type="time">
            <text:p>11:30</text:p>
          </table:table-cell>
          <table:table-cell table:style-name="ce237" table:formula="of:=SUM([.A8:.A19])" office:value-type="float" office:value="12.5" calcext:value-type="float" table:number-columns-spanned="5" table:number-rows-spanned="1">
            <text:p>13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number-columns-repeated="2" table:style-name="ce229"/>
          <table:table-cell table:style-name="ce78"/>
          <table:table-cell table:number-columns-repeated="2"/>
          <table:table-cell table:style-name="ce304" table:number-columns-repeated="1006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78"/>
          <table:table-cell table:number-columns-repeated="2"/>
          <table:table-cell table:style-name="ce304" table:number-columns-repeated="1006"/>
        </table:table-row>
        <table:table-row table:style-name="ro9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78"/>
          <table:table-cell table:number-columns-repeated="2"/>
          <table:table-cell table:style-name="ce304" table:number-columns-repeated="1006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mittag.C9" table:end-x="52.28mm" table:end-y="7.01mm" draw:z-index="0" draw:name="Ausklappen 45" draw:style-name="gr4" draw:text-style-name="P3" svg:width="51.68mm" svg:height="6.4mm" svg:x="0.62mm" svg:y="0.62mm" draw:control="control23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mittag.C10" table:end-x="52.28mm" table:end-y="7mm" draw:z-index="1" draw:name="Ausklappen 45" draw:style-name="gr4" draw:text-style-name="P3" svg:width="51.68mm" svg:height="7mm" svg:x="0.62mm" svg:y="0mm" draw:control="control24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mittag.C11" table:end-x="52.28mm" table:end-y="7mm" draw:z-index="2" draw:name="Ausklappen 45" draw:style-name="gr4" draw:text-style-name="P3" svg:width="51.68mm" svg:height="7mm" svg:x="0.62mm" svg:y="0mm" draw:control="control25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mittag.C12" table:end-x="52.28mm" table:end-y="7mm" draw:z-index="3" draw:name="Ausklappen 45" draw:style-name="gr4" draw:text-style-name="P3" svg:width="51.68mm" svg:height="6.4mm" svg:x="0.62mm" svg:y="0.62mm" draw:control="control26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mittag.C13" table:end-x="52.28mm" table:end-y="7.01mm" draw:z-index="4" draw:name="Ausklappen 45" draw:style-name="gr4" draw:text-style-name="P3" svg:width="51.68mm" svg:height="6.4mm" svg:x="0.62mm" svg:y="0.62mm" draw:control="control27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mittag.C14" table:end-x="52.28mm" table:end-y="7mm" draw:z-index="5" draw:name="Ausklappen 45" draw:style-name="gr4" draw:text-style-name="P3" svg:width="51.68mm" svg:height="7mm" svg:x="0.62mm" svg:y="0mm" draw:control="control28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mittag.C15" table:end-x="52.28mm" table:end-y="7mm" draw:z-index="6" draw:name="Ausklappen 45" draw:style-name="gr4" draw:text-style-name="P3" svg:width="51.68mm" svg:height="7mm" svg:x="0.62mm" svg:y="0mm" draw:control="control29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mittag.C16" table:end-x="52.28mm" table:end-y="7.01mm" draw:z-index="7" draw:name="Ausklappen 45" draw:style-name="gr4" draw:text-style-name="P3" svg:width="51.68mm" svg:height="6.4mm" svg:x="0.62mm" svg:y="0.62mm" draw:control="control30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mittag.C17" table:end-x="52.28mm" table:end-y="7mm" draw:z-index="8" draw:name="Ausklappen 45" draw:style-name="gr4" draw:text-style-name="P3" svg:width="51.68mm" svg:height="7mm" svg:x="0.62mm" svg:y="0mm" draw:control="control31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 office:value-type="float" office:value="7.5" calcext:value-type="float">
            <text:p>7,5</text:p>
          </table:table-cell>
          <table:table-cell table:style-name="ce64" office:value-type="float" office:value="134" calcext:value-type="float">
            <text:p>134</text:p>
          </table:table-cell>
          <table:table-cell table:style-name="ce66" table:formula="of:=INDEX([$'Essens-Werte'.$B$1:$'Essens-Werte'.$B$575];[.$B18])" office:value-type="string" office:string-value="MCT Öl, Carino Healthcare" calcext:value-type="string">
            <text:p>MCT Öl, Carino Healthcare</text:p>
            <draw:control table:end-cell-address="mittag.C18" table:end-x="52.28mm" table:end-y="7mm" draw:z-index="9" draw:name="Ausklappen 45" draw:style-name="gr4" draw:text-style-name="P3" svg:width="51.68mm" svg:height="7mm" svg:x="0.62mm" svg:y="0mm" draw:control="control32"/>
          </table:table-cell>
          <table:table-cell table:style-name="ce8" table:formula="of:=[.I18]*[.$A18]/100" office:value-type="float" office:value="62.25525" calcext:value-type="float">
            <text:p>62,3</text:p>
          </table:table-cell>
          <table:table-cell table:style-name="ce8" table:formula="of:=[.J18]*[.$A18]/100" office:value-type="float" office:value="7.5" calcext:value-type="float">
            <text:p>7,5</text:p>
          </table:table-cell>
          <table:table-cell table:style-name="ce8" table:formula="of:=[.K18]*[.$A18]/100" office:value-type="float" office:value="7.4925" calcext:value-type="float">
            <text:p>7,5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830.07" calcext:value-type="float">
            <text:p>830,1</text:p>
          </table:table-cell>
          <table:table-cell table:style-name="ce15" table:formula="of:=INDEX([$'Essens-Werte'.$C$1:$'Essens-Werte'.$C$575];[.$B18])" office:value-type="float" office:value="100" calcext:value-type="float">
            <text:p>100,0</text:p>
          </table:table-cell>
          <table:table-cell table:style-name="ce15" table:formula="of:=INDEX([$'Essens-Werte'.$F$1:$'Essens-Werte'.$F$575];[.$B18])" office:value-type="float" office:value="99.9" calcext:value-type="float">
            <text:p>99,9</text:p>
          </table:table-cell>
          <table:table-cell table:style-name="ce15" table:formula="of:=INDEX([$'Essens-Werte'.$D$1:$'Essens-Werte'.$D$575];[.$B18])" office:value-type="float" office:value="0" calcext:value-type="float">
            <text:p>0,0</text:p>
          </table:table-cell>
          <table:table-cell table:style-name="ce15" table:formula="of:=INDEX([$'Essens-Werte'.$E$1:$'Essens-Werte'.$E$575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100" calcext:value-type="float">
            <text:p>100,0</text:p>
          </table:table-cell>
          <table:table-cell table:style-name="ce78"/>
          <table:table-cell table:number-columns-repeated="1008"/>
        </table:table-row>
        <table:table-row table:style-name="ro8">
          <table:table-cell table:style-name="ce255" office:value-type="float" office:value="5" calcext:value-type="float">
            <text:p>5,0</text:p>
          </table:table-cell>
          <table:table-cell table:style-name="ce64" office:value-type="float" office:value="123" calcext:value-type="float">
            <text:p>123</text:p>
          </table:table-cell>
          <table:table-cell table:style-name="ce66" table:formula="of:=INDEX([$'Essens-Werte'.$B$1:$'Essens-Werte'.$B$575];[.$B19])" office:value-type="string" office:string-value="Kokosöl" calcext:value-type="string">
            <text:p>Kokosöl</text:p>
            <draw:control table:end-cell-address="mittag.C19" table:end-x="52.28mm" table:end-y="7mm" draw:z-index="10" draw:name="Ausklappen 45" draw:style-name="gr4" draw:text-style-name="P3" svg:width="51.68mm" svg:height="6.4mm" svg:x="0.62mm" svg:y="0.62mm" draw:control="control33"/>
          </table:table-cell>
          <table:table-cell table:style-name="ce8" table:formula="of:=[.I19]*[.$A19]/100" office:value-type="float" office:value="39.13" calcext:value-type="float">
            <text:p>39,1</text:p>
          </table:table-cell>
          <table:table-cell table:style-name="ce8" table:formula="of:=[.J19]*[.$A19]/100" office:value-type="float" office:value="4.55" calcext:value-type="float">
            <text:p>4,6</text:p>
          </table:table-cell>
          <table:table-cell table:style-name="ce8" table:formula="of:=[.K19]*[.$A19]/100" office:value-type="float" office:value="2.6" calcext:value-type="float">
            <text:p>2,6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782.6" calcext:value-type="float">
            <text:p>782,6</text:p>
          </table:table-cell>
          <table:table-cell table:style-name="ce15" table:formula="of:=INDEX([$'Essens-Werte'.$C$1:$'Essens-Werte'.$C$575];[.$B19])" office:value-type="float" office:value="91" calcext:value-type="float">
            <text:p>91,0</text:p>
          </table:table-cell>
          <table:table-cell table:style-name="ce15" table:formula="of:=INDEX([$'Essens-Werte'.$F$1:$'Essens-Werte'.$F$575];[.$B19])" office:value-type="float" office:value="52" calcext:value-type="float">
            <text:p>52,0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91" calcext:value-type="float">
            <text:p>91,0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4"/>
          <table:table-cell table:number-columns-repeated="1008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4"/>
          <table:table-cell table:number-columns-repeated="1008"/>
        </table:table-row>
        <table:table-row table:style-name="ro3">
          <table:table-cell table:style-name="ce163"/>
          <table:table-cell/>
          <table:table-cell table:style-name="ce78" table:number-columns-repeated="10"/>
          <table:table-cell table:style-name="ce57" office:value-type="string" calcext:value-type="string" table:number-columns-spanned="3" table:number-rows-spanned="1">
            <text:p>Blutwerte</text:p>
          </table:table-cell>
          <table:covered-table-cell table:style-name="ce67"/>
          <table:covered-table-cell table:style-name="ce74"/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58" office:value-type="string" calcext:value-type="string">
            <text:p>Uhrzeit</text:p>
          </table:table-cell>
          <table:table-cell table:style-name="ce58" office:value-type="string" calcext:value-type="string">
            <text:p>Keton</text:p>
          </table:table-cell>
          <table:table-cell table:style-name="ce58" office:value-type="string" calcext:value-type="string">
            <text:p>Zucker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19]=0;&quot;&quot;;[$Vorgaben.H19])">
            <text:p/>
          </table:table-cell>
          <table:table-cell table:style-name="ce79" table:formula="of:=IF([$Vorgaben.I19]=0;&quot;&quot;;[$Vorgaben.I19])">
            <text:p/>
          </table:table-cell>
          <table:table-cell table:style-name="ce119" table:formula="of:=IF([$Vorgaben.J19]=0;&quot;&quot;;[$Vorgaben.J19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0]=0;&quot;&quot;;[$Vorgaben.H20])">
            <text:p/>
          </table:table-cell>
          <table:table-cell table:style-name="ce79" table:formula="of:=IF([$Vorgaben.I20]=0;&quot;&quot;;[$Vorgaben.I20])">
            <text:p/>
          </table:table-cell>
          <table:table-cell table:style-name="ce119" table:formula="of:=IF([$Vorgaben.J20]=0;&quot;&quot;;[$Vorgaben.J20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1]=0;&quot;&quot;;[$Vorgaben.H21])">
            <text:p/>
          </table:table-cell>
          <table:table-cell table:style-name="ce79" table:formula="of:=IF([$Vorgaben.I21]=0;&quot;&quot;;[$Vorgaben.I21])">
            <text:p/>
          </table:table-cell>
          <table:table-cell table:style-name="ce119" table:formula="of:=IF([$Vorgaben.J21]=0;&quot;&quot;;[$Vorgaben.J21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2]=0;&quot;&quot;;[$Vorgaben.H22])">
            <text:p/>
          </table:table-cell>
          <table:table-cell table:style-name="ce79" table:formula="of:=IF([$Vorgaben.I22]=0;&quot;&quot;;[$Vorgaben.I22])">
            <text:p/>
          </table:table-cell>
          <table:table-cell table:style-name="ce119" table:formula="of:=IF([$Vorgaben.J22]=0;&quot;&quot;;[$Vorgaben.J22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3]=0;&quot;&quot;;[$Vorgaben.H23])">
            <text:p/>
          </table:table-cell>
          <table:table-cell table:style-name="ce79" table:formula="of:=IF([$Vorgaben.I23]=0;&quot;&quot;;[$Vorgaben.I23])">
            <text:p/>
          </table:table-cell>
          <table:table-cell table:style-name="ce119" table:formula="of:=IF([$Vorgaben.J23]=0;&quot;&quot;;[$Vorgaben.J23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4]=0;&quot;&quot;;[$Vorgaben.H24])">
            <text:p/>
          </table:table-cell>
          <table:table-cell table:style-name="ce79" table:formula="of:=IF([$Vorgaben.I24]=0;&quot;&quot;;[$Vorgaben.I24])">
            <text:p/>
          </table:table-cell>
          <table:table-cell table:style-name="ce119" table:formula="of:=IF([$Vorgaben.J24]=0;&quot;&quot;;[$Vorgaben.J24])">
            <text:p/>
          </table:table-cell>
          <table:table-cell table:style-name="ce78"/>
          <table:table-cell table:number-columns-repeated="1008"/>
        </table:table-row>
        <table:table-row table:style-name="ro3" table:number-rows-repeated="2">
          <table:table-cell table:style-name="ce78"/>
          <table:table-cell/>
          <table:table-cell table:style-name="ce78" table:number-columns-repeated="14"/>
          <table:table-cell table:number-columns-repeated="1008"/>
        </table:table-row>
        <table:table-row table:style-name="ro3" table:number-rows-repeated="8">
          <table:table-cell/>
          <table:table-cell table:style-name="Default"/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mittag" table:style-name="ta2" table:print-ranges="nachmittag.A1:nachmittag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34" form:id="control34" form:dropdown="true" form:printable="false" form:size="15" form:input-required="false" form:bound-column="1" form:linked-cell="nachmittag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5" form:id="control35" form:dropdown="true" form:printable="false" form:size="15" form:input-required="false" form:bound-column="1" form:linked-cell="nachmittag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6" form:id="control36" form:dropdown="true" form:printable="false" form:size="15" form:input-required="false" form:bound-column="1" form:linked-cell="nachmittag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7" form:id="control37" form:dropdown="true" form:printable="false" form:size="15" form:input-required="false" form:bound-column="1" form:linked-cell="nachmittag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8" form:id="control38" form:dropdown="true" form:printable="false" form:size="15" form:input-required="false" form:bound-column="1" form:linked-cell="nachmittag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9" form:id="control39" form:dropdown="true" form:printable="false" form:size="15" form:input-required="false" form:bound-column="1" form:linked-cell="nachmittag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0" form:id="control40" form:dropdown="true" form:printable="false" form:size="15" form:input-required="false" form:bound-column="1" form:linked-cell="nachmittag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1" form:id="control41" form:dropdown="true" form:printable="false" form:size="15" form:input-required="false" form:bound-column="1" form:linked-cell="nachmittag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2" form:id="control42" form:dropdown="true" form:printable="false" form:size="15" form:input-required="false" form:bound-column="1" form:linked-cell="nachmittag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3" form:id="control43" form:dropdown="true" form:printable="false" form:size="15" form:input-required="false" form:bound-column="1" form:linked-cell="nachmittag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4" form:id="control44" form:dropdown="true" form:printable="false" form:size="15" form:input-required="false" form:bound-column="1" form:linked-cell="nachmittag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2" svg:width="208.27mm" svg:height="43.16mm" svg:x="1.37mm" svg:y="125.64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4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8:.D19])" office:value-type="float" office:value="41.5035" calcext:value-type="float">
            <text:p>41,5</text:p>
          </table:table-cell>
          <table:table-cell table:style-name="ce11" table:formula="of:=SUM([.E8:.E19])" office:value-type="float" office:value="5" calcext:value-type="float">
            <text:p>5,0</text:p>
          </table:table-cell>
          <table:table-cell table:style-name="ce11" table:formula="of:=SUM([.F8:.F19])" office:value-type="float" office:value="4.995" calcext:value-type="float">
            <text:p>5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04" table:number-columns-repeated="1010"/>
        </table:table-row>
        <table:table-row table:style-name="ro3">
          <table:table-cell table:style-name="ce229"/>
          <table:table-cell table:style-name="ce62"/>
          <table:table-cell table:style-name="ce229" table:number-columns-repeated="12"/>
          <table:table-cell table:style-name="ce30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4H30M00S" calcext:value-type="time">
            <text:p>14:30</text:p>
          </table:table-cell>
          <table:table-cell table:style-name="ce237" table:formula="of:=SUM([.A8:.A19])" office:value-type="float" office:value="5" calcext:value-type="float" table:number-columns-spanned="5" table:number-rows-spanned="1">
            <text:p>5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29"/>
          <table:covered-table-cell table:style-name="ce304"/>
          <table:table-cell table:style-name="ce30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04" table:number-columns-repeated="1009"/>
        </table:table-row>
        <table:table-row table:style-name="ro10">
          <table:table-cell table:style-name="ce255"/>
          <table:table-cell table:style-name="ce64"/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04"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nachmittag.C9" table:end-x="52.28mm" table:end-y="7.01mm" draw:z-index="0" draw:name="Ausklappen 45" draw:style-name="gr4" draw:text-style-name="P3" svg:width="51.68mm" svg:height="6.4mm" svg:x="0.62mm" svg:y="0.62mm" draw:control="control34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nachmittag.C10" table:end-x="52.28mm" table:end-y="7mm" draw:z-index="1" draw:name="Ausklappen 45" draw:style-name="gr4" draw:text-style-name="P3" svg:width="51.68mm" svg:height="7mm" svg:x="0.62mm" svg:y="0mm" draw:control="control35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nachmittag.C11" table:end-x="52.28mm" table:end-y="7mm" draw:z-index="2" draw:name="Ausklappen 45" draw:style-name="gr4" draw:text-style-name="P3" svg:width="51.68mm" svg:height="7mm" svg:x="0.62mm" svg:y="0mm" draw:control="control36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nachmittag.C12" table:end-x="52.28mm" table:end-y="7mm" draw:z-index="3" draw:name="Ausklappen 45" draw:style-name="gr4" draw:text-style-name="P3" svg:width="51.68mm" svg:height="6.4mm" svg:x="0.62mm" svg:y="0.62mm" draw:control="control37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nachmittag.C13" table:end-x="52.28mm" table:end-y="7.01mm" draw:z-index="4" draw:name="Ausklappen 45" draw:style-name="gr4" draw:text-style-name="P3" svg:width="51.68mm" svg:height="6.4mm" svg:x="0.62mm" svg:y="0.62mm" draw:control="control38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nachmittag.C14" table:end-x="52.28mm" table:end-y="7mm" draw:z-index="5" draw:name="Ausklappen 45" draw:style-name="gr4" draw:text-style-name="P3" svg:width="51.68mm" svg:height="7mm" svg:x="0.62mm" svg:y="0mm" draw:control="control39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nachmittag.C15" table:end-x="52.28mm" table:end-y="7mm" draw:z-index="6" draw:name="Ausklappen 45" draw:style-name="gr4" draw:text-style-name="P3" svg:width="51.68mm" svg:height="7mm" svg:x="0.62mm" svg:y="0mm" draw:control="control40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nachmittag.C16" table:end-x="52.28mm" table:end-y="7mm" draw:z-index="7" draw:name="Ausklappen 45" draw:style-name="gr4" draw:text-style-name="P3" svg:width="51.68mm" svg:height="6.4mm" svg:x="0.62mm" svg:y="0.62mm" draw:control="control41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nachmittag.C17" table:end-x="52.28mm" table:end-y="7.01mm" draw:z-index="8" draw:name="Ausklappen 45" draw:style-name="gr4" draw:text-style-name="P3" svg:width="51.68mm" svg:height="6.4mm" svg:x="0.62mm" svg:y="0.62mm" draw:control="control42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/>
          <table:table-cell table:style-name="ce66" table:formula="of:=INDEX([$'Essens-Werte'.$B$1:$'Essens-Werte'.$B$575];[.$B18])" office:value-type="string" office:string-value="Feldsalat" calcext:value-type="string">
            <text:p>Feldsalat</text:p>
            <draw:control table:end-cell-address="nachmittag.C18" table:end-x="52.28mm" table:end-y="7mm" draw:z-index="9" draw:name="Ausklappen 45" draw:style-name="gr4" draw:text-style-name="P3" svg:width="51.68mm" svg:height="7mm" svg:x="0.62mm" svg:y="0mm" draw:control="control43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14" calcext:value-type="float">
            <text:p>14,0</text:p>
          </table:table-cell>
          <table:table-cell table:style-name="ce15" table:formula="of:=INDEX([$'Essens-Werte'.$C$1:$'Essens-Werte'.$C$575];[.$B18])" office:value-type="float" office:value="0.4" calcext:value-type="float">
            <text:p>0,4</text:p>
          </table:table-cell>
          <table:table-cell table:style-name="ce15" table:formula="of:=INDEX([$'Essens-Werte'.$F$1:$'Essens-Werte'.$F$575];[.$B18])" office:value-type="float" office:value="0" calcext:value-type="float">
            <text:p>0,0</text:p>
          </table:table-cell>
          <table:table-cell table:style-name="ce15" table:formula="of:=INDEX([$'Essens-Werte'.$D$1:$'Essens-Werte'.$D$575];[.$B18])" office:value-type="float" office:value="1.8" calcext:value-type="float">
            <text:p>1,8</text:p>
          </table:table-cell>
          <table:table-cell table:style-name="ce15" table:formula="of:=INDEX([$'Essens-Werte'.$E$1:$'Essens-Werte'.$E$575];[.$B18])" office:value-type="float" office:value="0.8" calcext:value-type="float">
            <text:p>0,8</text:p>
          </table:table-cell>
          <table:table-cell table:style-name="ce236" table:formula="of:=IF([.L18]+[.M18] = 0;&quot;&quot;;[.J18]/([.L18]+[.M18]))" office:value-type="float" office:value="0.153846153846154" calcext:value-type="float">
            <text:p>0,15</text:p>
          </table:table-cell>
          <table:table-cell table:style-name="ce15" table:formula="of:=[.M18]+[.L18]+[.J18]" office:value-type="float" office:value="3" calcext:value-type="float">
            <text:p>3,0</text:p>
          </table:table-cell>
          <table:table-cell table:number-columns-repeated="1009"/>
        </table:table-row>
        <table:table-row table:style-name="ro8">
          <table:table-cell table:style-name="ce255" office:value-type="float" office:value="5" calcext:value-type="float">
            <text:p>5,0</text:p>
          </table:table-cell>
          <table:table-cell table:style-name="ce64" office:value-type="float" office:value="134" calcext:value-type="float">
            <text:p>134</text:p>
          </table:table-cell>
          <table:table-cell table:style-name="ce66" table:formula="of:=INDEX([$'Essens-Werte'.$B$1:$'Essens-Werte'.$B$575];[.$B19])" office:value-type="string" office:string-value="MCT Öl, Carino Healthcare" calcext:value-type="string">
            <text:p>MCT Öl, Carino Healthcare</text:p>
            <draw:control table:end-cell-address="nachmittag.C19" table:end-x="52.28mm" table:end-y="7mm" draw:z-index="10" draw:name="Ausklappen 45" draw:style-name="gr4" draw:text-style-name="P3" svg:width="51.68mm" svg:height="7mm" svg:x="0.62mm" svg:y="0mm" draw:control="control44"/>
          </table:table-cell>
          <table:table-cell table:style-name="ce8" table:formula="of:=[.I19]*[.$A19]/100" office:value-type="float" office:value="41.5035" calcext:value-type="float">
            <text:p>41,5</text:p>
          </table:table-cell>
          <table:table-cell table:style-name="ce8" table:formula="of:=[.J19]*[.$A19]/100" office:value-type="float" office:value="5" calcext:value-type="float">
            <text:p>5,0</text:p>
          </table:table-cell>
          <table:table-cell table:style-name="ce8" table:formula="of:=[.K19]*[.$A19]/100" office:value-type="float" office:value="4.995" calcext:value-type="float">
            <text:p>5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75];[.$B19])" office:value-type="float" office:value="100" calcext:value-type="float">
            <text:p>100,0</text:p>
          </table:table-cell>
          <table:table-cell table:style-name="ce15" table:formula="of:=INDEX([$'Essens-Werte'.$F$1:$'Essens-Werte'.$F$575];[.$B19])" office:value-type="float" office:value="99.9" calcext:value-type="float">
            <text:p>99,9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end" table:style-name="ta2" table:print-ranges="abend.A1:abend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45" form:id="control45" form:dropdown="true" form:printable="false" form:size="15" form:input-required="false" form:bound-column="1" form:linked-cell="abend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6" form:id="control46" form:dropdown="true" form:printable="false" form:size="15" form:input-required="false" form:bound-column="1" form:linked-cell="abend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7" form:id="control47" form:dropdown="true" form:printable="false" form:size="15" form:input-required="false" form:bound-column="1" form:linked-cell="abend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8" form:id="control48" form:dropdown="true" form:printable="false" form:size="15" form:input-required="false" form:bound-column="1" form:linked-cell="abend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9" form:id="control49" form:dropdown="true" form:printable="false" form:size="15" form:input-required="false" form:bound-column="1" form:linked-cell="abend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0" form:id="control50" form:dropdown="true" form:printable="false" form:size="15" form:input-required="false" form:bound-column="1" form:linked-cell="abend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1" form:id="control51" form:dropdown="true" form:printable="false" form:size="15" form:input-required="false" form:bound-column="1" form:linked-cell="abend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2" form:id="control52" form:dropdown="true" form:printable="false" form:size="15" form:input-required="false" form:bound-column="1" form:linked-cell="abend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3" form:id="control53" form:dropdown="true" form:printable="false" form:size="15" form:input-required="false" form:bound-column="1" form:linked-cell="abend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4" form:id="control54" form:dropdown="true" form:printable="false" form:size="15" form:input-required="false" form:bound-column="1" form:linked-cell="abend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5" form:id="control55" form:dropdown="true" form:printable="false" form:size="15" form:input-required="false" form:bound-column="1" form:linked-cell="abend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2" svg:width="208.27mm" svg:height="43.16mm" svg:x="0.27mm" svg:y="118.46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41.5035" calcext:value-type="float">
            <text:p>41,5</text:p>
          </table:table-cell>
          <table:table-cell table:style-name="ce11" table:formula="of:=SUM([.E8:.E19])" office:value-type="float" office:value="5" calcext:value-type="float">
            <text:p>5,0</text:p>
          </table:table-cell>
          <table:table-cell table:style-name="ce11" table:formula="of:=SUM([.F8:.F19])" office:value-type="float" office:value="4.995" calcext:value-type="float">
            <text:p>5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04" table:number-columns-repeated="1010"/>
        </table:table-row>
        <table:table-row table:style-name="ro3">
          <table:table-cell table:style-name="ce229"/>
          <table:table-cell table:style-name="ce62"/>
          <table:table-cell table:style-name="ce229" table:number-columns-repeated="12"/>
          <table:table-cell table:style-name="ce30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8H00M00S" calcext:value-type="time">
            <text:p>18:00</text:p>
          </table:table-cell>
          <table:table-cell table:style-name="ce237" table:formula="of:=SUM([.A8:.A19])" office:value-type="float" office:value="5" calcext:value-type="float" table:number-columns-spanned="5" table:number-rows-spanned="1">
            <text:p>5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29"/>
          <table:covered-table-cell table:style-name="ce304"/>
          <table:table-cell table:style-name="ce30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04" table:number-columns-repeated="1009"/>
        </table:table-row>
        <table:table-row table:style-name="ro11">
          <table:table-cell table:style-name="ce255"/>
          <table:table-cell table:style-name="ce64"/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04"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abend.C9" table:end-x="52.28mm" table:end-y="7.01mm" draw:z-index="0" draw:name="Ausklappen 45" draw:style-name="gr4" draw:text-style-name="P3" svg:width="51.68mm" svg:height="6.4mm" svg:x="0.62mm" svg:y="0.62mm" draw:control="control45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abend.C10" table:end-x="52.28mm" table:end-y="7mm" draw:z-index="1" draw:name="Ausklappen 45" draw:style-name="gr4" draw:text-style-name="P3" svg:width="51.68mm" svg:height="7mm" svg:x="0.62mm" svg:y="0mm" draw:control="control46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abend.C11" table:end-x="52.28mm" table:end-y="7mm" draw:z-index="2" draw:name="Ausklappen 45" draw:style-name="gr4" draw:text-style-name="P3" svg:width="51.68mm" svg:height="6.4mm" svg:x="0.62mm" svg:y="0.62mm" draw:control="control47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abend.C12" table:end-x="52.28mm" table:end-y="7.01mm" draw:z-index="3" draw:name="Ausklappen 45" draw:style-name="gr4" draw:text-style-name="P3" svg:width="51.68mm" svg:height="6.4mm" svg:x="0.62mm" svg:y="0.62mm" draw:control="control48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abend.C13" table:end-x="52.28mm" table:end-y="7mm" draw:z-index="4" draw:name="Ausklappen 45" draw:style-name="gr4" draw:text-style-name="P3" svg:width="51.68mm" svg:height="7mm" svg:x="0.62mm" svg:y="0mm" draw:control="control49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abend.C14" table:end-x="52.28mm" table:end-y="7mm" draw:z-index="5" draw:name="Ausklappen 45" draw:style-name="gr4" draw:text-style-name="P3" svg:width="51.68mm" svg:height="7mm" svg:x="0.62mm" svg:y="0mm" draw:control="control50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abend.C15" table:end-x="52.28mm" table:end-y="7mm" draw:z-index="6" draw:name="Ausklappen 45" draw:style-name="gr4" draw:text-style-name="P3" svg:width="51.68mm" svg:height="6.4mm" svg:x="0.62mm" svg:y="0.62mm" draw:control="control51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abend.C16" table:end-x="52.28mm" table:end-y="7.01mm" draw:z-index="7" draw:name="Ausklappen 45" draw:style-name="gr4" draw:text-style-name="P3" svg:width="51.68mm" svg:height="6.4mm" svg:x="0.62mm" svg:y="0.62mm" draw:control="control52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abend.C17" table:end-x="52.28mm" table:end-y="7mm" draw:z-index="8" draw:name="Ausklappen 45" draw:style-name="gr4" draw:text-style-name="P3" svg:width="51.68mm" svg:height="7mm" svg:x="0.62mm" svg:y="0mm" draw:control="control53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8])" office:value-type="float" office:value="0" calcext:value-type="float">
            <text:p>0</text:p>
            <draw:control table:end-cell-address="abend.C18" table:end-x="52.28mm" table:end-y="7mm" draw:z-index="9" draw:name="Ausklappen 45" draw:style-name="gr4" draw:text-style-name="P3" svg:width="51.68mm" svg:height="7mm" svg:x="0.62mm" svg:y="0mm" draw:control="control54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75];[.$B18])" office:value-type="float" office:value="0" calcext:value-type="float">
            <text:p>0,0</text:p>
          </table:table-cell>
          <table:table-cell table:style-name="ce15" table:formula="of:=INDEX([$'Essens-Werte'.$F$1:$'Essens-Werte'.$F$575];[.$B18])" office:value-type="float" office:value="0" calcext:value-type="float">
            <text:p>0,0</text:p>
          </table:table-cell>
          <table:table-cell table:style-name="ce15" table:formula="of:=INDEX([$'Essens-Werte'.$D$1:$'Essens-Werte'.$D$575];[.$B18])" office:value-type="float" office:value="0" calcext:value-type="float">
            <text:p>0,0</text:p>
          </table:table-cell>
          <table:table-cell table:style-name="ce15" table:formula="of:=INDEX([$'Essens-Werte'.$E$1:$'Essens-Werte'.$E$575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 office:value-type="float" office:value="5" calcext:value-type="float">
            <text:p>5,0</text:p>
          </table:table-cell>
          <table:table-cell table:style-name="ce64" office:value-type="float" office:value="134" calcext:value-type="float">
            <text:p>134</text:p>
          </table:table-cell>
          <table:table-cell table:style-name="ce66" table:formula="of:=INDEX([$'Essens-Werte'.$B$1:$'Essens-Werte'.$B$575];[.$B19])" office:value-type="string" office:string-value="MCT Öl, Carino Healthcare" calcext:value-type="string">
            <text:p>MCT Öl, Carino Healthcare</text:p>
            <draw:control table:end-cell-address="abend.C19" table:end-x="52.28mm" table:end-y="7mm" draw:z-index="10" draw:name="Ausklappen 45" draw:style-name="gr4" draw:text-style-name="P3" svg:width="51.68mm" svg:height="6.4mm" svg:x="0.62mm" svg:y="0.62mm" draw:control="control55"/>
          </table:table-cell>
          <table:table-cell table:style-name="ce8" table:formula="of:=[.I19]*[.$A19]/100" office:value-type="float" office:value="41.5035" calcext:value-type="float">
            <text:p>41,5</text:p>
          </table:table-cell>
          <table:table-cell table:style-name="ce8" table:formula="of:=[.J19]*[.$A19]/100" office:value-type="float" office:value="5" calcext:value-type="float">
            <text:p>5,0</text:p>
          </table:table-cell>
          <table:table-cell table:style-name="ce8" table:formula="of:=[.K19]*[.$A19]/100" office:value-type="float" office:value="4.995" calcext:value-type="float">
            <text:p>5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75];[.$B19])" office:value-type="float" office:value="100" calcext:value-type="float">
            <text:p>100,0</text:p>
          </table:table-cell>
          <table:table-cell table:style-name="ce15" table:formula="of:=INDEX([$'Essens-Werte'.$F$1:$'Essens-Werte'.$F$575];[.$B19])" office:value-type="float" office:value="99.9" calcext:value-type="float">
            <text:p>99,9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nack" table:style-name="ta2" table:print-ranges="snack.A1:snack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56" form:id="control56" form:dropdown="true" form:printable="false" form:size="15" form:input-required="false" form:bound-column="1" form:linked-cell="snack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7" form:id="control57" form:dropdown="true" form:printable="false" form:size="15" form:input-required="false" form:bound-column="1" form:linked-cell="snack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8" form:id="control58" form:dropdown="true" form:printable="false" form:size="15" form:input-required="false" form:bound-column="1" form:linked-cell="snack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9" form:id="control59" form:dropdown="true" form:printable="false" form:size="15" form:input-required="false" form:bound-column="1" form:linked-cell="snack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0" form:id="control60" form:dropdown="true" form:printable="false" form:size="15" form:input-required="false" form:bound-column="1" form:linked-cell="snack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1" form:id="control61" form:dropdown="true" form:printable="false" form:size="15" form:input-required="false" form:bound-column="1" form:linked-cell="snack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2" form:id="control62" form:dropdown="true" form:printable="false" form:size="15" form:input-required="false" form:bound-column="1" form:linked-cell="snack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3" form:id="control63" form:dropdown="true" form:printable="false" form:size="15" form:input-required="false" form:bound-column="1" form:linked-cell="snack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4" form:id="control64" form:dropdown="true" form:printable="false" form:size="15" form:input-required="false" form:bound-column="1" form:linked-cell="snack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5" form:id="control65" form:dropdown="true" form:printable="false" form:size="15" form:input-required="false" form:bound-column="1" form:linked-cell="snack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6" form:id="control66" form:dropdown="true" form:printable="false" form:size="15" form:input-required="false" form:bound-column="1" form:linked-cell="snack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2" svg:width="208.27mm" svg:height="43.16mm" svg:x="0.27mm" svg:y="118.46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0" calcext:value-type="float">
            <text:p>0,0</text:p>
          </table:table-cell>
          <table:table-cell table:style-name="ce11" table:formula="of:=SUM([.E8:.E19])" office:value-type="float" office:value="0" calcext:value-type="float">
            <text:p>0,0</text:p>
          </table:table-cell>
          <table:table-cell table:style-name="ce11" table:formula="of:=SUM([.F8:.F19])" office:value-type="float" office:value="0" calcext:value-type="float">
            <text:p>0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0" calcext:value-type="float">
            <text:p>0</text:p>
          </table:table-cell>
          <table:table-cell table:style-name="ce249" table:formula="of:=IF([.F3]=0;0;[.G3]*100/[.F3])" office:value-type="float" office:value="0" calcext:value-type="float">
            <text:p>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0" calcext:value-type="float">
            <text:p>0,0</text:p>
          </table:table-cell>
          <table:table-cell table:style-name="ce213" table:formula="of:=IF([.$D$6]=0;0;([.F3]*100)/[.$D$6])" office:value-type="float" office:value="0" calcext:value-type="float">
            <text:p>0,0</text:p>
          </table:table-cell>
          <table:table-cell table:style-name="ce213" table:formula="of:=IF([.$D$6]=0;0;([.G3]*100)/[.$D$6])" office:value-type="float" office:value="0" calcext:value-type="float">
            <text:p>0,0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0" calcext:value-type="float">
            <text:p>0</text:p>
          </table:table-cell>
          <table:table-cell table:style-name="ce250" table:formula="of:=IF([.F4]=0;0;[.G4]*100/[.F4])" office:value-type="float" office:value="0" calcext:value-type="float">
            <text:p>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04" table:number-columns-repeated="1010"/>
        </table:table-row>
        <table:table-row table:style-name="ro3">
          <table:table-cell table:style-name="ce229"/>
          <table:table-cell table:style-name="ce62"/>
          <table:table-cell table:style-name="ce229" table:number-columns-repeated="12"/>
          <table:table-cell table:style-name="ce30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22H00M00S" calcext:value-type="time">
            <text:p>22:00</text:p>
          </table:table-cell>
          <table:table-cell table:style-name="ce237" table:formula="of:=SUM([.A8:.A19])" office:value-type="float" office:value="0" calcext:value-type="float" table:number-columns-spanned="5" table:number-rows-spanned="1">
            <text:p>0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29"/>
          <table:covered-table-cell table:style-name="ce304"/>
          <table:table-cell table:style-name="ce30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04"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04"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snack.C9" table:end-x="52.28mm" table:end-y="7mm" draw:z-index="0" draw:name="Ausklappen 45" draw:style-name="gr4" draw:text-style-name="P3" svg:width="51.68mm" svg:height="7mm" svg:x="0.62mm" svg:y="0mm" draw:control="control56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snack.C10" table:end-x="52.28mm" table:end-y="7mm" draw:z-index="1" draw:name="Ausklappen 45" draw:style-name="gr4" draw:text-style-name="P3" svg:width="51.68mm" svg:height="6.4mm" svg:x="0.62mm" svg:y="0.62mm" draw:control="control57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snack.C11" table:end-x="52.28mm" table:end-y="7.01mm" draw:z-index="2" draw:name="Ausklappen 45" draw:style-name="gr4" draw:text-style-name="P3" svg:width="51.68mm" svg:height="6.4mm" svg:x="0.62mm" svg:y="0.62mm" draw:control="control58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snack.C12" table:end-x="52.28mm" table:end-y="7mm" draw:z-index="3" draw:name="Ausklappen 45" draw:style-name="gr4" draw:text-style-name="P3" svg:width="51.68mm" svg:height="7mm" svg:x="0.62mm" svg:y="0mm" draw:control="control59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snack.C13" table:end-x="52.28mm" table:end-y="7mm" draw:z-index="4" draw:name="Ausklappen 45" draw:style-name="gr4" draw:text-style-name="P3" svg:width="51.68mm" svg:height="7mm" svg:x="0.62mm" svg:y="0mm" draw:control="control60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snack.C14" table:end-x="52.28mm" table:end-y="7mm" draw:z-index="5" draw:name="Ausklappen 45" draw:style-name="gr4" draw:text-style-name="P3" svg:width="51.68mm" svg:height="6.4mm" svg:x="0.62mm" svg:y="0.62mm" draw:control="control61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snack.C15" table:end-x="52.28mm" table:end-y="7.01mm" draw:z-index="6" draw:name="Ausklappen 45" draw:style-name="gr4" draw:text-style-name="P3" svg:width="51.68mm" svg:height="6.4mm" svg:x="0.62mm" svg:y="0.62mm" draw:control="control62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snack.C16" table:end-x="52.28mm" table:end-y="7mm" draw:z-index="7" draw:name="Ausklappen 45" draw:style-name="gr4" draw:text-style-name="P3" svg:width="51.68mm" svg:height="7mm" svg:x="0.62mm" svg:y="0mm" draw:control="control63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snack.C17" table:end-x="52.28mm" table:end-y="7mm" draw:z-index="8" draw:name="Ausklappen 45" draw:style-name="gr4" draw:text-style-name="P3" svg:width="51.68mm" svg:height="7mm" svg:x="0.62mm" svg:y="0mm" draw:control="control64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8])" office:value-type="float" office:value="0" calcext:value-type="float">
            <text:p>0</text:p>
            <draw:control table:end-cell-address="snack.C18" table:end-x="52.28mm" table:end-y="7mm" draw:z-index="9" draw:name="Ausklappen 45" draw:style-name="gr4" draw:text-style-name="P3" svg:width="51.68mm" svg:height="6.4mm" svg:x="0.62mm" svg:y="0.62mm" draw:control="control65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75];[.$B18])" office:value-type="float" office:value="0" calcext:value-type="float">
            <text:p>0,0</text:p>
          </table:table-cell>
          <table:table-cell table:style-name="ce15" table:formula="of:=INDEX([$'Essens-Werte'.$F$1:$'Essens-Werte'.$F$575];[.$B18])" office:value-type="float" office:value="0" calcext:value-type="float">
            <text:p>0,0</text:p>
          </table:table-cell>
          <table:table-cell table:style-name="ce15" table:formula="of:=INDEX([$'Essens-Werte'.$D$1:$'Essens-Werte'.$D$575];[.$B18])" office:value-type="float" office:value="0" calcext:value-type="float">
            <text:p>0,0</text:p>
          </table:table-cell>
          <table:table-cell table:style-name="ce15" table:formula="of:=INDEX([$'Essens-Werte'.$E$1:$'Essens-Werte'.$E$575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9])" office:value-type="float" office:value="0" calcext:value-type="float">
            <text:p>0</text:p>
            <draw:control table:end-cell-address="snack.C19" table:end-x="52.28mm" table:end-y="7.01mm" draw:z-index="10" draw:name="Ausklappen 45" draw:style-name="gr4" draw:text-style-name="P3" svg:width="51.68mm" svg:height="6.4mm" svg:x="0.62mm" svg:y="0.62mm" draw:control="control66"/>
          </table:table-cell>
          <table:table-cell table:style-name="ce8" table:formula="of:=[.I19]*[.$A19]/100" office:value-type="float" office:value="0" calcext:value-type="float">
            <text:p>0,0</text:p>
          </table:table-cell>
          <table:table-cell table:style-name="ce8" table:formula="of:=[.J19]*[.$A19]/100" office:value-type="float" office:value="0" calcext:value-type="float">
            <text:p>0,0</text:p>
          </table:table-cell>
          <table:table-cell table:style-name="ce8" table:formula="of:=[.K19]*[.$A19]/100" office:value-type="float" office:value="0" calcext:value-type="float">
            <text:p>0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0" calcext:value-type="float">
            <text:p>0,0</text:p>
          </table:table-cell>
          <table:table-cell table:style-name="ce15" table:formula="of:=INDEX([$'Essens-Werte'.$C$1:$'Essens-Werte'.$C$575];[.$B19])" office:value-type="float" office:value="0" calcext:value-type="float">
            <text:p>0,0</text:p>
          </table:table-cell>
          <table:table-cell table:style-name="ce15" table:formula="of:=INDEX([$'Essens-Werte'.$F$1:$'Essens-Werte'.$F$575];[.$B19])" office:value-type="float" office:value="0" calcext:value-type="float">
            <text:p>0,0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0" calcext:value-type="float">
            <text:p>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a" table:style-name="ta2" table:print-ranges="extra.A1:extra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unnamed0" form:control-implementation="ooo:com.sun.star.form.component.ListBox" xml:id="control67" form:id="control67" form:dropdown="true" form:printable="false" form:size="15" form:input-required="false" form:bound-column="1" form:linked-cell="extra.B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1" form:control-implementation="ooo:com.sun.star.form.component.ListBox" xml:id="control68" form:id="control68" form:dropdown="true" form:printable="false" form:size="15" form:input-required="false" form:bound-column="1" form:linked-cell="extra.B10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2" form:control-implementation="ooo:com.sun.star.form.component.ListBox" xml:id="control69" form:id="control69" form:dropdown="true" form:printable="false" form:size="15" form:input-required="false" form:bound-column="1" form:linked-cell="extra.B11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3" form:control-implementation="ooo:com.sun.star.form.component.ListBox" xml:id="control70" form:id="control70" form:dropdown="true" form:printable="false" form:size="15" form:input-required="false" form:bound-column="1" form:linked-cell="extra.B12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4" form:control-implementation="ooo:com.sun.star.form.component.ListBox" xml:id="control71" form:id="control71" form:dropdown="true" form:printable="false" form:size="15" form:input-required="false" form:bound-column="1" form:linked-cell="extra.B13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5" form:control-implementation="ooo:com.sun.star.form.component.ListBox" xml:id="control72" form:id="control72" form:dropdown="true" form:printable="false" form:size="15" form:input-required="false" form:bound-column="1" form:linked-cell="extra.B14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6" form:control-implementation="ooo:com.sun.star.form.component.ListBox" xml:id="control73" form:id="control73" form:dropdown="true" form:printable="false" form:size="15" form:input-required="false" form:bound-column="1" form:linked-cell="extra.B15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7" form:control-implementation="ooo:com.sun.star.form.component.ListBox" xml:id="control74" form:id="control74" form:dropdown="true" form:printable="false" form:size="15" form:input-required="false" form:bound-column="1" form:linked-cell="extra.B16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8" form:control-implementation="ooo:com.sun.star.form.component.ListBox" xml:id="control75" form:id="control75" form:dropdown="true" form:printable="false" form:size="15" form:input-required="false" form:bound-column="1" form:linked-cell="extra.B17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9" form:control-implementation="ooo:com.sun.star.form.component.ListBox" xml:id="control76" form:id="control76" form:dropdown="true" form:printable="false" form:size="15" form:input-required="false" form:bound-column="1" form:linked-cell="extra.B18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77" form:id="control77" form:dropdown="true" form:printable="false" form:size="15" form:input-required="false" form:bound-column="1" form:linked-cell="extra.B19" form:list-linkage-type="selection-indexes" form:source-cell-range="'Essens-Werte'.B1:'Essens-Werte'.B773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2" svg:width="208.27mm" svg:height="43.16mm" svg:x="0.27mm" svg:y="118.46mm">
            <draw:text-box>
              <text:p/>
            </draw:text-box>
          </draw:frame>
          <draw:frame draw:z-index="12" draw:style-name="gr3" draw:text-style-name="P2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29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3" calcext:value-type="float">
            <text:p>23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77" calcext:value-type="float">
            <text:p>77</text:p>
          </table:table-cell>
          <table:table-cell table:style-name="ce249" table:formula="of:=[.G2]*100/[.F2]" office:value-type="float" office:value="34.7826086956522" calcext:value-type="float">
            <text:p>35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92" calcext:value-type="float">
            <text:p>1,92</text:p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0" calcext:value-type="float">
            <text:p>0,0</text:p>
          </table:table-cell>
          <table:table-cell table:style-name="ce11" table:formula="of:=SUM([.E8:.E19])" office:value-type="float" office:value="0" calcext:value-type="float">
            <text:p>0,0</text:p>
          </table:table-cell>
          <table:table-cell table:style-name="ce11" table:formula="of:=SUM([.F8:.F19])" office:value-type="float" office:value="0" calcext:value-type="float">
            <text:p>0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0" calcext:value-type="float">
            <text:p>0</text:p>
          </table:table-cell>
          <table:table-cell table:style-name="ce249" table:formula="of:=IF([.F3]=0;0;[.G3]*100/[.F3])" office:value-type="float" office:value="0" calcext:value-type="float">
            <text:p>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04" table:number-columns-repeated="1008"/>
        </table:table-row>
        <table:table-row table:style-name="ro3">
          <table:table-cell table:style-name="ce229"/>
          <table:table-cell table:style-name="ce62"/>
          <table:table-cell table:style-name="ce229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0" calcext:value-type="float">
            <text:p>0,0</text:p>
          </table:table-cell>
          <table:table-cell table:style-name="ce213" table:formula="of:=IF([.$D$6]=0;0;([.F3]*100)/[.$D$6])" office:value-type="float" office:value="0" calcext:value-type="float">
            <text:p>0,0</text:p>
          </table:table-cell>
          <table:table-cell table:style-name="ce213" table:formula="of:=IF([.$D$6]=0;0;([.G3]*100)/[.$D$6])" office:value-type="float" office:value="0" calcext:value-type="float">
            <text:p>0,0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0" calcext:value-type="float">
            <text:p>0</text:p>
          </table:table-cell>
          <table:table-cell table:style-name="ce250" table:formula="of:=IF([.F4]=0;0;[.G4]*100/[.F4])" office:value-type="float" office:value="0" calcext:value-type="float">
            <text:p>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04" table:number-columns-repeated="1010"/>
        </table:table-row>
        <table:table-row table:style-name="ro3">
          <table:table-cell table:style-name="ce229"/>
          <table:table-cell table:style-name="ce62"/>
          <table:table-cell table:style-name="ce229" table:number-columns-repeated="12"/>
          <table:table-cell table:style-name="ce30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8H00M00S" calcext:value-type="time">
            <text:p>18:00</text:p>
          </table:table-cell>
          <table:table-cell table:style-name="ce237" table:formula="of:=SUM([.A8:.A19])" office:value-type="float" office:value="0" calcext:value-type="float" table:number-columns-spanned="5" table:number-rows-spanned="1">
            <text:p>0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29"/>
          <table:covered-table-cell table:style-name="ce304"/>
          <table:table-cell table:style-name="ce30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04"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04"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9])" office:value-type="float" office:value="0" calcext:value-type="float">
            <text:p>0</text:p>
            <draw:control table:end-cell-address="extra.C9" table:end-x="52.28mm" table:end-y="7mm" draw:z-index="0" draw:name="Ausklappen 45" draw:style-name="gr4" draw:text-style-name="P3" svg:width="51.68mm" svg:height="7mm" svg:x="0.62mm" svg:y="0mm" draw:control="control67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75];[.$B9])" office:value-type="float" office:value="0" calcext:value-type="float">
            <text:p>0,0</text:p>
          </table:table-cell>
          <table:table-cell table:style-name="ce15" table:formula="of:=INDEX([$'Essens-Werte'.$F$1:$'Essens-Werte'.$F$575];[.$B9])" office:value-type="float" office:value="0" calcext:value-type="float">
            <text:p>0,0</text:p>
          </table:table-cell>
          <table:table-cell table:style-name="ce15" table:formula="of:=INDEX([$'Essens-Werte'.$D$1:$'Essens-Werte'.$D$575];[.$B9])" office:value-type="float" office:value="0" calcext:value-type="float">
            <text:p>0,0</text:p>
          </table:table-cell>
          <table:table-cell table:style-name="ce15" table:formula="of:=INDEX([$'Essens-Werte'.$E$1:$'Essens-Werte'.$E$575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0])" office:value-type="float" office:value="0" calcext:value-type="float">
            <text:p>0</text:p>
            <draw:control table:end-cell-address="extra.C10" table:end-x="52.28mm" table:end-y="7mm" draw:z-index="1" draw:name="Ausklappen 45" draw:style-name="gr4" draw:text-style-name="P3" svg:width="51.68mm" svg:height="6.4mm" svg:x="0.62mm" svg:y="0.62mm" draw:control="control68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75];[.$B10])" office:value-type="float" office:value="0" calcext:value-type="float">
            <text:p>0,0</text:p>
          </table:table-cell>
          <table:table-cell table:style-name="ce15" table:formula="of:=INDEX([$'Essens-Werte'.$F$1:$'Essens-Werte'.$F$575];[.$B10])" office:value-type="float" office:value="0" calcext:value-type="float">
            <text:p>0,0</text:p>
          </table:table-cell>
          <table:table-cell table:style-name="ce15" table:formula="of:=INDEX([$'Essens-Werte'.$D$1:$'Essens-Werte'.$D$575];[.$B10])" office:value-type="float" office:value="0" calcext:value-type="float">
            <text:p>0,0</text:p>
          </table:table-cell>
          <table:table-cell table:style-name="ce15" table:formula="of:=INDEX([$'Essens-Werte'.$E$1:$'Essens-Werte'.$E$575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1])" office:value-type="float" office:value="0" calcext:value-type="float">
            <text:p>0</text:p>
            <draw:control table:end-cell-address="extra.C11" table:end-x="52.28mm" table:end-y="7.01mm" draw:z-index="2" draw:name="Ausklappen 45" draw:style-name="gr4" draw:text-style-name="P3" svg:width="51.68mm" svg:height="6.4mm" svg:x="0.62mm" svg:y="0.62mm" draw:control="control69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75];[.$B11])" office:value-type="float" office:value="0" calcext:value-type="float">
            <text:p>0,0</text:p>
          </table:table-cell>
          <table:table-cell table:style-name="ce15" table:formula="of:=INDEX([$'Essens-Werte'.$F$1:$'Essens-Werte'.$F$575];[.$B11])" office:value-type="float" office:value="0" calcext:value-type="float">
            <text:p>0,0</text:p>
          </table:table-cell>
          <table:table-cell table:style-name="ce15" table:formula="of:=INDEX([$'Essens-Werte'.$D$1:$'Essens-Werte'.$D$575];[.$B11])" office:value-type="float" office:value="0" calcext:value-type="float">
            <text:p>0,0</text:p>
          </table:table-cell>
          <table:table-cell table:style-name="ce15" table:formula="of:=INDEX([$'Essens-Werte'.$E$1:$'Essens-Werte'.$E$575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2])" office:value-type="float" office:value="0" calcext:value-type="float">
            <text:p>0</text:p>
            <draw:control table:end-cell-address="extra.C12" table:end-x="52.28mm" table:end-y="7mm" draw:z-index="3" draw:name="Ausklappen 45" draw:style-name="gr4" draw:text-style-name="P3" svg:width="51.68mm" svg:height="7mm" svg:x="0.62mm" svg:y="0mm" draw:control="control70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75];[.$B12])" office:value-type="float" office:value="0" calcext:value-type="float">
            <text:p>0,0</text:p>
          </table:table-cell>
          <table:table-cell table:style-name="ce15" table:formula="of:=INDEX([$'Essens-Werte'.$F$1:$'Essens-Werte'.$F$575];[.$B12])" office:value-type="float" office:value="0" calcext:value-type="float">
            <text:p>0,0</text:p>
          </table:table-cell>
          <table:table-cell table:style-name="ce15" table:formula="of:=INDEX([$'Essens-Werte'.$D$1:$'Essens-Werte'.$D$575];[.$B12])" office:value-type="float" office:value="0" calcext:value-type="float">
            <text:p>0,0</text:p>
          </table:table-cell>
          <table:table-cell table:style-name="ce15" table:formula="of:=INDEX([$'Essens-Werte'.$E$1:$'Essens-Werte'.$E$575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3])" office:value-type="float" office:value="0" calcext:value-type="float">
            <text:p>0</text:p>
            <draw:control table:end-cell-address="extra.C13" table:end-x="52.28mm" table:end-y="7mm" draw:z-index="4" draw:name="Ausklappen 45" draw:style-name="gr4" draw:text-style-name="P3" svg:width="51.68mm" svg:height="7mm" svg:x="0.62mm" svg:y="0mm" draw:control="control71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75];[.$B13])" office:value-type="float" office:value="0" calcext:value-type="float">
            <text:p>0,0</text:p>
          </table:table-cell>
          <table:table-cell table:style-name="ce15" table:formula="of:=INDEX([$'Essens-Werte'.$F$1:$'Essens-Werte'.$F$575];[.$B13])" office:value-type="float" office:value="0" calcext:value-type="float">
            <text:p>0,0</text:p>
          </table:table-cell>
          <table:table-cell table:style-name="ce15" table:formula="of:=INDEX([$'Essens-Werte'.$D$1:$'Essens-Werte'.$D$575];[.$B13])" office:value-type="float" office:value="0" calcext:value-type="float">
            <text:p>0,0</text:p>
          </table:table-cell>
          <table:table-cell table:style-name="ce15" table:formula="of:=INDEX([$'Essens-Werte'.$E$1:$'Essens-Werte'.$E$575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4])" office:value-type="float" office:value="0" calcext:value-type="float">
            <text:p>0</text:p>
            <draw:control table:end-cell-address="extra.C14" table:end-x="52.28mm" table:end-y="7mm" draw:z-index="5" draw:name="Ausklappen 45" draw:style-name="gr4" draw:text-style-name="P3" svg:width="51.68mm" svg:height="6.4mm" svg:x="0.62mm" svg:y="0.62mm" draw:control="control72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75];[.$B14])" office:value-type="float" office:value="0" calcext:value-type="float">
            <text:p>0,0</text:p>
          </table:table-cell>
          <table:table-cell table:style-name="ce15" table:formula="of:=INDEX([$'Essens-Werte'.$F$1:$'Essens-Werte'.$F$575];[.$B14])" office:value-type="float" office:value="0" calcext:value-type="float">
            <text:p>0,0</text:p>
          </table:table-cell>
          <table:table-cell table:style-name="ce15" table:formula="of:=INDEX([$'Essens-Werte'.$D$1:$'Essens-Werte'.$D$575];[.$B14])" office:value-type="float" office:value="0" calcext:value-type="float">
            <text:p>0,0</text:p>
          </table:table-cell>
          <table:table-cell table:style-name="ce15" table:formula="of:=INDEX([$'Essens-Werte'.$E$1:$'Essens-Werte'.$E$575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5])" office:value-type="float" office:value="0" calcext:value-type="float">
            <text:p>0</text:p>
            <draw:control table:end-cell-address="extra.C15" table:end-x="52.28mm" table:end-y="7.01mm" draw:z-index="6" draw:name="Ausklappen 45" draw:style-name="gr4" draw:text-style-name="P3" svg:width="51.68mm" svg:height="6.4mm" svg:x="0.62mm" svg:y="0.62mm" draw:control="control73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75];[.$B15])" office:value-type="float" office:value="0" calcext:value-type="float">
            <text:p>0,0</text:p>
          </table:table-cell>
          <table:table-cell table:style-name="ce15" table:formula="of:=INDEX([$'Essens-Werte'.$F$1:$'Essens-Werte'.$F$575];[.$B15])" office:value-type="float" office:value="0" calcext:value-type="float">
            <text:p>0,0</text:p>
          </table:table-cell>
          <table:table-cell table:style-name="ce15" table:formula="of:=INDEX([$'Essens-Werte'.$D$1:$'Essens-Werte'.$D$575];[.$B15])" office:value-type="float" office:value="0" calcext:value-type="float">
            <text:p>0,0</text:p>
          </table:table-cell>
          <table:table-cell table:style-name="ce15" table:formula="of:=INDEX([$'Essens-Werte'.$E$1:$'Essens-Werte'.$E$575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6])" office:value-type="float" office:value="0" calcext:value-type="float">
            <text:p>0</text:p>
            <draw:control table:end-cell-address="extra.C16" table:end-x="52.28mm" table:end-y="7mm" draw:z-index="7" draw:name="Ausklappen 45" draw:style-name="gr4" draw:text-style-name="P3" svg:width="51.68mm" svg:height="7mm" svg:x="0.62mm" svg:y="0mm" draw:control="control74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75];[.$B16])" office:value-type="float" office:value="0" calcext:value-type="float">
            <text:p>0,0</text:p>
          </table:table-cell>
          <table:table-cell table:style-name="ce15" table:formula="of:=INDEX([$'Essens-Werte'.$F$1:$'Essens-Werte'.$F$575];[.$B16])" office:value-type="float" office:value="0" calcext:value-type="float">
            <text:p>0,0</text:p>
          </table:table-cell>
          <table:table-cell table:style-name="ce15" table:formula="of:=INDEX([$'Essens-Werte'.$D$1:$'Essens-Werte'.$D$575];[.$B16])" office:value-type="float" office:value="0" calcext:value-type="float">
            <text:p>0,0</text:p>
          </table:table-cell>
          <table:table-cell table:style-name="ce15" table:formula="of:=INDEX([$'Essens-Werte'.$E$1:$'Essens-Werte'.$E$575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7])" office:value-type="float" office:value="0" calcext:value-type="float">
            <text:p>0</text:p>
            <draw:control table:end-cell-address="extra.C17" table:end-x="52.28mm" table:end-y="7mm" draw:z-index="8" draw:name="Ausklappen 45" draw:style-name="gr4" draw:text-style-name="P3" svg:width="51.68mm" svg:height="7mm" svg:x="0.62mm" svg:y="0mm" draw:control="control75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75];[.$B17])" office:value-type="float" office:value="0" calcext:value-type="float">
            <text:p>0,0</text:p>
          </table:table-cell>
          <table:table-cell table:style-name="ce15" table:formula="of:=INDEX([$'Essens-Werte'.$F$1:$'Essens-Werte'.$F$575];[.$B17])" office:value-type="float" office:value="0" calcext:value-type="float">
            <text:p>0,0</text:p>
          </table:table-cell>
          <table:table-cell table:style-name="ce15" table:formula="of:=INDEX([$'Essens-Werte'.$D$1:$'Essens-Werte'.$D$575];[.$B17])" office:value-type="float" office:value="0" calcext:value-type="float">
            <text:p>0,0</text:p>
          </table:table-cell>
          <table:table-cell table:style-name="ce15" table:formula="of:=INDEX([$'Essens-Werte'.$E$1:$'Essens-Werte'.$E$575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8])" office:value-type="float" office:value="0" calcext:value-type="float">
            <text:p>0</text:p>
            <draw:control table:end-cell-address="extra.C18" table:end-x="52.28mm" table:end-y="7mm" draw:z-index="9" draw:name="Ausklappen 45" draw:style-name="gr4" draw:text-style-name="P3" svg:width="51.68mm" svg:height="6.4mm" svg:x="0.62mm" svg:y="0.62mm" draw:control="control76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75];[.$B18])" office:value-type="float" office:value="0" calcext:value-type="float">
            <text:p>0,0</text:p>
          </table:table-cell>
          <table:table-cell table:style-name="ce15" table:formula="of:=INDEX([$'Essens-Werte'.$F$1:$'Essens-Werte'.$F$575];[.$B18])" office:value-type="float" office:value="0" calcext:value-type="float">
            <text:p>0,0</text:p>
          </table:table-cell>
          <table:table-cell table:style-name="ce15" table:formula="of:=INDEX([$'Essens-Werte'.$D$1:$'Essens-Werte'.$D$575];[.$B18])" office:value-type="float" office:value="0" calcext:value-type="float">
            <text:p>0,0</text:p>
          </table:table-cell>
          <table:table-cell table:style-name="ce15" table:formula="of:=INDEX([$'Essens-Werte'.$E$1:$'Essens-Werte'.$E$575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75];[.$B19])" office:value-type="float" office:value="0" calcext:value-type="float">
            <text:p>0</text:p>
            <draw:control table:end-cell-address="extra.C19" table:end-x="52.28mm" table:end-y="7.01mm" draw:z-index="10" draw:name="Ausklappen 45" draw:style-name="gr4" draw:text-style-name="P3" svg:width="51.68mm" svg:height="6.4mm" svg:x="0.62mm" svg:y="0.62mm" draw:control="control77"/>
          </table:table-cell>
          <table:table-cell table:style-name="ce8" table:formula="of:=[.I19]*[.$A19]/100" office:value-type="float" office:value="0" calcext:value-type="float">
            <text:p>0,0</text:p>
          </table:table-cell>
          <table:table-cell table:style-name="ce8" table:formula="of:=[.J19]*[.$A19]/100" office:value-type="float" office:value="0" calcext:value-type="float">
            <text:p>0,0</text:p>
          </table:table-cell>
          <table:table-cell table:style-name="ce8" table:formula="of:=[.K19]*[.$A19]/100" office:value-type="float" office:value="0" calcext:value-type="float">
            <text:p>0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0" calcext:value-type="float">
            <text:p>0,0</text:p>
          </table:table-cell>
          <table:table-cell table:style-name="ce15" table:formula="of:=INDEX([$'Essens-Werte'.$C$1:$'Essens-Werte'.$C$575];[.$B19])" office:value-type="float" office:value="0" calcext:value-type="float">
            <text:p>0,0</text:p>
          </table:table-cell>
          <table:table-cell table:style-name="ce15" table:formula="of:=INDEX([$'Essens-Werte'.$F$1:$'Essens-Werte'.$F$575];[.$B19])" office:value-type="float" office:value="0" calcext:value-type="float">
            <text:p>0,0</text:p>
          </table:table-cell>
          <table:table-cell table:style-name="ce15" table:formula="of:=INDEX([$'Essens-Werte'.$D$1:$'Essens-Werte'.$D$575];[.$B19])" office:value-type="float" office:value="0" calcext:value-type="float">
            <text:p>0,0</text:p>
          </table:table-cell>
          <table:table-cell table:style-name="ce15" table:formula="of:=INDEX([$'Essens-Werte'.$E$1:$'Essens-Werte'.$E$575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0" calcext:value-type="float">
            <text:p>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pyright" table:style-name="ta3" table:protected="true" table:protection-key="q+BZEQnH8YRqKUjXFyJwH+1mJO0=" table:protection-key-digest-algorithm="http://www.w3.org/2000/09/xmldsig#sha1">
        <loext:table-protection/>
        <table:table-column table:style-name="co15" table:number-columns-repeated="11" table:default-cell-style-name="Default"/>
        <table:table-row table:style-name="ro3">
          <table:table-cell table:style-name="ce364" office:value-type="string" calcext:value-type="string" table:number-columns-spanned="11" table:number-rows-spanned="2">
            <text:p>Dieses Dokument ist veröffentlicht unter der Lizenz GPL v3</text:p>
          </table:table-cell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2"/>
          <table:table-cell table:style-name="ce152" office:value-type="string" calcext:value-type="string" table:number-columns-spanned="8" table:number-rows-spanned="1">
            <text:p><text:a xlink:href="https://www.gnu.org/licenses/gpl-3.0.de.html" xlink:type="simple">https://www.gnu.org/licenses/gpl-3.0.de.html</text:a></text:p>
          </table:table-cell>
          <table:covered-table-cell table:number-columns-repeated="7"/>
          <table:table-cell/>
        </table:table-row>
        <table:table-row table:style-name="ro3">
          <table:table-cell table:number-columns-repeated="2"/>
          <table:table-cell table:style-name="ce152"/>
          <table:table-cell table:number-columns-repeated="8"/>
        </table:table-row>
        <table:table-row table:style-name="ro3">
          <table:table-cell table:style-name="ce365" office:value-type="string" calcext:value-type="string" table:number-columns-spanned="11" table:number-rows-spanned="2">
            <text:p>Autor: Sarah Mischke &lt;<text:a xlink:href="mailto:sarah@spooky-online.de" xlink:type="simple">sarah@spooky-online.de</text:a>&gt;</text:p>
          </table:table-cell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152" table:number-columns-spanned="11" table:number-rows-spanned="2"/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152" table:number-columns-spanned="11" table:number-rows-spanned="2"/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152" table:number-columns-spanned="11" table:number-rows-spanned="2"/>
          <table:covered-table-cell table:number-columns-repeated="10"/>
        </table:table-row>
        <table:table-row table:style-name="ro3">
          <table:covered-table-cell table:number-columns-repeated="11"/>
        </table:table-row>
      </table:table>
      <table:named-expressions/>
      <table:database-ranges>
        <table:database-range table:name="__Anonymous_Sheet_DB__1" table:target-range-address="'Essens-Werte'.B109:'Essens-Werte'.F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 number:title="Benutzerdefiniert">
      <number:number number:decimal-places="1" loext:min-decimal-places="1" number:min-integer-digits="1"/>
    </number:number-style>
    <number:number-style style:name="N110">
      <number:number number:decimal-places="0" loext:min-decimal-places="0" number:min-integer-digits="1"/>
      <number:text> g</number:text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DM</number:text>
    </number:number-style>
    <number:number-style style:name="N13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DM</number:text>
    </number:number-style>
    <number:number-style style:name="N141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6P2" style:volatile="true">
      <loext:text> </loext:text>
      <loext:fill-character> </loext:fill-character>
      <number:text>- DM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0P2" style:volatile="true">
      <loext:text> </loext:text>
      <loext:fill-character> </loext:fill-character>
      <number:text>- 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  <number:text>g</number:text>
    </number:number-style>
    <number:number-style style:name="N182">
      <number:number number:decimal-places="0" loext:min-decimal-places="0" number:min-integer-digits="1"/>
      <number:text>g</number:text>
    </number:number-style>
    <number:number-style style:name="N183">
      <number:text>%</number:text>
    </number:number-style>
    <number:percentage-style style:name="N184">
      <number:number number:decimal-places="2" loext:min-decimal-places="2" number:min-integer-digits="0"/>
      <number:text>%</number:text>
    </number:percentage-style>
    <number:number-style style:name="N185">
      <number:number number:decimal-places="0" loext:min-decimal-places="0" number:min-integer-digits="1"/>
      <number:text>, </number:text>
    </number:number-style>
    <number:number-style style:name="N186">
      <number:text>(</number:text>
      <number:number number:decimal-places="1" loext:min-decimal-places="1" number:min-integer-digits="1"/>
      <number:text>)</number:text>
    </number:number-style>
    <number:number-style style:name="N187">
      <number:number number:decimal-places="1" loext:min-decimal-places="1" number:min-integer-digits="1"/>
      <number:text> g</number:text>
    </number:number-style>
    <number:number-style style:name="N188">
      <number:number number:decimal-places="1" loext:min-decimal-places="1" number:min-integer-digits="1"/>
      <number:text>G</number:text>
    </number:number-style>
    <number:number-style style:name="N189">
      <number:number number:decimal-places="1" loext:min-decimal-places="1" number:min-integer-digits="1"/>
      <number:text>kg</number:text>
    </number:number-style>
    <number:number-style style:name="N190">
      <number:number number:decimal-places="0" loext:min-decimal-places="0" number:min-integer-digits="1"/>
      <number:text>cal</number:text>
    </number:number-style>
    <number:number-style style:name="N191">
      <number:number number:decimal-places="0" loext:min-decimal-places="0" number:min-integer-digits="1"/>
      <number:text>cc</number:text>
    </number:number-style>
    <number:number-style style:name="N192">
      <number:number number:decimal-places="2" loext:min-decimal-places="2" number:min-integer-digits="1"/>
      <number:text>g</number:text>
    </number:number-style>
    <number:number-style style:name="N193">
      <number:number number:decimal-places="0" loext:min-decimal-places="0" number:min-integer-digits="1"/>
      <number:text>G</number:text>
    </number:number-style>
    <number:number-style style:name="N194">
      <number:number number:decimal-places="0" loext:min-decimal-places="0" number:min-integer-digits="1"/>
      <number:text>,</number:text>
    </number:number-style>
    <number:number-style style:name="N195">
      <number:number number:decimal-places="0" loext:min-decimal-places="0" number:min-integer-digits="5"/>
    </number:number-style>
    <number:number-style style:name="N196P0" style:volatile="true">
      <number:number number:decimal-places="1" loext:min-decimal-places="1" number:min-integer-digits="1"/>
    </number:number-style>
    <number:number-style style:name="N196">
      <style:text-properties fo:color="#ff0000"/>
      <number:text>-</number:text>
      <number:number number:decimal-places="1" loext:min-decimal-places="1" number:min-integer-digits="1"/>
      <style:map style:condition="value()&gt;=0" style:apply-style-name="N196P0"/>
    </number:number-style>
    <number:number-style style:name="N197P0" style:volatile="true">
      <number:number number:decimal-places="2" loext:min-decimal-places="2" number:min-integer-digits="1"/>
    </number:number-style>
    <number:number-style style:name="N197">
      <style:text-properties fo:color="#ff0000"/>
      <number:text>-</number:text>
      <number:number number:decimal-places="2" loext:min-decimal-places="2" number:min-integer-digits="1"/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/>
    </number:number-style>
    <number:number-style style:name="N198">
      <style:text-properties fo:color="#ff0000"/>
      <number:text>-</number:text>
      <number:number number:decimal-places="0" loext:min-decimal-places="0" number:min-integer-digits="1"/>
      <style:map style:condition="value()&gt;=0" style:apply-style-name="N198P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file-name text:display="name-and-extension">???</text:file-name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 style:data-style-name="N2" text:time-value="12:34:13.8265130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0:37:41.684053532</meta:creation-date>
    <meta:editing-duration>P1DT21H3M</meta:editing-duration>
    <meta:editing-cycles>385</meta:editing-cycles>
    <meta:generator>LibreOffice/6.2.2.1$Linux_X86_64 LibreOffice_project/20$Build-1</meta:generator>
    <dc:date>2019-03-22T12:35:14.235160333</dc:date>
    <meta:document-statistic meta:table-count="10" meta:cell-count="4291"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9" number:title="Benutzerdefiniert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minimum="0" chart:maximum="4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" chart:maximum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37cm" svg:height="5.074cm" xlink:href=".." xlink:type="simple" chart:class="chart:bar" chart:style-name="ch1">
        <chart:legend chart:legend-position="end" svg:x="6.858cm" svg:y="1.989cm" style:legend-expansion="high" chart:style-name="ch2"/>
        <chart:plot-area chart:style-name="ch3" table:cell-range-address="Vorgaben.I6:Vorgaben.J11 Vorgaben.I5:Vorgaben.J5 Vorgaben.R5:Vorgaben.R11" chart:data-source-has-labels="both" svg:x="0.194cm" svg:y="0.101cm" svg:width="6.47cm" svg:height="4.872cm">
          <chartooo:coordinate-region svg:x="1.292cm" svg:y="0.3cm" svg:width="4.644cm" svg:height="3.518cm"/>
          <chart:axis chart:dimension="x" chart:name="primary-x" chart:style-name="ch4" chartooo:axis-type="auto">
            <chartooo:date-scale/>
            <chart:categories table:cell-range-address="Vorgaben.I6:Vorgaben.I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Vorgaben.J6:Vorgaben.J11" chart:label-cell-address="Vorgaben.J5:Vorgaben.J5" chart:class="chart:bar">
            <chart:data-point chart:repeated="6"/>
          </chart:series>
          <chart:series chart:attached-axis="secondary-y" chart:style-name="ch9" chart:values-cell-range-address="Vorgaben.R6:Vorgaben.R11" chart:label-cell-address="Vorgaben.R5:Vorgaben.R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al</text:p>
                <draw:g>
                  <svg:desc>Vorgaben.J5:Vorgaben.J5</svg:desc>
                </draw:g>
              </table:table-cell>
              <table:table-cell office:value-type="string">
                <text:p>Verhältnis</text:p>
                <draw:g>
                  <svg:desc>Vorgaben.R5:Vorgaben.R5</svg:desc>
                </draw:g>
              </table:table-cell>
            </table:table-row>
          </table:table-header-rows>
          <table:table-rows>
            <table:table-row>
              <table:table-cell office:value-type="float" office:value="0.3125">
                <text:p>0.3125</text:p>
                <draw:g>
                  <svg:desc>Vorgaben.I6:Vorgaben.I11</svg:desc>
                </draw:g>
              </table:table-cell>
              <table:table-cell office:value-type="float" office:value="83.007">
                <text:p>83.007</text:p>
                <draw:g>
                  <svg:desc>Vorgaben.J6:Vorgaben.J11</svg:desc>
                </draw:g>
              </table:table-cell>
              <table:table-cell office:value-type="float" office:value="NaN">
                <text:p>NaN</text:p>
                <draw:g>
                  <svg:desc>Vorgaben.R6:Vorgaben.R11</svg:desc>
                </draw:g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41.5035">
                <text:p>41.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01.38525">
                <text:p>101.3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41.5035">
                <text:p>41.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1.5035">
                <text:p>41.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1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4cm" svg:height="6.082cm" xlink:href=".." xlink:type="simple" chart:class="chart:line" chart:style-name="ch1">
        <chart:legend chart:legend-position="end" svg:x="7.142cm" svg:y="2.493cm" style:legend-expansion="high" chart:style-name="ch2"/>
        <chart:plot-area chart:style-name="ch3" table:cell-range-address="Vorgaben.H18:Vorgaben.J24" chart:data-source-has-labels="both" svg:x="0.19cm" svg:y="0.121cm" svg:width="6.762cm" svg:height="5.84cm">
          <chartooo:coordinate-region svg:x="0.811cm" svg:y="0.32cm" svg:width="5.334cm" svg:height="5.442cm"/>
          <chart:axis chart:dimension="x" chart:name="primary-x" chart:style-name="ch4" chartooo:axis-type="auto">
            <chartooo:date-scale/>
            <chart:categories table:cell-range-address="Vorgaben.H19:Vorgaben.H2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Vorgaben.I19:Vorgaben.I24" chart:label-cell-address="Vorgaben.I18:Vorgaben.I18" chart:class="chart:line">
            <chart:data-point chart:repeated="6"/>
          </chart:series>
          <chart:series chart:attached-axis="primary-y" chart:style-name="ch9" chart:values-cell-range-address="Vorgaben.J19:Vorgaben.J24" chart:label-cell-address="Vorgaben.J18:Vorgaben.J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ton</text:p>
                <draw:g>
                  <svg:desc>Vorgaben.I18:Vorgaben.I18</svg:desc>
                </draw:g>
              </table:table-cell>
              <table:table-cell office:value-type="string">
                <text:p>Zucker</text:p>
                <draw:g>
                  <svg:desc>Vorgaben.J18:Vorgaben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Vorgaben.H19:Vorgaben.H24</svg:desc>
                </draw:g>
              </table:table-cell>
              <table:table-cell office:value-type="float" office:value="NaN">
                <text:p>NaN</text:p>
                <draw:g>
                  <svg:desc>Vorgaben.I19:Vorgaben.I24</svg:desc>
                </draw:g>
              </table:table-cell>
              <table:table-cell office:value-type="float" office:value="NaN">
                <text:p>NaN</text:p>
                <draw:g>
                  <svg:desc>Vorgaben.J19:Vorgaben.J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